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Обычный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1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72bf44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c2e0ae"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14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37b70"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15"/>
    <style:style style:name="ce11" style:family="table-cell" style:parent-style-name="Default" style:data-style-name="N116"/>
    <style:style style:name="ce23" style:family="table-cell" style:parent-style-name="Default">
      <style:table-cell-properties fo:background-color="#00b6bd"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59.99mm" svg:height="89.99mm" svg:x="7.53mm" svg:y="264.49mm">
            <draw:object draw:notify-on-update-of-ranges="Sheet1.A7:Sheet1.A56 Sheet1.B5:Sheet1.B5 Sheet1.B7:Sheet1.B56 Sheet1.C5:Sheet1.C5 Sheet1.C7:Sheet1.C56 Sheet1.D5:Sheet1.D5 Sheet1.D7:Sheet1.D56 Sheet1.E5:Sheet1.E5 Sheet1.E7:Sheet1.E56 Sheet1.F5:Sheet1.F5 Sheet1.F7:Sheet1.F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2mm" svg:height="90.05mm" svg:x="1.38mm" svg:y="410.38mm">
            <draw:object draw:notify-on-update-of-ranges="Sheet1.A7:Sheet1.A56 Sheet1.G5:Sheet1.G5 Sheet1.G7:Sheet1.G56 Sheet1.H5:Sheet1.H5 Sheet1.H7:Sheet1.H56 Sheet1.I5:Sheet1.I5 Sheet1.I7:Sheet1.I56 Sheet1.J5:Sheet1.J5 Sheet1.J7:Sheet1.J56 Sheet1.K5:Sheet1.K5 Sheet1.K7:Sheet1.K5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8.82mm" svg:height="121.92mm" svg:x="0.28mm" svg:y="513.43mm">
            <draw:object draw:notify-on-update-of-ranges="Sheet1.A7:Sheet1.A56 Sheet1.L5:Sheet1.L5 Sheet1.L7:Sheet1.L56 Sheet1.M5:Sheet1.M5 Sheet1.M7:Sheet1.M56 Sheet1.N5:Sheet1.N5 Sheet1.N7:Sheet1.N56 Sheet1.O5:Sheet1.O5 Sheet1.O7:Sheet1.O56 Sheet1.P5:Sheet1.P5 Sheet1.P7:Sheet1.P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ce4"/>
        <table:table-column table:style-name="co4" table:number-columns-repeated="5" table:default-cell-style-name="ce7"/>
        <table:table-column table:style-name="co4" table:number-columns-repeated="5" table:default-cell-style-name="ce10"/>
        <table:table-column table:style-name="co4" table:number-columns-repeated="5" table:default-cell-style-name="ce11"/>
        <table:table-row table:style-name="ro3">
          <table:table-cell table:style-name="ce1" office:value-type="string" calcext:value-type="string">
            <text:p>λср</text:p>
          </table:table-cell>
          <table:table-cell table:style-name="Default" table:number-columns-repeated="15"/>
        </table:table-row>
        <table:table-row table:style-name="ro3">
          <table:table-cell table:style-name="ce2" office:value-type="float" office:value="0.08" calcext:value-type="float">
            <text:p>0,08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ce5" office:value-type="string" calcext:value-type="string" table:number-columns-spanned="5" table:number-rows-spanned="1">
            <text:p>P(t)</text:p>
          </table:table-cell>
          <table:covered-table-cell table:number-columns-repeated="4" table:style-name="Default"/>
          <table:table-cell table:style-name="ce8" office:value-type="string" calcext:value-type="string" table:number-columns-spanned="5" table:number-rows-spanned="1">
            <text:p>f(t)</text:p>
          </table:table-cell>
          <table:covered-table-cell table:number-columns-repeated="4" table:style-name="Default"/>
          <table:table-cell table:style-name="ce23" office:value-type="string" calcext:value-type="string" table:number-columns-spanned="5" table:number-rows-spanned="1">
            <text:p>λ(t)</text:p>
          </table:table-cell>
          <table:covered-table-cell table:number-columns-repeated="4" table:style-name="Default"/>
        </table:table-row>
        <table:table-row table:style-name="ro3">
          <table:table-cell table:style-name="Default"/>
          <table:table-cell table:style-name="ce6" office:value-type="string" calcext:value-type="string">
            <text:p>m0</text:p>
          </table:table-cell>
          <table:table-cell table:style-name="ce6" office:value-type="string" calcext:value-type="string">
            <text:p>m1</text:p>
          </table:table-cell>
          <table:table-cell table:style-name="ce6" office:value-type="string" calcext:value-type="string">
            <text:p>m2</text:p>
          </table:table-cell>
          <table:table-cell table:style-name="ce6" office:value-type="string" calcext:value-type="string">
            <text:p>m3</text:p>
          </table:table-cell>
          <table:table-cell table:style-name="ce6" office:value-type="string" calcext:value-type="string">
            <text:p>m4</text:p>
          </table:table-cell>
          <table:table-cell table:style-name="ce9" office:value-type="string" calcext:value-type="string">
            <text:p>m0</text:p>
          </table:table-cell>
          <table:table-cell table:style-name="ce9" office:value-type="string" calcext:value-type="string">
            <text:p>m1</text:p>
          </table:table-cell>
          <table:table-cell table:style-name="ce9" office:value-type="string" calcext:value-type="string">
            <text:p>m2</text:p>
          </table:table-cell>
          <table:table-cell table:style-name="ce9" office:value-type="string" calcext:value-type="string">
            <text:p>m3</text:p>
          </table:table-cell>
          <table:table-cell table:style-name="ce9" office:value-type="string" calcext:value-type="string">
            <text:p>m4</text:p>
          </table:table-cell>
          <table:table-cell table:style-name="ce23" office:value-type="string" calcext:value-type="string">
            <text:p>m0</text:p>
          </table:table-cell>
          <table:table-cell table:style-name="ce23" office:value-type="string" calcext:value-type="string">
            <text:p>m1</text:p>
          </table:table-cell>
          <table:table-cell table:style-name="ce23" office:value-type="string" calcext:value-type="string">
            <text:p>m2</text:p>
          </table:table-cell>
          <table:table-cell table:style-name="ce23" office:value-type="string" calcext:value-type="string">
            <text:p>m3</text:p>
          </table:table-cell>
          <table:table-cell table:style-name="ce23" office:value-type="string" calcext:value-type="string">
            <text:p>m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formula="of:=(1-(1-EXP(-[.$A$2]*[.$A6]))^([.B$3]+1))" office:value-type="float" office:value="1" calcext:value-type="float">
            <text:p>1,0000000</text:p>
          </table:table-cell>
          <table:table-cell table:formula="of:=(1-(1-EXP(-[.$A$2]*[.$A6]))^([.C$3]+1))" office:value-type="float" office:value="1" calcext:value-type="float">
            <text:p>1,0000000</text:p>
          </table:table-cell>
          <table:table-cell table:formula="of:=(1-(1-EXP(-[.$A$2]*[.$A6]))^([.D$3]+1))" office:value-type="float" office:value="1" calcext:value-type="float">
            <text:p>1,0000000</text:p>
          </table:table-cell>
          <table:table-cell table:formula="of:=(1-(1-EXP(-[.$A$2]*[.$A6]))^([.E$3]+1))" office:value-type="float" office:value="1" calcext:value-type="float">
            <text:p>1,0000000</text:p>
          </table:table-cell>
          <table:table-cell table:formula="of:=(1-(1-EXP(-[.$A$2]*[.$A6]))^([.F$3]+1))" office:value-type="float" office:value="1" calcext:value-type="float">
            <text:p>1,0000000</text:p>
          </table:table-cell>
          <table:table-cell table:formula="of:=([.G$3]+1)*([.$A$2])*EXP(-[.$A$2]*[.$A6])*(1-EXP(-[.$A$2]*[.$A6]))^[.G$3]" office:value-type="float" office:value="0.08" calcext:value-type="float">
            <text:p>0,08000000</text:p>
          </table:table-cell>
          <table:table-cell table:style-name="ce11" table:formula="of:=([.H$3]+1)*([.$A$2])*EXP(-[.$A$2]*[.$A6])*(1-EXP(-[.$A$2]*[.$A6]))^[.H$3]" office:value-type="float" office:value="0" calcext:value-type="float">
            <text:p>0,000000000</text:p>
          </table:table-cell>
          <table:table-cell table:formula="of:=([.I$3]+1)*([.$A$2])*EXP(-[.$A$2]*[.$A6])*(1-EXP(-[.$A$2]*[.$A6]))^[.I$3]" office:value-type="float" office:value="0" calcext:value-type="float">
            <text:p>0,00000000</text:p>
          </table:table-cell>
          <table:table-cell table:formula="of:=([.J$3]+1)*([.$A$2])*EXP(-[.$A$2]*[.$A6])*(1-EXP(-[.$A$2]*[.$A6]))^[.J$3]" office:value-type="float" office:value="0" calcext:value-type="float">
            <text:p>0,00000000</text:p>
          </table:table-cell>
          <table:table-cell table:formula="of:=([.K$3]+1)*([.$A$2])*EXP(-[.$A$2]*[.$A6])*(1-EXP(-[.$A$2]*[.$A6]))^[.K$3]" office:value-type="float" office:value="0" calcext:value-type="float">
            <text:p>0,00000000</text:p>
          </table:table-cell>
          <table:table-cell table:formula="of:=[.G6]/[.B6]" office:value-type="float" office:value="0.08" calcext:value-type="float">
            <text:p>0,080000000</text:p>
          </table:table-cell>
          <table:table-cell table:formula="of:=[.H6]/[.C6]" office:value-type="float" office:value="0" calcext:value-type="float">
            <text:p>0,000000000</text:p>
          </table:table-cell>
          <table:table-cell table:formula="of:=[.I6]/[.D6]" office:value-type="float" office:value="0" calcext:value-type="float">
            <text:p>0,000000000</text:p>
          </table:table-cell>
          <table:table-cell table:formula="of:=[.J6]/[.E6]" office:value-type="float" office:value="0" calcext:value-type="float">
            <text:p>0,000000000</text:p>
          </table:table-cell>
          <table:table-cell table:formula="of:=[.K6]/[.F6]" office:value-type="float" office:value="0" calcext:value-type="float">
            <text:p>0,0000000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(1-(1-EXP(-[.$A$2]*[.$A7]))^([.B$3]+1))" office:value-type="float" office:value="0.852143788966211" calcext:value-type="float">
            <text:p>0,8521438</text:p>
          </table:table-cell>
          <table:table-cell table:formula="of:=(1-(1-EXP(-[.$A$2]*[.$A7]))^([.C$3]+1))" office:value-type="float" office:value="0.978138540858732" calcext:value-type="float">
            <text:p>0,9781385</text:p>
          </table:table-cell>
          <table:table-cell table:formula="of:=(1-(1-EXP(-[.$A$2]*[.$A7]))^([.D$3]+1))" office:value-type="float" office:value="0.996767647483702" calcext:value-type="float">
            <text:p>0,9967676</text:p>
          </table:table-cell>
          <table:table-cell table:formula="of:=(1-(1-EXP(-[.$A$2]*[.$A7]))^([.E$3]+1))" office:value-type="float" office:value="0.999522076604215" calcext:value-type="float">
            <text:p>0,9995221</text:p>
          </table:table-cell>
          <table:table-cell table:formula="of:=(1-(1-EXP(-[.$A$2]*[.$A7]))^([.F$3]+1))" office:value-type="float" office:value="0.999929336057535" calcext:value-type="float">
            <text:p>0,9999293</text:p>
          </table:table-cell>
          <table:table-cell table:formula="of:=([.G$3]+1)*([.$A$2])*EXP(-[.$A$2]*[.$A7])*(1-EXP(-[.$A$2]*[.$A7]))^[.G$3]" office:value-type="float" office:value="0.0681715031172969" calcext:value-type="float">
            <text:p>0,06817150</text:p>
          </table:table-cell>
          <table:table-cell table:formula="of:=([.H$3]+1)*([.$A$2])*EXP(-[.$A$2]*[.$A7])*(1-EXP(-[.$A$2]*[.$A7]))^[.H$3]" office:value-type="float" office:value="0.0201591603028033" calcext:value-type="float">
            <text:p>0,02015916</text:p>
          </table:table-cell>
          <table:table-cell table:formula="of:=([.I$3]+1)*([.$A$2])*EXP(-[.$A$2]*[.$A7])*(1-EXP(-[.$A$2]*[.$A7]))^[.I$3]" office:value-type="float" office:value="0.00447098558999288" calcext:value-type="float">
            <text:p>0,00447099</text:p>
          </table:table-cell>
          <table:table-cell table:formula="of:=([.J$3]+1)*([.$A$2])*EXP(-[.$A$2]*[.$A7])*(1-EXP(-[.$A$2]*[.$A7]))^[.J$3]" office:value-type="float" office:value="0.000881417318564021" calcext:value-type="float">
            <text:p>0,00088142</text:p>
          </table:table-cell>
          <table:table-cell table:formula="of:=([.K$3]+1)*([.$A$2])*EXP(-[.$A$2]*[.$A7])*(1-EXP(-[.$A$2]*[.$A7]))^[.K$3]" office:value-type="float" office:value="0.000162903781328047" calcext:value-type="float">
            <text:p>0,00016290</text:p>
          </table:table-cell>
          <table:table-cell table:formula="of:=[.G7]/[.B7]" office:value-type="float" office:value="0.08" calcext:value-type="float">
            <text:p>0,080000000</text:p>
          </table:table-cell>
          <table:table-cell table:formula="of:=[.H7]/[.C7]" office:value-type="float" office:value="0.0206097188288942" calcext:value-type="float">
            <text:p>0,020609719</text:p>
          </table:table-cell>
          <table:table-cell table:formula="of:=[.I7]/[.D7]" office:value-type="float" office:value="0.0044854842563156" calcext:value-type="float">
            <text:p>0,004485484</text:p>
          </table:table-cell>
          <table:table-cell table:formula="of:=[.J7]/[.E7]" office:value-type="float" office:value="0.000881838769943487" calcext:value-type="float">
            <text:p>0,000881839</text:p>
          </table:table-cell>
          <table:table-cell table:formula="of:=[.K7]/[.F7]" office:value-type="float" office:value="0.000162915293564979" calcext:value-type="float">
            <text:p>0,00016291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(1-(1-EXP(-[.$A$2]*[.$A8]))^([.B$3]+1))" office:value-type="float" office:value="0.726149037073691" calcext:value-type="float">
            <text:p>0,7261490</text:p>
          </table:table-cell>
          <table:table-cell table:formula="of:=(1-(1-EXP(-[.$A$2]*[.$A8]))^([.C$3]+1))" office:value-type="float" office:value="0.925005650104333" calcext:value-type="float">
            <text:p>0,9250057</text:p>
          </table:table-cell>
          <table:table-cell table:formula="of:=(1-(1-EXP(-[.$A$2]*[.$A8]))^([.D$3]+1))" office:value-type="float" office:value="0.979462725067039" calcext:value-type="float">
            <text:p>0,9794627</text:p>
          </table:table-cell>
          <table:table-cell table:formula="of:=(1-(1-EXP(-[.$A$2]*[.$A8]))^([.E$3]+1))" office:value-type="float" office:value="0.994375847483726" calcext:value-type="float">
            <text:p>0,9943758</text:p>
          </table:table-cell>
          <table:table-cell table:formula="of:=(1-(1-EXP(-[.$A$2]*[.$A8]))^([.F$3]+1))" office:value-type="float" office:value="0.998459820417774" calcext:value-type="float">
            <text:p>0,9984598</text:p>
          </table:table-cell>
          <table:table-cell table:formula="of:=([.G$3]+1)*([.$A$2])*EXP(-[.$A$2]*[.$A8])*(1-EXP(-[.$A$2]*[.$A8]))^[.G$3]" office:value-type="float" office:value="0.0580919229658953" calcext:value-type="float">
            <text:p>0,05809192</text:p>
          </table:table-cell>
          <table:table-cell table:formula="of:=([.H$3]+1)*([.$A$2])*EXP(-[.$A$2]*[.$A8])*(1-EXP(-[.$A$2]*[.$A8]))^[.H$3]" office:value-type="float" office:value="0.0318170580849028" calcext:value-type="float">
            <text:p>0,03181706</text:p>
          </table:table-cell>
          <table:table-cell table:formula="of:=([.I$3]+1)*([.$A$2])*EXP(-[.$A$2]*[.$A8])*(1-EXP(-[.$A$2]*[.$A8]))^[.I$3]" office:value-type="float" office:value="0.0130696979910494" calcext:value-type="float">
            <text:p>0,01306970</text:p>
          </table:table-cell>
          <table:table-cell table:formula="of:=([.J$3]+1)*([.$A$2])*EXP(-[.$A$2]*[.$A8])*(1-EXP(-[.$A$2]*[.$A8]))^[.J$3]" office:value-type="float" office:value="0.0047721991733399" calcext:value-type="float">
            <text:p>0,00477220</text:p>
          </table:table-cell>
          <table:table-cell table:formula="of:=([.K$3]+1)*([.$A$2])*EXP(-[.$A$2]*[.$A8])*(1-EXP(-[.$A$2]*[.$A8]))^[.K$3]" office:value-type="float" office:value="0.00163358917361908" calcext:value-type="float">
            <text:p>0,00163359</text:p>
          </table:table-cell>
          <table:table-cell table:formula="of:=[.G8]/[.B8]" office:value-type="float" office:value="0.08" calcext:value-type="float">
            <text:p>0,080000000</text:p>
          </table:table-cell>
          <table:table-cell table:formula="of:=[.H8]/[.C8]" office:value-type="float" office:value="0.0343966094491575" calcext:value-type="float">
            <text:p>0,034396609</text:p>
          </table:table-cell>
          <table:table-cell table:formula="of:=[.I8]/[.D8]" office:value-type="float" office:value="0.0133437420910069" calcext:value-type="float">
            <text:p>0,013343742</text:p>
          </table:table-cell>
          <table:table-cell table:formula="of:=[.J8]/[.E8]" office:value-type="float" office:value="0.00479919055296443" calcext:value-type="float">
            <text:p>0,004799191</text:p>
          </table:table-cell>
          <table:table-cell table:formula="of:=[.K8]/[.F8]" office:value-type="float" office:value="0.00163610907541133" calcext:value-type="float">
            <text:p>0,001636109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(1-(1-EXP(-[.$A$2]*[.$A9]))^([.B$3]+1))" office:value-type="float" office:value="0.618783391806141" calcext:value-type="float">
            <text:p>0,6187834</text:p>
          </table:table-cell>
          <table:table-cell table:formula="of:=(1-(1-EXP(-[.$A$2]*[.$A9]))^([.C$3]+1))" office:value-type="float" office:value="0.85467389763717" calcext:value-type="float">
            <text:p>0,8546739</text:p>
          </table:table-cell>
          <table:table-cell table:formula="of:=(1-(1-EXP(-[.$A$2]*[.$A9]))^([.D$3]+1))" office:value-type="float" office:value="0.944599276175208" calcext:value-type="float">
            <text:p>0,9445993</text:p>
          </table:table-cell>
          <table:table-cell table:formula="of:=(1-(1-EXP(-[.$A$2]*[.$A9]))^([.E$3]+1))" office:value-type="float" office:value="0.978880323972028" calcext:value-type="float">
            <text:p>0,9788803</text:p>
          </table:table-cell>
          <table:table-cell table:formula="of:=(1-(1-EXP(-[.$A$2]*[.$A9]))^([.F$3]+1))" office:value-type="float" office:value="0.991948828738463" calcext:value-type="float">
            <text:p>0,9919488</text:p>
          </table:table-cell>
          <table:table-cell table:formula="of:=([.G$3]+1)*([.$A$2])*EXP(-[.$A$2]*[.$A9])*(1-EXP(-[.$A$2]*[.$A9]))^[.G$3]" office:value-type="float" office:value="0.0495026713444913" calcext:value-type="float">
            <text:p>0,04950267</text:p>
          </table:table-cell>
          <table:table-cell table:formula="of:=([.H$3]+1)*([.$A$2])*EXP(-[.$A$2]*[.$A9])*(1-EXP(-[.$A$2]*[.$A9]))^[.H$3]" office:value-type="float" office:value="0.0377424809329646" calcext:value-type="float">
            <text:p>0,03774248</text:p>
          </table:table-cell>
          <table:table-cell table:formula="of:=([.I$3]+1)*([.$A$2])*EXP(-[.$A$2]*[.$A9])*(1-EXP(-[.$A$2]*[.$A9]))^[.I$3]" office:value-type="float" office:value="0.0215820908491293" calcext:value-type="float">
            <text:p>0,02158209</text:p>
          </table:table-cell>
          <table:table-cell table:formula="of:=([.J$3]+1)*([.$A$2])*EXP(-[.$A$2]*[.$A9])*(1-EXP(-[.$A$2]*[.$A9]))^[.J$3]" office:value-type="float" office:value="0.0109699352949824" calcext:value-type="float">
            <text:p>0,01096994</text:p>
          </table:table-cell>
          <table:table-cell table:formula="of:=([.K$3]+1)*([.$A$2])*EXP(-[.$A$2]*[.$A9])*(1-EXP(-[.$A$2]*[.$A9]))^[.K$3]" office:value-type="float" office:value="0.0052274019065741" calcext:value-type="float">
            <text:p>0,00522740</text:p>
          </table:table-cell>
          <table:table-cell table:formula="of:=[.G9]/[.B9]" office:value-type="float" office:value="0.08" calcext:value-type="float">
            <text:p>0,080000000</text:p>
          </table:table-cell>
          <table:table-cell table:formula="of:=[.H9]/[.C9]" office:value-type="float" office:value="0.0441600954905812" calcext:value-type="float">
            <text:p>0,044160095</text:p>
          </table:table-cell>
          <table:table-cell table:formula="of:=[.I9]/[.D9]" office:value-type="float" office:value="0.0228478799354131" calcext:value-type="float">
            <text:p>0,022847880</text:p>
          </table:table-cell>
          <table:table-cell table:formula="of:=[.J9]/[.E9]" office:value-type="float" office:value="0.0112066153812035" calcext:value-type="float">
            <text:p>0,011206615</text:p>
          </table:table-cell>
          <table:table-cell table:formula="of:=[.K9]/[.F9]" office:value-type="float" office:value="0.00526983021213119" calcext:value-type="float">
            <text:p>0,00526983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(1-(1-EXP(-[.$A$2]*[.$A10]))^([.B$3]+1))" office:value-type="float" office:value="0.527292424043049" calcext:value-type="float">
            <text:p>0,5272924</text:p>
          </table:table-cell>
          <table:table-cell table:formula="of:=(1-(1-EXP(-[.$A$2]*[.$A10]))^([.C$3]+1))" office:value-type="float" office:value="0.776547547632903" calcext:value-type="float">
            <text:p>0,7765475</text:p>
          </table:table-cell>
          <table:table-cell table:formula="of:=(1-(1-EXP(-[.$A$2]*[.$A10]))^([.D$3]+1))" office:value-type="float" office:value="0.894372332899913" calcext:value-type="float">
            <text:p>0,8943723</text:p>
          </table:table-cell>
          <table:table-cell table:formula="of:=(1-(1-EXP(-[.$A$2]*[.$A10]))^([.E$3]+1))" office:value-type="float" office:value="0.95006900153113" calcext:value-type="float">
            <text:p>0,9500690</text:p>
          </table:table-cell>
          <table:table-cell table:formula="of:=(1-(1-EXP(-[.$A$2]*[.$A10]))^([.F$3]+1))" office:value-type="float" office:value="0.97639723874867" calcext:value-type="float">
            <text:p>0,9763972</text:p>
          </table:table-cell>
          <table:table-cell table:formula="of:=([.G$3]+1)*([.$A$2])*EXP(-[.$A$2]*[.$A10])*(1-EXP(-[.$A$2]*[.$A10]))^[.G$3]" office:value-type="float" office:value="0.0421833939234439" calcext:value-type="float">
            <text:p>0,04218339</text:p>
          </table:table-cell>
          <table:table-cell table:formula="of:=([.H$3]+1)*([.$A$2])*EXP(-[.$A$2]*[.$A10])*(1-EXP(-[.$A$2]*[.$A10]))^[.H$3]" office:value-type="float" office:value="0.0398808197743767" calcext:value-type="float">
            <text:p>0,03988082</text:p>
          </table:table-cell>
          <table:table-cell table:formula="of:=([.I$3]+1)*([.$A$2])*EXP(-[.$A$2]*[.$A10])*(1-EXP(-[.$A$2]*[.$A10]))^[.I$3]" office:value-type="float" office:value="0.0282779484640825" calcext:value-type="float">
            <text:p>0,02827795</text:p>
          </table:table-cell>
          <table:table-cell table:formula="of:=([.J$3]+1)*([.$A$2])*EXP(-[.$A$2]*[.$A10])*(1-EXP(-[.$A$2]*[.$A10]))^[.J$3]" office:value-type="float" office:value="0.0178229339619894" calcext:value-type="float">
            <text:p>0,01782293</text:p>
          </table:table-cell>
          <table:table-cell table:formula="of:=([.K$3]+1)*([.$A$2])*EXP(-[.$A$2]*[.$A10])*(1-EXP(-[.$A$2]*[.$A10]))^[.K$3]" office:value-type="float" office:value="0.010531294887016" calcext:value-type="float">
            <text:p>0,01053129</text:p>
          </table:table-cell>
          <table:table-cell table:formula="of:=[.G10]/[.B10]" office:value-type="float" office:value="0.08" calcext:value-type="float">
            <text:p>0,080000000</text:p>
          </table:table-cell>
          <table:table-cell table:formula="of:=[.H10]/[.C10]" office:value-type="float" office:value="0.0513565716560985" calcext:value-type="float">
            <text:p>0,051356572</text:p>
          </table:table-cell>
          <table:table-cell table:formula="of:=[.I10]/[.D10]" office:value-type="float" office:value="0.0316176467270561" calcext:value-type="float">
            <text:p>0,031617647</text:p>
          </table:table-cell>
          <table:table-cell table:formula="of:=[.J10]/[.E10]" office:value-type="float" office:value="0.0187596205467876" calcext:value-type="float">
            <text:p>0,018759621</text:p>
          </table:table-cell>
          <table:table-cell table:formula="of:=[.K10]/[.F10]" office:value-type="float" office:value="0.0107858712305585" calcext:value-type="float">
            <text:p>0,010785871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(1-(1-EXP(-[.$A$2]*[.$A11]))^([.B$3]+1))" office:value-type="float" office:value="0.449328964117222" calcext:value-type="float">
            <text:p>0,4493290</text:p>
          </table:table-cell>
          <table:table-cell table:formula="of:=(1-(1-EXP(-[.$A$2]*[.$A11]))^([.C$3]+1))" office:value-type="float" office:value="0.696761410239788" calcext:value-type="float">
            <text:p>0,6967614</text:p>
          </table:table-cell>
          <table:table-cell table:formula="of:=(1-(1-EXP(-[.$A$2]*[.$A11]))^([.D$3]+1))" office:value-type="float" office:value="0.833015291657111" calcext:value-type="float">
            <text:p>0,8330153</text:p>
          </table:table-cell>
          <table:table-cell table:formula="of:=(1-(1-EXP(-[.$A$2]*[.$A11]))^([.E$3]+1))" office:value-type="float" office:value="0.908046357680238" calcext:value-type="float">
            <text:p>0,9080464</text:p>
          </table:table-cell>
          <table:table-cell table:formula="of:=(1-(1-EXP(-[.$A$2]*[.$A11]))^([.F$3]+1))" office:value-type="float" office:value="0.949363792530582" calcext:value-type="float">
            <text:p>0,9493638</text:p>
          </table:table-cell>
          <table:table-cell table:formula="of:=([.G$3]+1)*([.$A$2])*EXP(-[.$A$2]*[.$A11])*(1-EXP(-[.$A$2]*[.$A11]))^[.G$3]" office:value-type="float" office:value="0.0359463171293777" calcext:value-type="float">
            <text:p>0,03594632</text:p>
          </table:table-cell>
          <table:table-cell table:formula="of:=([.H$3]+1)*([.$A$2])*EXP(-[.$A$2]*[.$A11])*(1-EXP(-[.$A$2]*[.$A11]))^[.H$3]" office:value-type="float" office:value="0.0395891913796106" calcext:value-type="float">
            <text:p>0,03958919</text:p>
          </table:table-cell>
          <table:table-cell table:formula="of:=([.I$3]+1)*([.$A$2])*EXP(-[.$A$2]*[.$A11])*(1-EXP(-[.$A$2]*[.$A11]))^[.I$3]" office:value-type="float" office:value="0.0327009315401576" calcext:value-type="float">
            <text:p>0,03270093</text:p>
          </table:table-cell>
          <table:table-cell table:formula="of:=([.J$3]+1)*([.$A$2])*EXP(-[.$A$2]*[.$A11])*(1-EXP(-[.$A$2]*[.$A11]))^[.J$3]" office:value-type="float" office:value="0.0240099411274005" calcext:value-type="float">
            <text:p>0,02400994</text:p>
          </table:table-cell>
          <table:table-cell table:formula="of:=([.K$3]+1)*([.$A$2])*EXP(-[.$A$2]*[.$A11])*(1-EXP(-[.$A$2]*[.$A11]))^[.K$3]" office:value-type="float" office:value="0.0165269739401377" calcext:value-type="float">
            <text:p>0,01652697</text:p>
          </table:table-cell>
          <table:table-cell table:formula="of:=[.G11]/[.B11]" office:value-type="float" office:value="0.08" calcext:value-type="float">
            <text:p>0,080000000</text:p>
          </table:table-cell>
          <table:table-cell table:formula="of:=[.H11]/[.C11]" office:value-type="float" office:value="0.0568188633839324" calcext:value-type="float">
            <text:p>0,056818863</text:p>
          </table:table-cell>
          <table:table-cell table:formula="of:=[.I11]/[.D11]" office:value-type="float" office:value="0.039256099939181" calcext:value-type="float">
            <text:p>0,039256100</text:p>
          </table:table-cell>
          <table:table-cell table:formula="of:=[.J11]/[.E11]" office:value-type="float" office:value="0.0264413164860196" calcext:value-type="float">
            <text:p>0,026441316</text:p>
          </table:table-cell>
          <table:table-cell table:formula="of:=[.K11]/[.F11]" office:value-type="float" office:value="0.017408472990195" calcext:value-type="float">
            <text:p>0,017408473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(1-(1-EXP(-[.$A$2]*[.$A12]))^([.B$3]+1))" office:value-type="float" office:value="0.382892885975112" calcext:value-type="float">
            <text:p>0,3828929</text:p>
          </table:table-cell>
          <table:table-cell table:formula="of:=(1-(1-EXP(-[.$A$2]*[.$A12]))^([.C$3]+1))" office:value-type="float" office:value="0.619178809819874" calcext:value-type="float">
            <text:p>0,6191788</text:p>
          </table:table-cell>
          <table:table-cell table:formula="of:=(1-(1-EXP(-[.$A$2]*[.$A12]))^([.D$3]+1))" office:value-type="float" office:value="0.764992534368419" calcext:value-type="float">
            <text:p>0,7649925</text:p>
          </table:table-cell>
          <table:table-cell table:formula="of:=(1-(1-EXP(-[.$A$2]*[.$A12]))^([.E$3]+1))" office:value-type="float" office:value="0.854975221109792" calcext:value-type="float">
            <text:p>0,8549752</text:p>
          </table:table-cell>
          <table:table-cell table:formula="of:=(1-(1-EXP(-[.$A$2]*[.$A12]))^([.F$3]+1))" office:value-type="float" office:value="0.910504177236966" calcext:value-type="float">
            <text:p>0,9105042</text:p>
          </table:table-cell>
          <table:table-cell table:formula="of:=([.G$3]+1)*([.$A$2])*EXP(-[.$A$2]*[.$A12])*(1-EXP(-[.$A$2]*[.$A12]))^[.G$3]" office:value-type="float" office:value="0.030631430878009" calcext:value-type="float">
            <text:p>0,03063143</text:p>
          </table:table-cell>
          <table:table-cell table:formula="of:=([.H$3]+1)*([.$A$2])*EXP(-[.$A$2]*[.$A12])*(1-EXP(-[.$A$2]*[.$A12]))^[.H$3]" office:value-type="float" office:value="0.0378057478151619" calcext:value-type="float">
            <text:p>0,03780575</text:p>
          </table:table-cell>
          <table:table-cell table:formula="of:=([.I$3]+1)*([.$A$2])*EXP(-[.$A$2]*[.$A12])*(1-EXP(-[.$A$2]*[.$A12]))^[.I$3]" office:value-type="float" office:value="0.0349952938916509" calcext:value-type="float">
            <text:p>0,03499529</text:p>
          </table:table-cell>
          <table:table-cell table:formula="of:=([.J$3]+1)*([.$A$2])*EXP(-[.$A$2]*[.$A12])*(1-EXP(-[.$A$2]*[.$A12]))^[.J$3]" office:value-type="float" office:value="0.0287944597572393" calcext:value-type="float">
            <text:p>0,02879446</text:p>
          </table:table-cell>
          <table:table-cell table:formula="of:=([.K$3]+1)*([.$A$2])*EXP(-[.$A$2]*[.$A12])*(1-EXP(-[.$A$2]*[.$A12]))^[.K$3]" office:value-type="float" office:value="0.0222115824508697" calcext:value-type="float">
            <text:p>0,02221158</text:p>
          </table:table-cell>
          <table:table-cell table:formula="of:=[.G12]/[.B12]" office:value-type="float" office:value="0.08" calcext:value-type="float">
            <text:p>0,080000000</text:p>
          </table:table-cell>
          <table:table-cell table:formula="of:=[.H12]/[.C12]" office:value-type="float" office:value="0.0610578837899185" calcext:value-type="float">
            <text:p>0,061057884</text:p>
          </table:table-cell>
          <table:table-cell table:formula="of:=[.I12]/[.D12]" office:value-type="float" office:value="0.0457459286456216" calcext:value-type="float">
            <text:p>0,045745929</text:p>
          </table:table-cell>
          <table:table-cell table:formula="of:=[.J12]/[.E12]" office:value-type="float" office:value="0.0336787067581478" calcext:value-type="float">
            <text:p>0,033678707</text:p>
          </table:table-cell>
          <table:table-cell table:formula="of:=[.K12]/[.F12]" office:value-type="float" office:value="0.0243948166369465" calcext:value-type="float">
            <text:p>0,024394817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(1-(1-EXP(-[.$A$2]*[.$A13]))^([.B$3]+1))" office:value-type="float" office:value="0.326279794623039" calcext:value-type="float">
            <text:p>0,3262798</text:p>
          </table:table-cell>
          <table:table-cell table:formula="of:=(1-(1-EXP(-[.$A$2]*[.$A13]))^([.C$3]+1))" office:value-type="float" office:value="0.546101084866826" calcext:value-type="float">
            <text:p>0,5461011</text:p>
          </table:table-cell>
          <table:table-cell table:formula="of:=(1-(1-EXP(-[.$A$2]*[.$A13]))^([.D$3]+1))" office:value-type="float" office:value="0.694199129676099" calcext:value-type="float">
            <text:p>0,6941991</text:p>
          </table:table-cell>
          <table:table-cell table:formula="of:=(1-(1-EXP(-[.$A$2]*[.$A13]))^([.E$3]+1))" office:value-type="float" office:value="0.793975774840928" calcext:value-type="float">
            <text:p>0,7939758</text:p>
          </table:table-cell>
          <table:table-cell table:formula="of:=(1-(1-EXP(-[.$A$2]*[.$A13]))^([.F$3]+1))" office:value-type="float" office:value="0.861197316713201" calcext:value-type="float">
            <text:p>0,8611973</text:p>
          </table:table-cell>
          <table:table-cell table:formula="of:=([.G$3]+1)*([.$A$2])*EXP(-[.$A$2]*[.$A13])*(1-EXP(-[.$A$2]*[.$A13]))^[.G$3]" office:value-type="float" office:value="0.0261023835698432" calcext:value-type="float">
            <text:p>0,02610238</text:p>
          </table:table-cell>
          <table:table-cell table:formula="of:=([.H$3]+1)*([.$A$2])*EXP(-[.$A$2]*[.$A13])*(1-EXP(-[.$A$2]*[.$A13]))^[.H$3]" office:value-type="float" office:value="0.0351714064390059" calcext:value-type="float">
            <text:p>0,03517141</text:p>
          </table:table-cell>
          <table:table-cell table:formula="of:=([.I$3]+1)*([.$A$2])*EXP(-[.$A$2]*[.$A13])*(1-EXP(-[.$A$2]*[.$A13]))^[.I$3]" office:value-type="float" office:value="0.0355435307542254" calcext:value-type="float">
            <text:p>0,03554353</text:p>
          </table:table-cell>
          <table:table-cell table:formula="of:=([.J$3]+1)*([.$A$2])*EXP(-[.$A$2]*[.$A13])*(1-EXP(-[.$A$2]*[.$A13]))^[.J$3]" office:value-type="float" office:value="0.0319285264527454" calcext:value-type="float">
            <text:p>0,03192853</text:p>
          </table:table-cell>
          <table:table-cell table:formula="of:=([.K$3]+1)*([.$A$2])*EXP(-[.$A$2]*[.$A13])*(1-EXP(-[.$A$2]*[.$A13]))^[.K$3]" office:value-type="float" office:value="0.0268886167489092" calcext:value-type="float">
            <text:p>0,02688862</text:p>
          </table:table-cell>
          <table:table-cell table:formula="of:=[.G13]/[.B13]" office:value-type="float" office:value="0.08" calcext:value-type="float">
            <text:p>0,080000000</text:p>
          </table:table-cell>
          <table:table-cell table:formula="of:=[.H13]/[.C13]" office:value-type="float" office:value="0.0644045716327095" calcext:value-type="float">
            <text:p>0,064404572</text:p>
          </table:table-cell>
          <table:table-cell table:formula="of:=[.I13]/[.D13]" office:value-type="float" office:value="0.0512007711257278" calcext:value-type="float">
            <text:p>0,051200771</text:p>
          </table:table-cell>
          <table:table-cell table:formula="of:=[.J13]/[.E13]" office:value-type="float" office:value="0.0402134768647598" calcext:value-type="float">
            <text:p>0,040213477</text:p>
          </table:table-cell>
          <table:table-cell table:formula="of:=[.K13]/[.F13]" office:value-type="float" office:value="0.0312223647555369" calcext:value-type="float">
            <text:p>0,031222365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(1-(1-EXP(-[.$A$2]*[.$A14]))^([.B$3]+1))" office:value-type="float" office:value="0.278037300453194" calcext:value-type="float">
            <text:p>0,2780373</text:p>
          </table:table-cell>
          <table:table-cell table:formula="of:=(1-(1-EXP(-[.$A$2]*[.$A14]))^([.C$3]+1))" office:value-type="float" office:value="0.478769860463089" calcext:value-type="float">
            <text:p>0,4787699</text:p>
          </table:table-cell>
          <table:table-cell table:formula="of:=(1-(1-EXP(-[.$A$2]*[.$A14]))^([.D$3]+1))" office:value-type="float" office:value="0.623691281374773" calcext:value-type="float">
            <text:p>0,6236913</text:p>
          </table:table-cell>
          <table:table-cell table:formula="of:=(1-(1-EXP(-[.$A$2]*[.$A14]))^([.E$3]+1))" office:value-type="float" office:value="0.728319141638332" calcext:value-type="float">
            <text:p>0,7283191</text:p>
          </table:table-cell>
          <table:table-cell table:formula="of:=(1-(1-EXP(-[.$A$2]*[.$A14]))^([.F$3]+1))" office:value-type="float" office:value="0.803856554082017" calcext:value-type="float">
            <text:p>0,8038566</text:p>
          </table:table-cell>
          <table:table-cell table:formula="of:=([.G$3]+1)*([.$A$2])*EXP(-[.$A$2]*[.$A14])*(1-EXP(-[.$A$2]*[.$A14]))^[.G$3]" office:value-type="float" office:value="0.0222429840362555" calcext:value-type="float">
            <text:p>0,02224298</text:p>
          </table:table-cell>
          <table:table-cell table:formula="of:=([.H$3]+1)*([.$A$2])*EXP(-[.$A$2]*[.$A14])*(1-EXP(-[.$A$2]*[.$A14]))^[.H$3]" office:value-type="float" office:value="0.0321172096015831" calcext:value-type="float">
            <text:p>0,03211721</text:p>
          </table:table-cell>
          <table:table-cell table:formula="of:=([.I$3]+1)*([.$A$2])*EXP(-[.$A$2]*[.$A14])*(1-EXP(-[.$A$2]*[.$A14]))^[.I$3]" office:value-type="float" office:value="0.0347811410188043" calcext:value-type="float">
            <text:p>0,03478114</text:p>
          </table:table-cell>
          <table:table-cell table:formula="of:=([.J$3]+1)*([.$A$2])*EXP(-[.$A$2]*[.$A14])*(1-EXP(-[.$A$2]*[.$A14]))^[.J$3]" office:value-type="float" office:value="0.0334809152843388" calcext:value-type="float">
            <text:p>0,03348092</text:p>
          </table:table-cell>
          <table:table-cell table:formula="of:=([.K$3]+1)*([.$A$2])*EXP(-[.$A$2]*[.$A14])*(1-EXP(-[.$A$2]*[.$A14]))^[.K$3]" office:value-type="float" office:value="0.0302149649774739" calcext:value-type="float">
            <text:p>0,03021496</text:p>
          </table:table-cell>
          <table:table-cell table:formula="of:=[.G14]/[.B14]" office:value-type="float" office:value="0.08" calcext:value-type="float">
            <text:p>0,080000000</text:p>
          </table:table-cell>
          <table:table-cell table:formula="of:=[.H14]/[.C14]" office:value-type="float" office:value="0.0670827724421037" calcext:value-type="float">
            <text:p>0,067082772</text:p>
          </table:table-cell>
          <table:table-cell table:formula="of:=[.I14]/[.D14]" office:value-type="float" office:value="0.0557665980870181" calcext:value-type="float">
            <text:p>0,055766598</text:p>
          </table:table-cell>
          <table:table-cell table:formula="of:=[.J14]/[.E14]" office:value-type="float" office:value="0.0459701158053109" calcext:value-type="float">
            <text:p>0,045970116</text:p>
          </table:table-cell>
          <table:table-cell table:formula="of:=[.K14]/[.F14]" office:value-type="float" office:value="0.0375875083981602" calcext:value-type="float">
            <text:p>0,037587508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(1-(1-EXP(-[.$A$2]*[.$A15]))^([.B$3]+1))" office:value-type="float" office:value="0.236927758682122" calcext:value-type="float">
            <text:p>0,2369278</text:p>
          </table:table-cell>
          <table:table-cell table:formula="of:=(1-(1-EXP(-[.$A$2]*[.$A15]))^([.C$3]+1))" office:value-type="float" office:value="0.41772075453011" calcext:value-type="float">
            <text:p>0,4177208</text:p>
          </table:table-cell>
          <table:table-cell table:formula="of:=(1-(1-EXP(-[.$A$2]*[.$A15]))^([.D$3]+1))" office:value-type="float" office:value="0.555678871086408" calcext:value-type="float">
            <text:p>0,5556789</text:p>
          </table:table-cell>
          <table:table-cell table:formula="of:=(1-(1-EXP(-[.$A$2]*[.$A15]))^([.E$3]+1))" office:value-type="float" office:value="0.660950880295015" calcext:value-type="float">
            <text:p>0,6609509</text:p>
          </table:table-cell>
          <table:table-cell table:formula="of:=(1-(1-EXP(-[.$A$2]*[.$A15]))^([.F$3]+1))" office:value-type="float" office:value="0.741281028309864" calcext:value-type="float">
            <text:p>0,7412810</text:p>
          </table:table-cell>
          <table:table-cell table:formula="of:=([.G$3]+1)*([.$A$2])*EXP(-[.$A$2]*[.$A15])*(1-EXP(-[.$A$2]*[.$A15]))^[.G$3]" office:value-type="float" office:value="0.0189542206945697" calcext:value-type="float">
            <text:p>0,01895422</text:p>
          </table:table-cell>
          <table:table-cell table:formula="of:=([.H$3]+1)*([.$A$2])*EXP(-[.$A$2]*[.$A15])*(1-EXP(-[.$A$2]*[.$A15]))^[.H$3]" office:value-type="float" office:value="0.0289268793356781" calcext:value-type="float">
            <text:p>0,02892688</text:p>
          </table:table-cell>
          <table:table-cell table:formula="of:=([.I$3]+1)*([.$A$2])*EXP(-[.$A$2]*[.$A15])*(1-EXP(-[.$A$2]*[.$A15]))^[.I$3]" office:value-type="float" office:value="0.0331099479735115" calcext:value-type="float">
            <text:p>0,03310995</text:p>
          </table:table-cell>
          <table:table-cell table:formula="of:=([.J$3]+1)*([.$A$2])*EXP(-[.$A$2]*[.$A15])*(1-EXP(-[.$A$2]*[.$A15]))^[.J$3]" office:value-type="float" office:value="0.0336870429467544" calcext:value-type="float">
            <text:p>0,03368704</text:p>
          </table:table-cell>
          <table:table-cell table:formula="of:=([.K$3]+1)*([.$A$2])*EXP(-[.$A$2]*[.$A15])*(1-EXP(-[.$A$2]*[.$A15]))^[.K$3]" office:value-type="float" office:value="0.0321320592059394" calcext:value-type="float">
            <text:p>0,03213206</text:p>
          </table:table-cell>
          <table:table-cell table:formula="of:=[.G15]/[.B15]" office:value-type="float" office:value="0.08" calcext:value-type="float">
            <text:p>0,080000000</text:p>
          </table:table-cell>
          <table:table-cell table:formula="of:=[.H15]/[.C15]" office:value-type="float" office:value="0.0692493227161233" calcext:value-type="float">
            <text:p>0,069249323</text:p>
          </table:table-cell>
          <table:table-cell table:formula="of:=[.I15]/[.D15]" office:value-type="float" office:value="0.0595846804626173" calcext:value-type="float">
            <text:p>0,059584680</text:p>
          </table:table-cell>
          <table:table-cell table:formula="of:=[.J15]/[.E15]" office:value-type="float" office:value="0.050967543808578" calcext:value-type="float">
            <text:p>0,050967544</text:p>
          </table:table-cell>
          <table:table-cell table:formula="of:=[.K15]/[.F15]" office:value-type="float" office:value="0.0433466633824437" calcext:value-type="float">
            <text:p>0,043346663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(1-(1-EXP(-[.$A$2]*[.$A16]))^([.B$3]+1))" office:value-type="float" office:value="0.201896517994655" calcext:value-type="float">
            <text:p>0,2018965</text:p>
          </table:table-cell>
          <table:table-cell table:formula="of:=(1-(1-EXP(-[.$A$2]*[.$A16]))^([.C$3]+1))" office:value-type="float" office:value="0.363030832010945" calcext:value-type="float">
            <text:p>0,3630308</text:p>
          </table:table-cell>
          <table:table-cell table:formula="of:=(1-(1-EXP(-[.$A$2]*[.$A16]))^([.D$3]+1))" office:value-type="float" office:value="0.491632689097887" calcext:value-type="float">
            <text:p>0,4916327</text:p>
          </table:table-cell>
          <table:table-cell table:formula="of:=(1-(1-EXP(-[.$A$2]*[.$A16]))^([.E$3]+1))" office:value-type="float" office:value="0.59427027903133" calcext:value-type="float">
            <text:p>0,5942703</text:p>
          </table:table-cell>
          <table:table-cell table:formula="of:=(1-(1-EXP(-[.$A$2]*[.$A16]))^([.F$3]+1))" office:value-type="float" office:value="0.676185696941848" calcext:value-type="float">
            <text:p>0,6761857</text:p>
          </table:table-cell>
          <table:table-cell table:formula="of:=([.G$3]+1)*([.$A$2])*EXP(-[.$A$2]*[.$A16])*(1-EXP(-[.$A$2]*[.$A16]))^[.G$3]" office:value-type="float" office:value="0.0161517214395724" calcext:value-type="float">
            <text:p>0,01615172</text:p>
          </table:table-cell>
          <table:table-cell table:formula="of:=([.H$3]+1)*([.$A$2])*EXP(-[.$A$2]*[.$A16])*(1-EXP(-[.$A$2]*[.$A16]))^[.H$3]" office:value-type="float" office:value="0.0257814902426063" calcext:value-type="float">
            <text:p>0,02578149</text:p>
          </table:table-cell>
          <table:table-cell table:formula="of:=([.I$3]+1)*([.$A$2])*EXP(-[.$A$2]*[.$A16])*(1-EXP(-[.$A$2]*[.$A16]))^[.I$3]" office:value-type="float" office:value="0.0308644457008663" calcext:value-type="float">
            <text:p>0,03086445</text:p>
          </table:table-cell>
          <table:table-cell table:formula="of:=([.J$3]+1)*([.$A$2])*EXP(-[.$A$2]*[.$A16])*(1-EXP(-[.$A$2]*[.$A16]))^[.J$3]" office:value-type="float" office:value="0.0328440287787017" calcext:value-type="float">
            <text:p>0,03284403</text:p>
          </table:table-cell>
          <table:table-cell table:formula="of:=([.K$3]+1)*([.$A$2])*EXP(-[.$A$2]*[.$A16])*(1-EXP(-[.$A$2]*[.$A16]))^[.K$3]" office:value-type="float" office:value="0.032766167164207" calcext:value-type="float">
            <text:p>0,03276617</text:p>
          </table:table-cell>
          <table:table-cell table:formula="of:=[.G16]/[.B16]" office:value-type="float" office:value="0.08" calcext:value-type="float">
            <text:p>0,080000000</text:p>
          </table:table-cell>
          <table:table-cell table:formula="of:=[.H16]/[.C16]" office:value-type="float" office:value="0.0710173571203148" calcext:value-type="float">
            <text:p>0,071017357</text:p>
          </table:table-cell>
          <table:table-cell table:formula="of:=[.I16]/[.D16]" office:value-type="float" office:value="0.0627794822950046" calcext:value-type="float">
            <text:p>0,062779482</text:p>
          </table:table-cell>
          <table:table-cell table:formula="of:=[.J16]/[.E16]" office:value-type="float" office:value="0.055267830038948" calcext:value-type="float">
            <text:p>0,055267830</text:p>
          </table:table-cell>
          <table:table-cell table:formula="of:=[.K16]/[.F16]" office:value-type="float" office:value="0.0484573502698992" calcext:value-type="float">
            <text:p>0,04845735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(1-(1-EXP(-[.$A$2]*[.$A17]))^([.B$3]+1))" office:value-type="float" office:value="0.172044863823051" calcext:value-type="float">
            <text:p>0,1720449</text:p>
          </table:table-cell>
          <table:table-cell table:formula="of:=(1-(1-EXP(-[.$A$2]*[.$A17]))^([.C$3]+1))" office:value-type="float" office:value="0.314490292478209" calcext:value-type="float">
            <text:p>0,3144903</text:p>
          </table:table-cell>
          <table:table-cell table:formula="of:=(1-(1-EXP(-[.$A$2]*[.$A17]))^([.D$3]+1))" office:value-type="float" office:value="0.432428716758175" calcext:value-type="float">
            <text:p>0,4324287</text:p>
          </table:table-cell>
          <table:table-cell table:formula="of:=(1-(1-EXP(-[.$A$2]*[.$A17]))^([.E$3]+1))" office:value-type="float" office:value="0.530076440893389" calcext:value-type="float">
            <text:p>0,5300764</text:p>
          </table:table-cell>
          <table:table-cell table:formula="of:=(1-(1-EXP(-[.$A$2]*[.$A17]))^([.F$3]+1))" office:value-type="float" office:value="0.610924375627129" calcext:value-type="float">
            <text:p>0,6109244</text:p>
          </table:table-cell>
          <table:table-cell table:formula="of:=([.G$3]+1)*([.$A$2])*EXP(-[.$A$2]*[.$A17])*(1-EXP(-[.$A$2]*[.$A17]))^[.G$3]" office:value-type="float" office:value="0.013763589105844" calcext:value-type="float">
            <text:p>0,01376359</text:p>
          </table:table-cell>
          <table:table-cell table:formula="of:=([.H$3]+1)*([.$A$2])*EXP(-[.$A$2]*[.$A17])*(1-EXP(-[.$A$2]*[.$A17]))^[.H$3]" office:value-type="float" office:value="0.0227912685848254" calcext:value-type="float">
            <text:p>0,02279127</text:p>
          </table:table-cell>
          <table:table-cell table:formula="of:=([.I$3]+1)*([.$A$2])*EXP(-[.$A$2]*[.$A17])*(1-EXP(-[.$A$2]*[.$A17]))^[.I$3]" office:value-type="float" office:value="0.0283052218271918" calcext:value-type="float">
            <text:p>0,02830522</text:p>
          </table:table-cell>
          <table:table-cell table:formula="of:=([.J$3]+1)*([.$A$2])*EXP(-[.$A$2]*[.$A17])*(1-EXP(-[.$A$2]*[.$A17]))^[.J$3]" office:value-type="float" office:value="0.0312472717232684" calcext:value-type="float">
            <text:p>0,03124727</text:p>
          </table:table-cell>
          <table:table-cell table:formula="of:=([.K$3]+1)*([.$A$2])*EXP(-[.$A$2]*[.$A17])*(1-EXP(-[.$A$2]*[.$A17]))^[.K$3]" office:value-type="float" office:value="0.0323391738934961" calcext:value-type="float">
            <text:p>0,03233917</text:p>
          </table:table-cell>
          <table:table-cell table:formula="of:=[.G17]/[.B17]" office:value-type="float" office:value="0.08" calcext:value-type="float">
            <text:p>0,080000000</text:p>
          </table:table-cell>
          <table:table-cell table:formula="of:=[.H17]/[.C17]" office:value-type="float" office:value="0.0724704995032703" calcext:value-type="float">
            <text:p>0,072470500</text:p>
          </table:table-cell>
          <table:table-cell table:formula="of:=[.I17]/[.D17]" office:value-type="float" office:value="0.0654563879091795" calcext:value-type="float">
            <text:p>0,065456388</text:p>
          </table:table-cell>
          <table:table-cell table:formula="of:=[.J17]/[.E17]" office:value-type="float" office:value="0.0589486144122995" calcext:value-type="float">
            <text:p>0,058948614</text:p>
          </table:table-cell>
          <table:table-cell table:formula="of:=[.K17]/[.F17]" office:value-type="float" office:value="0.0529348233327556" calcext:value-type="float">
            <text:p>0,052934823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(1-(1-EXP(-[.$A$2]*[.$A18]))^([.B$3]+1))" office:value-type="float" office:value="0.14660696213035" calcext:value-type="float">
            <text:p>0,1466070</text:p>
          </table:table-cell>
          <table:table-cell table:formula="of:=(1-(1-EXP(-[.$A$2]*[.$A18]))^([.C$3]+1))" office:value-type="float" office:value="0.27172032291561" calcext:value-type="float">
            <text:p>0,2717203</text:p>
          </table:table-cell>
          <table:table-cell table:formula="of:=(1-(1-EXP(-[.$A$2]*[.$A18]))^([.D$3]+1))" office:value-type="float" office:value="0.378491193954225" calcext:value-type="float">
            <text:p>0,3784912</text:p>
          </table:table-cell>
          <table:table-cell table:formula="of:=(1-(1-EXP(-[.$A$2]*[.$A18]))^([.E$3]+1))" office:value-type="float" office:value="0.469608711945857" calcext:value-type="float">
            <text:p>0,4696087</text:p>
          </table:table-cell>
          <table:table-cell table:formula="of:=(1-(1-EXP(-[.$A$2]*[.$A18]))^([.F$3]+1))" office:value-type="float" office:value="0.547367767427879" calcext:value-type="float">
            <text:p>0,5473678</text:p>
          </table:table-cell>
          <table:table-cell table:formula="of:=([.G$3]+1)*([.$A$2])*EXP(-[.$A$2]*[.$A18])*(1-EXP(-[.$A$2]*[.$A18]))^[.G$3]" office:value-type="float" office:value="0.011728556970428" calcext:value-type="float">
            <text:p>0,01172856</text:p>
          </table:table-cell>
          <table:table-cell table:formula="of:=([.H$3]+1)*([.$A$2])*EXP(-[.$A$2]*[.$A18])*(1-EXP(-[.$A$2]*[.$A18]))^[.H$3]" office:value-type="float" office:value="0.0200181377256416" calcext:value-type="float">
            <text:p>0,02001814</text:p>
          </table:table-cell>
          <table:table-cell table:formula="of:=([.I$3]+1)*([.$A$2])*EXP(-[.$A$2]*[.$A18])*(1-EXP(-[.$A$2]*[.$A18]))^[.I$3]" office:value-type="float" office:value="0.0256250090492675" calcext:value-type="float">
            <text:p>0,02562501</text:p>
          </table:table-cell>
          <table:table-cell table:formula="of:=([.J$3]+1)*([.$A$2])*EXP(-[.$A$2]*[.$A18])*(1-EXP(-[.$A$2]*[.$A18]))^[.J$3]" office:value-type="float" office:value="0.0291576057573223" calcext:value-type="float">
            <text:p>0,02915761</text:p>
          </table:table-cell>
          <table:table-cell table:formula="of:=([.K$3]+1)*([.$A$2])*EXP(-[.$A$2]*[.$A18])*(1-EXP(-[.$A$2]*[.$A18]))^[.K$3]" office:value-type="float" office:value="0.0311036221928085" calcext:value-type="float">
            <text:p>0,03110362</text:p>
          </table:table-cell>
          <table:table-cell table:formula="of:=[.G18]/[.B18]" office:value-type="float" office:value="0.08" calcext:value-type="float">
            <text:p>0,080000000</text:p>
          </table:table-cell>
          <table:table-cell table:formula="of:=[.H18]/[.C18]" office:value-type="float" office:value="0.0736718457818806" calcext:value-type="float">
            <text:p>0,073671846</text:p>
          </table:table-cell>
          <table:table-cell table:formula="of:=[.I18]/[.D18]" office:value-type="float" office:value="0.0677030521676196" calcext:value-type="float">
            <text:p>0,067703052</text:p>
          </table:table-cell>
          <table:table-cell table:formula="of:=[.J18]/[.E18]" office:value-type="float" office:value="0.0620891500000195" calcext:value-type="float">
            <text:p>0,062089150</text:p>
          </table:table-cell>
          <table:table-cell table:formula="of:=[.K18]/[.F18]" office:value-type="float" office:value="0.0568239930147271" calcext:value-type="float">
            <text:p>0,056823993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(1-(1-EXP(-[.$A$2]*[.$A19]))^([.B$3]+1))" office:value-type="float" office:value="0.124930212198582" calcext:value-type="float">
            <text:p>0,1249302</text:p>
          </table:table-cell>
          <table:table-cell table:formula="of:=(1-(1-EXP(-[.$A$2]*[.$A19]))^([.C$3]+1))" office:value-type="float" office:value="0.234252866477182" calcext:value-type="float">
            <text:p>0,2342529</text:p>
          </table:table-cell>
          <table:table-cell table:formula="of:=(1-(1-EXP(-[.$A$2]*[.$A19]))^([.D$3]+1))" office:value-type="float" office:value="0.329917818358644" calcext:value-type="float">
            <text:p>0,3299178</text:p>
          </table:table-cell>
          <table:table-cell table:formula="of:=(1-(1-EXP(-[.$A$2]*[.$A19]))^([.E$3]+1))" office:value-type="float" office:value="0.413631327501588" calcext:value-type="float">
            <text:p>0,4136313</text:p>
          </table:table-cell>
          <table:table-cell table:formula="of:=(1-(1-EXP(-[.$A$2]*[.$A19]))^([.F$3]+1))" office:value-type="float" office:value="0.486886490183415" calcext:value-type="float">
            <text:p>0,4868865</text:p>
          </table:table-cell>
          <table:table-cell table:formula="of:=([.G$3]+1)*([.$A$2])*EXP(-[.$A$2]*[.$A19])*(1-EXP(-[.$A$2]*[.$A19]))^[.G$3]" office:value-type="float" office:value="0.00999441697588659" calcext:value-type="float">
            <text:p>0,00999442</text:p>
          </table:table-cell>
          <table:table-cell table:formula="of:=([.H$3]+1)*([.$A$2])*EXP(-[.$A$2]*[.$A19])*(1-EXP(-[.$A$2]*[.$A19]))^[.H$3]" office:value-type="float" office:value="0.0174916246845759" calcext:value-type="float">
            <text:p>0,01749162</text:p>
          </table:table-cell>
          <table:table-cell table:formula="of:=([.I$3]+1)*([.$A$2])*EXP(-[.$A$2]*[.$A19])*(1-EXP(-[.$A$2]*[.$A19]))^[.I$3]" office:value-type="float" office:value="0.0229595884515508" calcext:value-type="float">
            <text:p>0,02295959</text:p>
          </table:table-cell>
          <table:table-cell table:formula="of:=([.J$3]+1)*([.$A$2])*EXP(-[.$A$2]*[.$A19])*(1-EXP(-[.$A$2]*[.$A19]))^[.J$3]" office:value-type="float" office:value="0.026788322925742" calcext:value-type="float">
            <text:p>0,02678832</text:p>
          </table:table-cell>
          <table:table-cell table:formula="of:=([.K$3]+1)*([.$A$2])*EXP(-[.$A$2]*[.$A19])*(1-EXP(-[.$A$2]*[.$A19]))^[.K$3]" office:value-type="float" office:value="0.0293020650727311" calcext:value-type="float">
            <text:p>0,02930207</text:p>
          </table:table-cell>
          <table:table-cell table:formula="of:=[.G19]/[.B19]" office:value-type="float" office:value="0.08" calcext:value-type="float">
            <text:p>0,080000000</text:p>
          </table:table-cell>
          <table:table-cell table:formula="of:=[.H19]/[.C19]" office:value-type="float" office:value="0.0746698426688398" calcext:value-type="float">
            <text:p>0,074669843</text:p>
          </table:table-cell>
          <table:table-cell table:formula="of:=[.I19]/[.D19]" office:value-type="float" office:value="0.0695918412827044" calcext:value-type="float">
            <text:p>0,069591841</text:p>
          </table:table-cell>
          <table:table-cell table:formula="of:=[.J19]/[.E19]" office:value-type="float" office:value="0.0647637670182009" calcext:value-type="float">
            <text:p>0,064763767</text:p>
          </table:table-cell>
          <table:table-cell table:formula="of:=[.K19]/[.F19]" office:value-type="float" office:value="0.0601825387713935" calcext:value-type="float">
            <text:p>0,060182539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(1-(1-EXP(-[.$A$2]*[.$A20]))^([.B$3]+1))" office:value-type="float" office:value="0.106458504379253" calcext:value-type="float">
            <text:p>0,1064585</text:p>
          </table:table-cell>
          <table:table-cell table:formula="of:=(1-(1-EXP(-[.$A$2]*[.$A20]))^([.C$3]+1))" office:value-type="float" office:value="0.201583595603838" calcext:value-type="float">
            <text:p>0,2015836</text:p>
          </table:table-cell>
          <table:table-cell table:formula="of:=(1-(1-EXP(-[.$A$2]*[.$A20]))^([.D$3]+1))" office:value-type="float" office:value="0.286581811887714" calcext:value-type="float">
            <text:p>0,2865818</text:p>
          </table:table-cell>
          <table:table-cell table:formula="of:=(1-(1-EXP(-[.$A$2]*[.$A20]))^([.E$3]+1))" office:value-type="float" office:value="0.362531245191104" calcext:value-type="float">
            <text:p>0,3625312</text:p>
          </table:table-cell>
          <table:table-cell table:formula="of:=(1-(1-EXP(-[.$A$2]*[.$A20]))^([.F$3]+1))" office:value-type="float" office:value="0.430395215416564" calcext:value-type="float">
            <text:p>0,4303952</text:p>
          </table:table-cell>
          <table:table-cell table:formula="of:=([.G$3]+1)*([.$A$2])*EXP(-[.$A$2]*[.$A20])*(1-EXP(-[.$A$2]*[.$A20]))^[.G$3]" office:value-type="float" office:value="0.00851668035034022" calcext:value-type="float">
            <text:p>0,00851668</text:p>
          </table:table-cell>
          <table:table-cell table:formula="of:=([.H$3]+1)*([.$A$2])*EXP(-[.$A$2]*[.$A20])*(1-EXP(-[.$A$2]*[.$A20]))^[.H$3]" office:value-type="float" office:value="0.0152200145959337" calcext:value-type="float">
            <text:p>0,01522001</text:p>
          </table:table-cell>
          <table:table-cell table:formula="of:=([.I$3]+1)*([.$A$2])*EXP(-[.$A$2]*[.$A20])*(1-EXP(-[.$A$2]*[.$A20]))^[.I$3]" office:value-type="float" office:value="0.0203995719081303" calcext:value-type="float">
            <text:p>0,02039957</text:p>
          </table:table-cell>
          <table:table-cell table:formula="of:=([.J$3]+1)*([.$A$2])*EXP(-[.$A$2]*[.$A20])*(1-EXP(-[.$A$2]*[.$A20]))^[.J$3]" office:value-type="float" office:value="0.0243038186570849" calcext:value-type="float">
            <text:p>0,02430382</text:p>
          </table:table-cell>
          <table:table-cell table:formula="of:=([.K$3]+1)*([.$A$2])*EXP(-[.$A$2]*[.$A20])*(1-EXP(-[.$A$2]*[.$A20]))^[.K$3]" office:value-type="float" office:value="0.0271455880901839" calcext:value-type="float">
            <text:p>0,02714559</text:p>
          </table:table-cell>
          <table:table-cell table:formula="of:=[.G20]/[.B20]" office:value-type="float" office:value="0.08" calcext:value-type="float">
            <text:p>0,080000000</text:p>
          </table:table-cell>
          <table:table-cell table:formula="of:=[.H20]/[.C20]" office:value-type="float" office:value="0.0755022478408649" calcext:value-type="float">
            <text:p>0,075502248</text:p>
          </table:table-cell>
          <table:table-cell table:formula="of:=[.I20]/[.D20]" office:value-type="float" office:value="0.0711823676937427" calcext:value-type="float">
            <text:p>0,071182368</text:p>
          </table:table-cell>
          <table:table-cell table:formula="of:=[.J20]/[.E20]" office:value-type="float" office:value="0.0670392386296895" calcext:value-type="float">
            <text:p>0,067039239</text:p>
          </table:table-cell>
          <table:table-cell table:formula="of:=[.K20]/[.F20]" office:value-type="float" office:value="0.0630713054370519" calcext:value-type="float">
            <text:p>0,063071305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(1-(1-EXP(-[.$A$2]*[.$A21]))^([.B$3]+1))" office:value-type="float" office:value="0.0907179532894125" calcext:value-type="float">
            <text:p>0,0907180</text:p>
          </table:table-cell>
          <table:table-cell table:formula="of:=(1-(1-EXP(-[.$A$2]*[.$A21]))^([.C$3]+1))" office:value-type="float" office:value="0.173206159529805" calcext:value-type="float">
            <text:p>0,1732062</text:p>
          </table:table-cell>
          <table:table-cell table:formula="of:=(1-(1-EXP(-[.$A$2]*[.$A21]))^([.D$3]+1))" office:value-type="float" office:value="0.248211204529554" calcext:value-type="float">
            <text:p>0,2482112</text:p>
          </table:table-cell>
          <table:table-cell table:formula="of:=(1-(1-EXP(-[.$A$2]*[.$A21]))^([.E$3]+1))" office:value-type="float" office:value="0.316411945360545" calcext:value-type="float">
            <text:p>0,3164119</text:p>
          </table:table-cell>
          <table:table-cell table:formula="of:=(1-(1-EXP(-[.$A$2]*[.$A21]))^([.F$3]+1))" office:value-type="float" office:value="0.378425654570528" calcext:value-type="float">
            <text:p>0,3784257</text:p>
          </table:table-cell>
          <table:table-cell table:formula="of:=([.G$3]+1)*([.$A$2])*EXP(-[.$A$2]*[.$A21])*(1-EXP(-[.$A$2]*[.$A21]))^[.G$3]" office:value-type="float" office:value="0.007257436263153" calcext:value-type="float">
            <text:p>0,00725744</text:p>
          </table:table-cell>
          <table:table-cell table:formula="of:=([.H$3]+1)*([.$A$2])*EXP(-[.$A$2]*[.$A21])*(1-EXP(-[.$A$2]*[.$A21]))^[.H$3]" office:value-type="float" office:value="0.0131981129984628" calcext:value-type="float">
            <text:p>0,01319811</text:p>
          </table:table-cell>
          <table:table-cell table:formula="of:=([.I$3]+1)*([.$A$2])*EXP(-[.$A$2]*[.$A21])*(1-EXP(-[.$A$2]*[.$A21]))^[.I$3]" office:value-type="float" office:value="0.0180012107999398" calcext:value-type="float">
            <text:p>0,01800121</text:p>
          </table:table-cell>
          <table:table-cell table:formula="of:=([.J$3]+1)*([.$A$2])*EXP(-[.$A$2]*[.$A21])*(1-EXP(-[.$A$2]*[.$A21]))^[.J$3]" office:value-type="float" office:value="0.0218242370659173" calcext:value-type="float">
            <text:p>0,02182424</text:p>
          </table:table-cell>
          <table:table-cell table:formula="of:=([.K$3]+1)*([.$A$2])*EXP(-[.$A$2]*[.$A21])*(1-EXP(-[.$A$2]*[.$A21]))^[.K$3]" office:value-type="float" office:value="0.024805483683993" calcext:value-type="float">
            <text:p>0,02480548</text:p>
          </table:table-cell>
          <table:table-cell table:formula="of:=[.G21]/[.B21]" office:value-type="float" office:value="0.08" calcext:value-type="float">
            <text:p>0,080000000</text:p>
          </table:table-cell>
          <table:table-cell table:formula="of:=[.H21]/[.C21]" office:value-type="float" office:value="0.0761988663353032" calcext:value-type="float">
            <text:p>0,076198866</text:p>
          </table:table-cell>
          <table:table-cell table:formula="of:=[.I21]/[.D21]" office:value-type="float" office:value="0.0725237639213681" calcext:value-type="float">
            <text:p>0,072523764</text:p>
          </table:table-cell>
          <table:table-cell table:formula="of:=[.J21]/[.E21]" office:value-type="float" office:value="0.0689741249845957" calcext:value-type="float">
            <text:p>0,068974125</text:p>
          </table:table-cell>
          <table:table-cell table:formula="of:=[.K21]/[.F21]" office:value-type="float" office:value="0.0655491597474925" calcext:value-type="float">
            <text:p>0,06554916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(1-(1-EXP(-[.$A$2]*[.$A22]))^([.B$3]+1))" office:value-type="float" office:value="0.0773047404432997" calcext:value-type="float">
            <text:p>0,0773047</text:p>
          </table:table-cell>
          <table:table-cell table:formula="of:=(1-(1-EXP(-[.$A$2]*[.$A22]))^([.C$3]+1))" office:value-type="float" office:value="0.148633457991593" calcext:value-type="float">
            <text:p>0,1486335</text:p>
          </table:table-cell>
          <table:table-cell table:formula="of:=(1-(1-EXP(-[.$A$2]*[.$A22]))^([.D$3]+1))" office:value-type="float" office:value="0.214448127543663" calcext:value-type="float">
            <text:p>0,2144481</text:p>
          </table:table-cell>
          <table:table-cell table:formula="of:=(1-(1-EXP(-[.$A$2]*[.$A22]))^([.E$3]+1))" office:value-type="float" office:value="0.275175011148648" calcext:value-type="float">
            <text:p>0,2751750</text:p>
          </table:table-cell>
          <table:table-cell table:formula="of:=(1-(1-EXP(-[.$A$2]*[.$A22]))^([.F$3]+1))" office:value-type="float" office:value="0.33120741877862" calcext:value-type="float">
            <text:p>0,3312074</text:p>
          </table:table-cell>
          <table:table-cell table:formula="of:=([.G$3]+1)*([.$A$2])*EXP(-[.$A$2]*[.$A22])*(1-EXP(-[.$A$2]*[.$A22]))^[.G$3]" office:value-type="float" office:value="0.00618437923546398" calcext:value-type="float">
            <text:p>0,00618438</text:p>
          </table:table-cell>
          <table:table-cell table:formula="of:=([.H$3]+1)*([.$A$2])*EXP(-[.$A$2]*[.$A22])*(1-EXP(-[.$A$2]*[.$A22]))^[.H$3]" office:value-type="float" office:value="0.011412594807727" calcext:value-type="float">
            <text:p>0,01141259</text:p>
          </table:table-cell>
          <table:table-cell table:formula="of:=([.I$3]+1)*([.$A$2])*EXP(-[.$A$2]*[.$A22])*(1-EXP(-[.$A$2]*[.$A22]))^[.I$3]" office:value-type="float" office:value="0.0157955206924967" calcext:value-type="float">
            <text:p>0,01579552</text:p>
          </table:table-cell>
          <table:table-cell table:formula="of:=([.J$3]+1)*([.$A$2])*EXP(-[.$A$2]*[.$A22])*(1-EXP(-[.$A$2]*[.$A22]))^[.J$3]" office:value-type="float" office:value="0.0194326027535953" calcext:value-type="float">
            <text:p>0,01943260</text:p>
          </table:table-cell>
          <table:table-cell table:formula="of:=([.K$3]+1)*([.$A$2])*EXP(-[.$A$2]*[.$A22])*(1-EXP(-[.$A$2]*[.$A22]))^[.K$3]" office:value-type="float" office:value="0.0224129630519886" calcext:value-type="float">
            <text:p>0,02241296</text:p>
          </table:table-cell>
          <table:table-cell table:formula="of:=[.G22]/[.B22]" office:value-type="float" office:value="0.08" calcext:value-type="float">
            <text:p>0,080000000</text:p>
          </table:table-cell>
          <table:table-cell table:formula="of:=[.H22]/[.C22]" office:value-type="float" office:value="0.0767834844316984" calcext:value-type="float">
            <text:p>0,076783484</text:p>
          </table:table-cell>
          <table:table-cell table:formula="of:=[.I22]/[.D22]" office:value-type="float" office:value="0.0736566034566127" calcext:value-type="float">
            <text:p>0,073656603</text:p>
          </table:table-cell>
          <table:table-cell table:formula="of:=[.J22]/[.E22]" office:value-type="float" office:value="0.0706190677433929" calcext:value-type="float">
            <text:p>0,070619068</text:p>
          </table:table-cell>
          <table:table-cell table:formula="of:=[.K22]/[.F22]" office:value-type="float" office:value="0.067670474093364" calcext:value-type="float">
            <text:p>0,067670474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(1-(1-EXP(-[.$A$2]*[.$A23]))^([.B$3]+1))" office:value-type="float" office:value="0.0658747544264029" calcext:value-type="float">
            <text:p>0,0658748</text:p>
          </table:table-cell>
          <table:table-cell table:formula="of:=(1-(1-EXP(-[.$A$2]*[.$A23]))^([.C$3]+1))" office:value-type="float" office:value="0.127410025582067" calcext:value-type="float">
            <text:p>0,1274100</text:p>
          </table:table-cell>
          <table:table-cell table:formula="of:=(1-(1-EXP(-[.$A$2]*[.$A23]))^([.D$3]+1))" office:value-type="float" office:value="0.184891675861789" calcext:value-type="float">
            <text:p>0,1848917</text:p>
          </table:table-cell>
          <table:table-cell table:formula="of:=(1-(1-EXP(-[.$A$2]*[.$A23]))^([.E$3]+1))" office:value-type="float" office:value="0.238586736545311" calcext:value-type="float">
            <text:p>0,2385867</text:p>
          </table:table-cell>
          <table:table-cell table:formula="of:=(1-(1-EXP(-[.$A$2]*[.$A23]))^([.F$3]+1))" office:value-type="float" office:value="0.288744648292395" calcext:value-type="float">
            <text:p>0,2887446</text:p>
          </table:table-cell>
          <table:table-cell table:formula="of:=([.G$3]+1)*([.$A$2])*EXP(-[.$A$2]*[.$A23])*(1-EXP(-[.$A$2]*[.$A23]))^[.G$3]" office:value-type="float" office:value="0.00526998035411224" calcext:value-type="float">
            <text:p>0,00526998</text:p>
          </table:table-cell>
          <table:table-cell table:formula="of:=([.H$3]+1)*([.$A$2])*EXP(-[.$A$2]*[.$A23])*(1-EXP(-[.$A$2]*[.$A23]))^[.H$3]" office:value-type="float" office:value="0.00984564338490625" calcext:value-type="float">
            <text:p>0,00984564</text:p>
          </table:table-cell>
          <table:table-cell table:formula="of:=([.I$3]+1)*([.$A$2])*EXP(-[.$A$2]*[.$A23])*(1-EXP(-[.$A$2]*[.$A23]))^[.I$3]" office:value-type="float" office:value="0.0137955960671334" calcext:value-type="float">
            <text:p>0,01379560</text:p>
          </table:table-cell>
          <table:table-cell table:formula="of:=([.J$3]+1)*([.$A$2])*EXP(-[.$A$2]*[.$A23])*(1-EXP(-[.$A$2]*[.$A23]))^[.J$3]" office:value-type="float" office:value="0.0171824194187269" calcext:value-type="float">
            <text:p>0,01718242</text:p>
          </table:table-cell>
          <table:table-cell table:formula="of:=([.K$3]+1)*([.$A$2])*EXP(-[.$A$2]*[.$A23])*(1-EXP(-[.$A$2]*[.$A23]))^[.K$3]" office:value-type="float" office:value="0.0200631646988335" calcext:value-type="float">
            <text:p>0,02006316</text:p>
          </table:table-cell>
          <table:table-cell table:formula="of:=[.G23]/[.B23]" office:value-type="float" office:value="0.0800000000000001" calcext:value-type="float">
            <text:p>0,080000000</text:p>
          </table:table-cell>
          <table:table-cell table:formula="of:=[.H23]/[.C23]" office:value-type="float" office:value="0.0772752641711425" calcext:value-type="float">
            <text:p>0,077275264</text:p>
          </table:table-cell>
          <table:table-cell table:formula="of:=[.I23]/[.D23]" office:value-type="float" office:value="0.0746144790068641" calcext:value-type="float">
            <text:p>0,074614479</text:p>
          </table:table-cell>
          <table:table-cell table:formula="of:=[.J23]/[.E23]" office:value-type="float" office:value="0.0720174963098324" calcext:value-type="float">
            <text:p>0,072017496</text:p>
          </table:table-cell>
          <table:table-cell table:formula="of:=[.K23]/[.F23]" office:value-type="float" office:value="0.0694841092899381" calcext:value-type="float">
            <text:p>0,069484109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(1-(1-EXP(-[.$A$2]*[.$A24]))^([.B$3]+1))" office:value-type="float" office:value="0.0561347628341338" calcext:value-type="float">
            <text:p>0,0561348</text:p>
          </table:table-cell>
          <table:table-cell table:formula="of:=(1-(1-EXP(-[.$A$2]*[.$A24]))^([.C$3]+1))" office:value-type="float" office:value="0.109118414069823" calcext:value-type="float">
            <text:p>0,1091184</text:p>
          </table:table-cell>
          <table:table-cell table:formula="of:=(1-(1-EXP(-[.$A$2]*[.$A24]))^([.D$3]+1))" office:value-type="float" office:value="0.159127840609311" calcext:value-type="float">
            <text:p>0,1591278</text:p>
          </table:table-cell>
          <table:table-cell table:formula="of:=(1-(1-EXP(-[.$A$2]*[.$A24]))^([.E$3]+1))" office:value-type="float" office:value="0.206329999850533" calcext:value-type="float">
            <text:p>0,2063300</text:p>
          </table:table-cell>
          <table:table-cell table:formula="of:=(1-(1-EXP(-[.$A$2]*[.$A24]))^([.F$3]+1))" office:value-type="float" office:value="0.25088247707749" calcext:value-type="float">
            <text:p>0,2508825</text:p>
          </table:table-cell>
          <table:table-cell table:formula="of:=([.G$3]+1)*([.$A$2])*EXP(-[.$A$2]*[.$A24])*(1-EXP(-[.$A$2]*[.$A24]))^[.G$3]" office:value-type="float" office:value="0.0044907810267307" calcext:value-type="float">
            <text:p>0,00449078</text:p>
          </table:table-cell>
          <table:table-cell table:formula="of:=([.H$3]+1)*([.$A$2])*EXP(-[.$A$2]*[.$A24])*(1-EXP(-[.$A$2]*[.$A24]))^[.H$3]" office:value-type="float" office:value="0.00847738419771029" calcext:value-type="float">
            <text:p>0,00847738</text:p>
          </table:table-cell>
          <table:table-cell table:formula="of:=([.I$3]+1)*([.$A$2])*EXP(-[.$A$2]*[.$A24])*(1-EXP(-[.$A$2]*[.$A24]))^[.I$3]" office:value-type="float" office:value="0.012002262369477" calcext:value-type="float">
            <text:p>0,01200226</text:p>
          </table:table-cell>
          <table:table-cell table:formula="of:=([.J$3]+1)*([.$A$2])*EXP(-[.$A$2]*[.$A24])*(1-EXP(-[.$A$2]*[.$A24]))^[.J$3]" office:value-type="float" office:value="0.0151046909571911" calcext:value-type="float">
            <text:p>0,01510469</text:p>
          </table:table-cell>
          <table:table-cell table:formula="of:=([.K$3]+1)*([.$A$2])*EXP(-[.$A$2]*[.$A24])*(1-EXP(-[.$A$2]*[.$A24]))^[.K$3]" office:value-type="float" office:value="0.0178209908907829" calcext:value-type="float">
            <text:p>0,01782099</text:p>
          </table:table-cell>
          <table:table-cell table:formula="of:=[.G24]/[.B24]" office:value-type="float" office:value="0.08" calcext:value-type="float">
            <text:p>0,080000000</text:p>
          </table:table-cell>
          <table:table-cell table:formula="of:=[.H24]/[.C24]" office:value-type="float" office:value="0.0776897673044052" calcext:value-type="float">
            <text:p>0,077689767</text:p>
          </table:table-cell>
          <table:table-cell table:formula="of:=[.I24]/[.D24]" office:value-type="float" office:value="0.0754252827382032" calcext:value-type="float">
            <text:p>0,075425283</text:p>
          </table:table-cell>
          <table:table-cell table:formula="of:=[.J24]/[.E24]" office:value-type="float" office:value="0.0732064700631662" calcext:value-type="float">
            <text:p>0,073206470</text:p>
          </table:table-cell>
          <table:table-cell table:formula="of:=[.K24]/[.F24]" office:value-type="float" office:value="0.0710332227996877" calcext:value-type="float">
            <text:p>0,071033223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(1-(1-EXP(-[.$A$2]*[.$A25]))^([.B$3]+1))" office:value-type="float" office:value="0.0478348894941983" calcext:value-type="float">
            <text:p>0,0478349</text:p>
          </table:table-cell>
          <table:table-cell table:formula="of:=(1-(1-EXP(-[.$A$2]*[.$A25]))^([.C$3]+1))" office:value-type="float" office:value="0.0933816023354745" calcext:value-type="float">
            <text:p>0,0933816</text:p>
          </table:table-cell>
          <table:table-cell table:formula="of:=(1-(1-EXP(-[.$A$2]*[.$A25]))^([.D$3]+1))" office:value-type="float" office:value="0.136749593201164" calcext:value-type="float">
            <text:p>0,1367496</text:p>
          </table:table-cell>
          <table:table-cell table:formula="of:=(1-(1-EXP(-[.$A$2]*[.$A25]))^([.E$3]+1))" office:value-type="float" office:value="0.178043081016208" calcext:value-type="float">
            <text:p>0,1780431</text:p>
          </table:table-cell>
          <table:table-cell table:formula="of:=(1-(1-EXP(-[.$A$2]*[.$A25]))^([.F$3]+1))" office:value-type="float" office:value="0.21736129940479" calcext:value-type="float">
            <text:p>0,2173613</text:p>
          </table:table-cell>
          <table:table-cell table:formula="of:=([.G$3]+1)*([.$A$2])*EXP(-[.$A$2]*[.$A25])*(1-EXP(-[.$A$2]*[.$A25]))^[.G$3]" office:value-type="float" office:value="0.00382679115953587" calcext:value-type="float">
            <text:p>0,00382679</text:p>
          </table:table-cell>
          <table:table-cell table:formula="of:=([.H$3]+1)*([.$A$2])*EXP(-[.$A$2]*[.$A25])*(1-EXP(-[.$A$2]*[.$A25]))^[.H$3]" office:value-type="float" office:value="0.00728747405460419" calcext:value-type="float">
            <text:p>0,00728747</text:p>
          </table:table-cell>
          <table:table-cell table:formula="of:=([.I$3]+1)*([.$A$2])*EXP(-[.$A$2]*[.$A25])*(1-EXP(-[.$A$2]*[.$A25]))^[.I$3]" office:value-type="float" office:value="0.0104083178077655" calcext:value-type="float">
            <text:p>0,01040832</text:p>
          </table:table-cell>
          <table:table-cell table:formula="of:=([.J$3]+1)*([.$A$2])*EXP(-[.$A$2]*[.$A25])*(1-EXP(-[.$A$2]*[.$A25]))^[.J$3]" office:value-type="float" office:value="0.0132139161008141" calcext:value-type="float">
            <text:p>0,01321392</text:p>
          </table:table-cell>
          <table:table-cell table:formula="of:=([.K$3]+1)*([.$A$2])*EXP(-[.$A$2]*[.$A25])*(1-EXP(-[.$A$2]*[.$A25]))^[.K$3]" office:value-type="float" office:value="0.0157272873554326" calcext:value-type="float">
            <text:p>0,01572729</text:p>
          </table:table-cell>
          <table:table-cell table:formula="of:=[.G25]/[.B25]" office:value-type="float" office:value="0.0800000000000001" calcext:value-type="float">
            <text:p>0,080000000</text:p>
          </table:table-cell>
          <table:table-cell table:formula="of:=[.H25]/[.C25]" office:value-type="float" office:value="0.0780397195201669" calcext:value-type="float">
            <text:p>0,078039720</text:p>
          </table:table-cell>
          <table:table-cell table:formula="of:=[.I25]/[.D25]" office:value-type="float" office:value="0.0761122396353639" calcext:value-type="float">
            <text:p>0,076112240</text:p>
          </table:table-cell>
          <table:table-cell table:formula="of:=[.J25]/[.E25]" office:value-type="float" office:value="0.0742175209808415" calcext:value-type="float">
            <text:p>0,074217521</text:p>
          </table:table-cell>
          <table:table-cell table:formula="of:=[.K25]/[.F25]" office:value-type="float" office:value="0.0723555085403856" calcext:value-type="float">
            <text:p>0,072355509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(1-(1-EXP(-[.$A$2]*[.$A26]))^([.B$3]+1))" office:value-type="float" office:value="0.0407622039783662" calcext:value-type="float">
            <text:p>0,0407622</text:p>
          </table:table-cell>
          <table:table-cell table:formula="of:=(1-(1-EXP(-[.$A$2]*[.$A26]))^([.C$3]+1))" office:value-type="float" office:value="0.0798628506835584" calcext:value-type="float">
            <text:p>0,0798629</text:p>
          </table:table-cell>
          <table:table-cell table:formula="of:=(1-(1-EXP(-[.$A$2]*[.$A26]))^([.D$3]+1))" office:value-type="float" office:value="0.117369668852068" calcext:value-type="float">
            <text:p>0,1173697</text:p>
          </table:table-cell>
          <table:table-cell table:formula="of:=(1-(1-EXP(-[.$A$2]*[.$A26]))^([.E$3]+1))" office:value-type="float" office:value="0.153347626447812" calcext:value-type="float">
            <text:p>0,1533476</text:p>
          </table:table-cell>
          <table:table-cell table:formula="of:=(1-(1-EXP(-[.$A$2]*[.$A26]))^([.F$3]+1))" office:value-type="float" office:value="0.187859043197315" calcext:value-type="float">
            <text:p>0,1878590</text:p>
          </table:table-cell>
          <table:table-cell table:formula="of:=([.G$3]+1)*([.$A$2])*EXP(-[.$A$2]*[.$A26])*(1-EXP(-[.$A$2]*[.$A26]))^[.G$3]" office:value-type="float" office:value="0.0032609763182693" calcext:value-type="float">
            <text:p>0,00326098</text:p>
          </table:table-cell>
          <table:table-cell table:formula="of:=([.H$3]+1)*([.$A$2])*EXP(-[.$A$2]*[.$A26])*(1-EXP(-[.$A$2]*[.$A26]))^[.H$3]" office:value-type="float" office:value="0.00625610347283076" calcext:value-type="float">
            <text:p>0,00625610</text:p>
          </table:table-cell>
          <table:table-cell table:formula="of:=([.I$3]+1)*([.$A$2])*EXP(-[.$A$2]*[.$A26])*(1-EXP(-[.$A$2]*[.$A26]))^[.I$3]" office:value-type="float" office:value="0.00900163636044221" calcext:value-type="float">
            <text:p>0,00900164</text:p>
          </table:table-cell>
          <table:table-cell table:formula="of:=([.J$3]+1)*([.$A$2])*EXP(-[.$A$2]*[.$A26])*(1-EXP(-[.$A$2]*[.$A26]))^[.J$3]" office:value-type="float" office:value="0.0115129464306384" calcext:value-type="float">
            <text:p>0,01151295</text:p>
          </table:table-cell>
          <table:table-cell table:formula="of:=([.K$3]+1)*([.$A$2])*EXP(-[.$A$2]*[.$A26])*(1-EXP(-[.$A$2]*[.$A26]))^[.K$3]" office:value-type="float" office:value="0.0138045666998009" calcext:value-type="float">
            <text:p>0,01380457</text:p>
          </table:table-cell>
          <table:table-cell table:formula="of:=[.G26]/[.B26]" office:value-type="float" office:value="0.0800000000000001" calcext:value-type="float">
            <text:p>0,080000000</text:p>
          </table:table-cell>
          <table:table-cell table:formula="of:=[.H26]/[.C26]" office:value-type="float" office:value="0.078335589316983" calcext:value-type="float">
            <text:p>0,078335589</text:p>
          </table:table-cell>
          <table:table-cell table:formula="of:=[.I26]/[.D26]" office:value-type="float" office:value="0.0766947410560376" calcext:value-type="float">
            <text:p>0,076694741</text:p>
          </table:table-cell>
          <table:table-cell table:formula="of:=[.J26]/[.E26]" office:value-type="float" office:value="0.0750774348278321" calcext:value-type="float">
            <text:p>0,075077435</text:p>
          </table:table-cell>
          <table:table-cell table:formula="of:=[.K26]/[.F26]" office:value-type="float" office:value="0.0734836421225753" calcext:value-type="float">
            <text:p>0,073483642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(1-(1-EXP(-[.$A$2]*[.$A27]))^([.B$3]+1))" office:value-type="float" office:value="0.0347352589447386" calcext:value-type="float">
            <text:p>0,0347353</text:p>
          </table:table-cell>
          <table:table-cell table:formula="of:=(1-(1-EXP(-[.$A$2]*[.$A27]))^([.C$3]+1))" office:value-type="float" office:value="0.0682639796755192" calcext:value-type="float">
            <text:p>0,0682640</text:p>
          </table:table-cell>
          <table:table-cell table:formula="of:=(1-(1-EXP(-[.$A$2]*[.$A27]))^([.D$3]+1))" office:value-type="float" office:value="0.10062807160963" calcext:value-type="float">
            <text:p>0,1006281</text:p>
          </table:table-cell>
          <table:table-cell table:formula="of:=(1-(1-EXP(-[.$A$2]*[.$A27]))^([.E$3]+1))" office:value-type="float" office:value="0.131867988429899" calcext:value-type="float">
            <text:p>0,1318680</text:p>
          </table:table-cell>
          <table:table-cell table:formula="of:=(1-(1-EXP(-[.$A$2]*[.$A27]))^([.F$3]+1))" office:value-type="float" office:value="0.162022778650003" calcext:value-type="float">
            <text:p>0,1620228</text:p>
          </table:table-cell>
          <table:table-cell table:formula="of:=([.G$3]+1)*([.$A$2])*EXP(-[.$A$2]*[.$A27])*(1-EXP(-[.$A$2]*[.$A27]))^[.G$3]" office:value-type="float" office:value="0.00277882071557908" calcext:value-type="float">
            <text:p>0,00277882</text:p>
          </table:table-cell>
          <table:table-cell table:formula="of:=([.H$3]+1)*([.$A$2])*EXP(-[.$A$2]*[.$A27])*(1-EXP(-[.$A$2]*[.$A27]))^[.H$3]" office:value-type="float" office:value="0.00536459531692488" calcext:value-type="float">
            <text:p>0,00536460</text:p>
          </table:table-cell>
          <table:table-cell table:formula="of:=([.I$3]+1)*([.$A$2])*EXP(-[.$A$2]*[.$A27])*(1-EXP(-[.$A$2]*[.$A27]))^[.I$3]" office:value-type="float" office:value="0.00776738206418665" calcext:value-type="float">
            <text:p>0,00776738</text:p>
          </table:table-cell>
          <table:table-cell table:formula="of:=([.J$3]+1)*([.$A$2])*EXP(-[.$A$2]*[.$A27])*(1-EXP(-[.$A$2]*[.$A27]))^[.J$3]" office:value-type="float" office:value="0.00999677338248588" calcext:value-type="float">
            <text:p>0,00999677</text:p>
          </table:table-cell>
          <table:table-cell table:formula="of:=([.K$3]+1)*([.$A$2])*EXP(-[.$A$2]*[.$A27])*(1-EXP(-[.$A$2]*[.$A27]))^[.K$3]" office:value-type="float" office:value="0.0120619160880417" calcext:value-type="float">
            <text:p>0,01206192</text:p>
          </table:table-cell>
          <table:table-cell table:formula="of:=[.G27]/[.B27]" office:value-type="float" office:value="0.0799999999999999" calcext:value-type="float">
            <text:p>0,080000000</text:p>
          </table:table-cell>
          <table:table-cell table:formula="of:=[.H27]/[.C27]" office:value-type="float" office:value="0.0785860323764384" calcext:value-type="float">
            <text:p>0,078586032</text:p>
          </table:table-cell>
          <table:table-cell table:formula="of:=[.I27]/[.D27]" office:value-type="float" office:value="0.0771890183319711" calcext:value-type="float">
            <text:p>0,077189018</text:p>
          </table:table-cell>
          <table:table-cell table:formula="of:=[.J27]/[.E27]" office:value-type="float" office:value="0.0758089472776039" calcext:value-type="float">
            <text:p>0,075808947</text:p>
          </table:table-cell>
          <table:table-cell table:formula="of:=[.K27]/[.F27]" office:value-type="float" office:value="0.0744458044019694" calcext:value-type="float">
            <text:p>0,074445804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(1-(1-EXP(-[.$A$2]*[.$A28]))^([.B$3]+1))" office:value-type="float" office:value="0.029599435167892" calcext:value-type="float">
            <text:p>0,0295994</text:p>
          </table:table-cell>
          <table:table-cell table:formula="of:=(1-(1-EXP(-[.$A$2]*[.$A28]))^([.C$3]+1))" office:value-type="float" office:value="0.0583227437735258" calcext:value-type="float">
            <text:p>0,0583227</text:p>
          </table:table-cell>
          <table:table-cell table:formula="of:=(1-(1-EXP(-[.$A$2]*[.$A28]))^([.D$3]+1))" office:value-type="float" office:value="0.0861958586682796" calcext:value-type="float">
            <text:p>0,0861959</text:p>
          </table:table-cell>
          <table:table-cell table:formula="of:=(1-(1-EXP(-[.$A$2]*[.$A28]))^([.E$3]+1))" office:value-type="float" office:value="0.113243945105779" calcext:value-type="float">
            <text:p>0,1132439</text:p>
          </table:table-cell>
          <table:table-cell table:formula="of:=(1-(1-EXP(-[.$A$2]*[.$A28]))^([.F$3]+1))" office:value-type="float" office:value="0.139491423462356" calcext:value-type="float">
            <text:p>0,1394914</text:p>
          </table:table-cell>
          <table:table-cell table:formula="of:=([.G$3]+1)*([.$A$2])*EXP(-[.$A$2]*[.$A28])*(1-EXP(-[.$A$2]*[.$A28]))^[.G$3]" office:value-type="float" office:value="0.00236795481343136" calcext:value-type="float">
            <text:p>0,00236795</text:p>
          </table:table-cell>
          <table:table-cell table:formula="of:=([.H$3]+1)*([.$A$2])*EXP(-[.$A$2]*[.$A28])*(1-EXP(-[.$A$2]*[.$A28]))^[.H$3]" office:value-type="float" office:value="0.0045957293769014" calcext:value-type="float">
            <text:p>0,00459573</text:p>
          </table:table-cell>
          <table:table-cell table:formula="of:=([.I$3]+1)*([.$A$2])*EXP(-[.$A$2]*[.$A28])*(1-EXP(-[.$A$2]*[.$A28]))^[.I$3]" office:value-type="float" office:value="0.00668954757474095" calcext:value-type="float">
            <text:p>0,00668955</text:p>
          </table:table-cell>
          <table:table-cell table:formula="of:=([.J$3]+1)*([.$A$2])*EXP(-[.$A$2]*[.$A28])*(1-EXP(-[.$A$2]*[.$A28]))^[.J$3]" office:value-type="float" office:value="0.00865538765999983" calcext:value-type="float">
            <text:p>0,00865539</text:p>
          </table:table-cell>
          <table:table-cell table:formula="of:=([.K$3]+1)*([.$A$2])*EXP(-[.$A$2]*[.$A28])*(1-EXP(-[.$A$2]*[.$A28]))^[.K$3]" office:value-type="float" office:value="0.0104989913426309" calcext:value-type="float">
            <text:p>0,01049899</text:p>
          </table:table-cell>
          <table:table-cell table:formula="of:=[.G28]/[.B28]" office:value-type="float" office:value="0.08" calcext:value-type="float">
            <text:p>0,080000000</text:p>
          </table:table-cell>
          <table:table-cell table:formula="of:=[.H28]/[.C28]" office:value-type="float" office:value="0.0787982368378822" calcext:value-type="float">
            <text:p>0,078798237</text:p>
          </table:table-cell>
          <table:table-cell table:formula="of:=[.I28]/[.D28]" office:value-type="float" office:value="0.0776086888406708" calcext:value-type="float">
            <text:p>0,077608689</text:p>
          </table:table-cell>
          <table:table-cell table:formula="of:=[.J28]/[.E28]" office:value-type="float" office:value="0.0764313504966203" calcext:value-type="float">
            <text:p>0,076431350</text:p>
          </table:table-cell>
          <table:table-cell table:formula="of:=[.K28]/[.F28]" office:value-type="float" office:value="0.0752662140942605" calcext:value-type="float">
            <text:p>0,075266214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(1-(1-EXP(-[.$A$2]*[.$A29]))^([.B$3]+1))" office:value-type="float" office:value="0.0252229748352272" calcext:value-type="float">
            <text:p>0,0252230</text:p>
          </table:table-cell>
          <table:table-cell table:formula="of:=(1-(1-EXP(-[.$A$2]*[.$A29]))^([.C$3]+1))" office:value-type="float" office:value="0.0498097512109158" calcext:value-type="float">
            <text:p>0,0498098</text:p>
          </table:table-cell>
          <table:table-cell table:formula="of:=(1-(1-EXP(-[.$A$2]*[.$A29]))^([.D$3]+1))" office:value-type="float" office:value="0.0737763759448011" calcext:value-type="float">
            <text:p>0,0737764</text:p>
          </table:table-cell>
          <table:table-cell table:formula="of:=(1-(1-EXP(-[.$A$2]*[.$A29]))^([.E$3]+1))" office:value-type="float" office:value="0.0971384911061384" calcext:value-type="float">
            <text:p>0,0971385</text:p>
          </table:table-cell>
          <table:table-cell table:formula="of:=(1-(1-EXP(-[.$A$2]*[.$A29]))^([.F$3]+1))" office:value-type="float" office:value="0.119911344224663" calcext:value-type="float">
            <text:p>0,1199113</text:p>
          </table:table-cell>
          <table:table-cell table:formula="of:=([.G$3]+1)*([.$A$2])*EXP(-[.$A$2]*[.$A29])*(1-EXP(-[.$A$2]*[.$A29]))^[.G$3]" office:value-type="float" office:value="0.00201783798681818" calcext:value-type="float">
            <text:p>0,00201784</text:p>
          </table:table-cell>
          <table:table-cell table:formula="of:=([.H$3]+1)*([.$A$2])*EXP(-[.$A$2]*[.$A29])*(1-EXP(-[.$A$2]*[.$A29]))^[.H$3]" office:value-type="float" office:value="0.00393388422011019" calcext:value-type="float">
            <text:p>0,00393388</text:p>
          </table:table-cell>
          <table:table-cell table:formula="of:=([.I$3]+1)*([.$A$2])*EXP(-[.$A$2]*[.$A29])*(1-EXP(-[.$A$2]*[.$A29]))^[.I$3]" office:value-type="float" office:value="0.00575198993613248" calcext:value-type="float">
            <text:p>0,00575199</text:p>
          </table:table-cell>
          <table:table-cell table:formula="of:=([.J$3]+1)*([.$A$2])*EXP(-[.$A$2]*[.$A29])*(1-EXP(-[.$A$2]*[.$A29]))^[.J$3]" office:value-type="float" office:value="0.00747587685162791" calcext:value-type="float">
            <text:p>0,00747588</text:p>
          </table:table-cell>
          <table:table-cell table:formula="of:=([.K$3]+1)*([.$A$2])*EXP(-[.$A$2]*[.$A29])*(1-EXP(-[.$A$2]*[.$A29]))^[.K$3]" office:value-type="float" office:value="0.00910914124741006" calcext:value-type="float">
            <text:p>0,00910914</text:p>
          </table:table-cell>
          <table:table-cell table:formula="of:=[.G29]/[.B29]" office:value-type="float" office:value="0.0800000000000001" calcext:value-type="float">
            <text:p>0,080000000</text:p>
          </table:table-cell>
          <table:table-cell table:formula="of:=[.H29]/[.C29]" office:value-type="float" office:value="0.0789781945196322" calcext:value-type="float">
            <text:p>0,078978195</text:p>
          </table:table-cell>
          <table:table-cell table:formula="of:=[.I29]/[.D29]" office:value-type="float" office:value="0.0779652004109835" calcext:value-type="float">
            <text:p>0,077965200</text:p>
          </table:table-cell>
          <table:table-cell table:formula="of:=[.J29]/[.E29]" office:value-type="float" office:value="0.0769610147995751" calcext:value-type="float">
            <text:p>0,076961015</text:p>
          </table:table-cell>
          <table:table-cell table:formula="of:=[.K29]/[.F29]" office:value-type="float" office:value="0.0759656336630116" calcext:value-type="float">
            <text:p>0,075965634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(1-(1-EXP(-[.$A$2]*[.$A30]))^([.B$3]+1))" office:value-type="float" office:value="0.0214936013450899" calcext:value-type="float">
            <text:p>0,0214936</text:p>
          </table:table-cell>
          <table:table-cell table:formula="of:=(1-(1-EXP(-[.$A$2]*[.$A30]))^([.C$3]+1))" office:value-type="float" office:value="0.0425252277913982" calcext:value-type="float">
            <text:p>0,0425252</text:p>
          </table:table-cell>
          <table:table-cell table:formula="of:=(1-(1-EXP(-[.$A$2]*[.$A30]))^([.D$3]+1))" office:value-type="float" office:value="0.0631048088432307" calcext:value-type="float">
            <text:p>0,0631048</text:p>
          </table:table-cell>
          <table:table-cell table:formula="of:=(1-(1-EXP(-[.$A$2]*[.$A30]))^([.E$3]+1))" office:value-type="float" office:value="0.0832420605840861" calcext:value-type="float">
            <text:p>0,0832421</text:p>
          </table:table-cell>
          <table:table-cell table:formula="of:=(1-(1-EXP(-[.$A$2]*[.$A30]))^([.F$3]+1))" office:value-type="float" office:value="0.102946490263838" calcext:value-type="float">
            <text:p>0,1029465</text:p>
          </table:table-cell>
          <table:table-cell table:formula="of:=([.G$3]+1)*([.$A$2])*EXP(-[.$A$2]*[.$A30])*(1-EXP(-[.$A$2]*[.$A30]))^[.G$3]" office:value-type="float" office:value="0.00171948810760719" calcext:value-type="float">
            <text:p>0,00171949</text:p>
          </table:table-cell>
          <table:table-cell table:formula="of:=([.H$3]+1)*([.$A$2])*EXP(-[.$A$2]*[.$A30])*(1-EXP(-[.$A$2]*[.$A30]))^[.H$3]" office:value-type="float" office:value="0.00336506023140932" calcext:value-type="float">
            <text:p>0,00336506</text:p>
          </table:table-cell>
          <table:table-cell table:formula="of:=([.I$3]+1)*([.$A$2])*EXP(-[.$A$2]*[.$A30])*(1-EXP(-[.$A$2]*[.$A30]))^[.I$3]" office:value-type="float" office:value="0.00493909945243979" calcext:value-type="float">
            <text:p>0,00493910</text:p>
          </table:table-cell>
          <table:table-cell table:formula="of:=([.J$3]+1)*([.$A$2])*EXP(-[.$A$2]*[.$A30])*(1-EXP(-[.$A$2]*[.$A30]))^[.J$3]" office:value-type="float" office:value="0.00644392055707373" calcext:value-type="float">
            <text:p>0,00644392</text:p>
          </table:table-cell>
          <table:table-cell table:formula="of:=([.K$3]+1)*([.$A$2])*EXP(-[.$A$2]*[.$A30])*(1-EXP(-[.$A$2]*[.$A30]))^[.K$3]" office:value-type="float" office:value="0.0078817718719007" calcext:value-type="float">
            <text:p>0,00788177</text:p>
          </table:table-cell>
          <table:table-cell table:formula="of:=[.G30]/[.B30]" office:value-type="float" office:value="0.08" calcext:value-type="float">
            <text:p>0,080000000</text:p>
          </table:table-cell>
          <table:table-cell table:formula="of:=[.H30]/[.C30]" office:value-type="float" office:value="0.0791309160744811" calcext:value-type="float">
            <text:p>0,079130916</text:p>
          </table:table-cell>
          <table:table-cell table:formula="of:=[.I30]/[.D30]" office:value-type="float" office:value="0.078268194500198" calcext:value-type="float">
            <text:p>0,078268195</text:p>
          </table:table-cell>
          <table:table-cell table:formula="of:=[.J30]/[.E30]" office:value-type="float" office:value="0.0774118337756004" calcext:value-type="float">
            <text:p>0,077411834</text:p>
          </table:table-cell>
          <table:table-cell table:formula="of:=[.K30]/[.F30]" office:value-type="float" office:value="0.0765618317992269" calcext:value-type="float">
            <text:p>0,076561832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(1-(1-EXP(-[.$A$2]*[.$A31]))^([.B$3]+1))" office:value-type="float" office:value="0.0183156388887342" calcext:value-type="float">
            <text:p>0,0183156</text:p>
          </table:table-cell>
          <table:table-cell table:formula="of:=(1-(1-EXP(-[.$A$2]*[.$A31]))^([.C$3]+1))" office:value-type="float" office:value="0.0362958151495659" calcext:value-type="float">
            <text:p>0,0362958</text:p>
          </table:table-cell>
          <table:table-cell table:formula="of:=(1-(1-EXP(-[.$A$2]*[.$A31]))^([.D$3]+1))" office:value-type="float" office:value="0.0539466729948485" calcext:value-type="float">
            <text:p>0,0539467</text:p>
          </table:table-cell>
          <table:table-cell table:formula="of:=(1-(1-EXP(-[.$A$2]*[.$A31]))^([.E$3]+1))" office:value-type="float" office:value="0.0712742441017604" calcext:value-type="float">
            <text:p>0,0712742</text:p>
          </table:table-cell>
          <table:table-cell table:formula="of:=(1-(1-EXP(-[.$A$2]*[.$A31]))^([.F$3]+1))" office:value-type="float" office:value="0.0882844496734593" calcext:value-type="float">
            <text:p>0,0882844</text:p>
          </table:table-cell>
          <table:table-cell table:formula="of:=([.G$3]+1)*([.$A$2])*EXP(-[.$A$2]*[.$A31])*(1-EXP(-[.$A$2]*[.$A31]))^[.G$3]" office:value-type="float" office:value="0.00146525111109873" calcext:value-type="float">
            <text:p>0,00146525</text:p>
          </table:table-cell>
          <table:table-cell table:formula="of:=([.H$3]+1)*([.$A$2])*EXP(-[.$A$2]*[.$A31])*(1-EXP(-[.$A$2]*[.$A31]))^[.H$3]" office:value-type="float" office:value="0.00287682820173307" calcext:value-type="float">
            <text:p>0,00287683</text:p>
          </table:table-cell>
          <table:table-cell table:formula="of:=([.I$3]+1)*([.$A$2])*EXP(-[.$A$2]*[.$A31])*(1-EXP(-[.$A$2]*[.$A31]))^[.I$3]" office:value-type="float" office:value="0.0042362058828678" calcext:value-type="float">
            <text:p>0,00423621</text:p>
          </table:table-cell>
          <table:table-cell table:formula="of:=([.J$3]+1)*([.$A$2])*EXP(-[.$A$2]*[.$A31])*(1-EXP(-[.$A$2]*[.$A31]))^[.J$3]" office:value-type="float" office:value="0.00554482275421181" calcext:value-type="float">
            <text:p>0,00554482</text:p>
          </table:table-cell>
          <table:table-cell table:formula="of:=([.K$3]+1)*([.$A$2])*EXP(-[.$A$2]*[.$A31])*(1-EXP(-[.$A$2]*[.$A31]))^[.K$3]" office:value-type="float" office:value="0.00680408222867954" calcext:value-type="float">
            <text:p>0,00680408</text:p>
          </table:table-cell>
          <table:table-cell table:formula="of:=[.G31]/[.B31]" office:value-type="float" office:value="0.0799999999999998" calcext:value-type="float">
            <text:p>0,080000000</text:p>
          </table:table-cell>
          <table:table-cell table:formula="of:=[.H31]/[.C31]" office:value-type="float" office:value="0.0792606031818925" calcext:value-type="float">
            <text:p>0,079260603</text:p>
          </table:table-cell>
          <table:table-cell table:formula="of:=[.I31]/[.D31]" office:value-type="float" office:value="0.0785258042376835" calcext:value-type="float">
            <text:p>0,078525804</text:p>
          </table:table-cell>
          <table:table-cell table:formula="of:=[.J31]/[.E31]" office:value-type="float" office:value="0.0777956023819109" calcext:value-type="float">
            <text:p>0,077795602</text:p>
          </table:table-cell>
          <table:table-cell table:formula="of:=[.K31]/[.F31]" office:value-type="float" office:value="0.0770699965151964" calcext:value-type="float">
            <text:p>0,077069997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(1-(1-EXP(-[.$A$2]*[.$A32]))^([.B$3]+1))" office:value-type="float" office:value="0.0156075579199828" calcext:value-type="float">
            <text:p>0,0156076</text:p>
          </table:table-cell>
          <table:table-cell table:formula="of:=(1-(1-EXP(-[.$A$2]*[.$A32]))^([.C$3]+1))" office:value-type="float" office:value="0.03097151997574" calcext:value-type="float">
            <text:p>0,0309715</text:p>
          </table:table-cell>
          <table:table-cell table:formula="of:=(1-(1-EXP(-[.$A$2]*[.$A32]))^([.D$3]+1))" office:value-type="float" office:value="0.0460956881038316" calcext:value-type="float">
            <text:p>0,0460957</text:p>
          </table:table-cell>
          <table:table-cell table:formula="of:=(1-(1-EXP(-[.$A$2]*[.$A32]))^([.E$3]+1))" office:value-type="float" office:value="0.0609838049018723" calcext:value-type="float">
            <text:p>0,0609838</text:p>
          </table:table-cell>
          <table:table-cell table:formula="of:=(1-(1-EXP(-[.$A$2]*[.$A32]))^([.F$3]+1))" office:value-type="float" office:value="0.0756395545546682" calcext:value-type="float">
            <text:p>0,0756396</text:p>
          </table:table-cell>
          <table:table-cell table:formula="of:=([.G$3]+1)*([.$A$2])*EXP(-[.$A$2]*[.$A32])*(1-EXP(-[.$A$2]*[.$A32]))^[.G$3]" office:value-type="float" office:value="0.00124860463359863" calcext:value-type="float">
            <text:p>0,00124860</text:p>
          </table:table-cell>
          <table:table-cell table:formula="of:=([.H$3]+1)*([.$A$2])*EXP(-[.$A$2]*[.$A32])*(1-EXP(-[.$A$2]*[.$A32]))^[.H$3]" office:value-type="float" office:value="0.00245823392892115" calcext:value-type="float">
            <text:p>0,00245823</text:p>
          </table:table-cell>
          <table:table-cell table:formula="of:=([.I$3]+1)*([.$A$2])*EXP(-[.$A$2]*[.$A32])*(1-EXP(-[.$A$2]*[.$A32]))^[.I$3]" office:value-type="float" office:value="0.00362980035074197" calcext:value-type="float">
            <text:p>0,00362980</text:p>
          </table:table-cell>
          <table:table-cell table:formula="of:=([.J$3]+1)*([.$A$2])*EXP(-[.$A$2]*[.$A32])*(1-EXP(-[.$A$2]*[.$A32]))^[.J$3]" office:value-type="float" office:value="0.00476419737537306" calcext:value-type="float">
            <text:p>0,00476420</text:p>
          </table:table-cell>
          <table:table-cell table:formula="of:=([.K$3]+1)*([.$A$2])*EXP(-[.$A$2]*[.$A32])*(1-EXP(-[.$A$2]*[.$A32]))^[.K$3]" office:value-type="float" office:value="0.00586229986111837" calcext:value-type="float">
            <text:p>0,00586230</text:p>
          </table:table-cell>
          <table:table-cell table:formula="of:=[.G32]/[.B32]" office:value-type="float" office:value="0.0800000000000001" calcext:value-type="float">
            <text:p>0,080000000</text:p>
          </table:table-cell>
          <table:table-cell table:formula="of:=[.H32]/[.C32]" office:value-type="float" office:value="0.0793707874475224" calcext:value-type="float">
            <text:p>0,079370787</text:p>
          </table:table-cell>
          <table:table-cell table:formula="of:=[.I32]/[.D32]" office:value-type="float" office:value="0.0787449000124647" calcext:value-type="float">
            <text:p>0,078744900</text:p>
          </table:table-cell>
          <table:table-cell table:formula="of:=[.J32]/[.E32]" office:value-type="float" office:value="0.0781223372834645" calcext:value-type="float">
            <text:p>0,078122337</text:p>
          </table:table-cell>
          <table:table-cell table:formula="of:=[.K32]/[.F32]" office:value-type="float" office:value="0.0775030986847155" calcext:value-type="float">
            <text:p>0,077503099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(1-(1-EXP(-[.$A$2]*[.$A33]))^([.B$3]+1))" office:value-type="float" office:value="0.0132998835424437" calcext:value-type="float">
            <text:p>0,0132999</text:p>
          </table:table-cell>
          <table:table-cell table:formula="of:=(1-(1-EXP(-[.$A$2]*[.$A33]))^([.C$3]+1))" office:value-type="float" office:value="0.0264228801826448" calcext:value-type="float">
            <text:p>0,0264229</text:p>
          </table:table-cell>
          <table:table-cell table:formula="of:=(1-(1-EXP(-[.$A$2]*[.$A33]))^([.D$3]+1))" office:value-type="float" office:value="0.0393713424958034" calcext:value-type="float">
            <text:p>0,0393713</text:p>
          </table:table-cell>
          <table:table-cell table:formula="of:=(1-(1-EXP(-[.$A$2]*[.$A33]))^([.E$3]+1))" office:value-type="float" office:value="0.0521475917681433" calcext:value-type="float">
            <text:p>0,0521476</text:p>
          </table:table-cell>
          <table:table-cell table:formula="of:=(1-(1-EXP(-[.$A$2]*[.$A33]))^([.F$3]+1))" office:value-type="float" office:value="0.0647539184130518" calcext:value-type="float">
            <text:p>0,0647539</text:p>
          </table:table-cell>
          <table:table-cell table:formula="of:=([.G$3]+1)*([.$A$2])*EXP(-[.$A$2]*[.$A33])*(1-EXP(-[.$A$2]*[.$A33]))^[.G$3]" office:value-type="float" office:value="0.0010639906833955" calcext:value-type="float">
            <text:p>0,00106399</text:p>
          </table:table-cell>
          <table:table-cell table:formula="of:=([.H$3]+1)*([.$A$2])*EXP(-[.$A$2]*[.$A33])*(1-EXP(-[.$A$2]*[.$A33]))^[.H$3]" office:value-type="float" office:value="0.00209967946243219" calcext:value-type="float">
            <text:p>0,00209968</text:p>
          </table:table-cell>
          <table:table-cell table:formula="of:=([.I$3]+1)*([.$A$2])*EXP(-[.$A$2]*[.$A33])*(1-EXP(-[.$A$2]*[.$A33]))^[.I$3]" office:value-type="float" office:value="0.00310763095515808" calcext:value-type="float">
            <text:p>0,00310763</text:p>
          </table:table-cell>
          <table:table-cell table:formula="of:=([.J$3]+1)*([.$A$2])*EXP(-[.$A$2]*[.$A33])*(1-EXP(-[.$A$2]*[.$A33]))^[.J$3]" office:value-type="float" office:value="0.00408839976714877" calcext:value-type="float">
            <text:p>0,00408840</text:p>
          </table:table-cell>
          <table:table-cell table:formula="of:=([.K$3]+1)*([.$A$2])*EXP(-[.$A$2]*[.$A33])*(1-EXP(-[.$A$2]*[.$A33]))^[.K$3]" office:value-type="float" office:value="0.00504253065796343" calcext:value-type="float">
            <text:p>0,00504253</text:p>
          </table:table-cell>
          <table:table-cell table:formula="of:=[.G33]/[.B33]" office:value-type="float" office:value="0.0800000000000003" calcext:value-type="float">
            <text:p>0,080000000</text:p>
          </table:table-cell>
          <table:table-cell table:formula="of:=[.H33]/[.C33]" office:value-type="float" office:value="0.0794644432370136" calcext:value-type="float">
            <text:p>0,079464443</text:p>
          </table:table-cell>
          <table:table-cell table:formula="of:=[.I33]/[.D33]" office:value-type="float" office:value="0.0789312926144013" calcext:value-type="float">
            <text:p>0,078931293</text:p>
          </table:table-cell>
          <table:table-cell table:formula="of:=[.J33]/[.E33]" office:value-type="float" office:value="0.0784005479165071" calcext:value-type="float">
            <text:p>0,078400548</text:p>
          </table:table-cell>
          <table:table-cell table:formula="of:=[.K33]/[.F33]" office:value-type="float" office:value="0.0778722088414507" calcext:value-type="float">
            <text:p>0,077872209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(1-(1-EXP(-[.$A$2]*[.$A34]))^([.B$3]+1))" office:value-type="float" office:value="0.0113334131546674" calcext:value-type="float">
            <text:p>0,0113334</text:p>
          </table:table-cell>
          <table:table-cell table:formula="of:=(1-(1-EXP(-[.$A$2]*[.$A34]))^([.C$3]+1))" office:value-type="float" office:value="0.0225383800556004" calcext:value-type="float">
            <text:p>0,0225384</text:p>
          </table:table-cell>
          <table:table-cell table:formula="of:=(1-(1-EXP(-[.$A$2]*[.$A34]))^([.D$3]+1))" office:value-type="float" office:value="0.0336163564372608" calcext:value-type="float">
            <text:p>0,0336164</text:p>
          </table:table-cell>
          <table:table-cell table:formula="of:=(1-(1-EXP(-[.$A$2]*[.$A34]))^([.E$3]+1))" office:value-type="float" office:value="0.0445687815356701" calcext:value-type="float">
            <text:p>0,0445688</text:p>
          </table:table-cell>
          <table:table-cell table:formula="of:=(1-(1-EXP(-[.$A$2]*[.$A34]))^([.F$3]+1))" office:value-type="float" office:value="0.0553970782753938" calcext:value-type="float">
            <text:p>0,0553971</text:p>
          </table:table-cell>
          <table:table-cell table:formula="of:=([.G$3]+1)*([.$A$2])*EXP(-[.$A$2]*[.$A34])*(1-EXP(-[.$A$2]*[.$A34]))^[.G$3]" office:value-type="float" office:value="0.000906673052373391" calcext:value-type="float">
            <text:p>0,00090667</text:p>
          </table:table-cell>
          <table:table-cell table:formula="of:=([.H$3]+1)*([.$A$2])*EXP(-[.$A$2]*[.$A34])*(1-EXP(-[.$A$2]*[.$A34]))^[.H$3]" office:value-type="float" office:value="0.00179279470414928" calcext:value-type="float">
            <text:p>0,00179279</text:p>
          </table:table-cell>
          <table:table-cell table:formula="of:=([.I$3]+1)*([.$A$2])*EXP(-[.$A$2]*[.$A34])*(1-EXP(-[.$A$2]*[.$A34]))^[.I$3]" office:value-type="float" office:value="0.00265871433159848" calcext:value-type="float">
            <text:p>0,00265871</text:p>
          </table:table-cell>
          <table:table-cell table:formula="of:=([.J$3]+1)*([.$A$2])*EXP(-[.$A$2]*[.$A34])*(1-EXP(-[.$A$2]*[.$A34]))^[.J$3]" office:value-type="float" office:value="0.00350477603149099" calcext:value-type="float">
            <text:p>0,00350478</text:p>
          </table:table-cell>
          <table:table-cell table:formula="of:=([.K$3]+1)*([.$A$2])*EXP(-[.$A$2]*[.$A34])*(1-EXP(-[.$A$2]*[.$A34]))^[.K$3]" office:value-type="float" office:value="0.00433131869588941" calcext:value-type="float">
            <text:p>0,00433132</text:p>
          </table:table-cell>
          <table:table-cell table:formula="of:=[.G34]/[.B34]" office:value-type="float" office:value="0.0799999999999999" calcext:value-type="float">
            <text:p>0,080000000</text:p>
          </table:table-cell>
          <table:table-cell table:formula="of:=[.H34]/[.C34]" office:value-type="float" office:value="0.0795440799084317" calcext:value-type="float">
            <text:p>0,079544080</text:p>
          </table:table-cell>
          <table:table-cell table:formula="of:=[.I34]/[.D34]" office:value-type="float" office:value="0.0790899018625211" calcext:value-type="float">
            <text:p>0,079089902</text:p>
          </table:table-cell>
          <table:table-cell table:formula="of:=[.J34]/[.E34]" office:value-type="float" office:value="0.0786374657491137" calcext:value-type="float">
            <text:p>0,078637466</text:p>
          </table:table-cell>
          <table:table-cell table:formula="of:=[.K34]/[.F34]" office:value-type="float" office:value="0.0781867714098073" calcext:value-type="float">
            <text:p>0,078186771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(1-(1-EXP(-[.$A$2]*[.$A35]))^([.B$3]+1))" office:value-type="float" office:value="0.00965769762753776" calcext:value-type="float">
            <text:p>0,0096577</text:p>
          </table:table-cell>
          <table:table-cell table:formula="of:=(1-(1-EXP(-[.$A$2]*[.$A35]))^([.C$3]+1))" office:value-type="float" office:value="0.0192221241316106" calcext:value-type="float">
            <text:p>0,0192221</text:p>
          </table:table-cell>
          <table:table-cell table:formula="of:=(1-(1-EXP(-[.$A$2]*[.$A35]))^([.D$3]+1))" office:value-type="float" office:value="0.0286941802965263" calcext:value-type="float">
            <text:p>0,0286942</text:p>
          </table:table-cell>
          <table:table-cell table:formula="of:=(1-(1-EXP(-[.$A$2]*[.$A35]))^([.E$3]+1))" office:value-type="float" office:value="0.0380747582070902" calcext:value-type="float">
            <text:p>0,0380748</text:p>
          </table:table-cell>
          <table:table-cell table:formula="of:=(1-(1-EXP(-[.$A$2]*[.$A35]))^([.F$3]+1))" office:value-type="float" office:value="0.0473647413326221" calcext:value-type="float">
            <text:p>0,0473647</text:p>
          </table:table-cell>
          <table:table-cell table:formula="of:=([.G$3]+1)*([.$A$2])*EXP(-[.$A$2]*[.$A35])*(1-EXP(-[.$A$2]*[.$A35]))^[.G$3]" office:value-type="float" office:value="0.000772615810203022" calcext:value-type="float">
            <text:p>0,00077262</text:p>
          </table:table-cell>
          <table:table-cell table:formula="of:=([.H$3]+1)*([.$A$2])*EXP(-[.$A$2]*[.$A35])*(1-EXP(-[.$A$2]*[.$A35]))^[.H$3]" office:value-type="float" office:value="0.00153030824065165" calcext:value-type="float">
            <text:p>0,00153031</text:p>
          </table:table-cell>
          <table:table-cell table:formula="of:=([.I$3]+1)*([.$A$2])*EXP(-[.$A$2]*[.$A35])*(1-EXP(-[.$A$2]*[.$A35]))^[.I$3]" office:value-type="float" office:value="0.00227329347957976" calcext:value-type="float">
            <text:p>0,00227329</text:p>
          </table:table-cell>
          <table:table-cell table:formula="of:=([.J$3]+1)*([.$A$2])*EXP(-[.$A$2]*[.$A35])*(1-EXP(-[.$A$2]*[.$A35]))^[.J$3]" office:value-type="float" office:value="0.00300178493138044" calcext:value-type="float">
            <text:p>0,00300178</text:p>
          </table:table-cell>
          <table:table-cell table:formula="of:=([.K$3]+1)*([.$A$2])*EXP(-[.$A$2]*[.$A35])*(1-EXP(-[.$A$2]*[.$A35]))^[.K$3]" office:value-type="float" office:value="0.00371599325021283" calcext:value-type="float">
            <text:p>0,00371599</text:p>
          </table:table-cell>
          <table:table-cell table:formula="of:=[.G35]/[.B35]" office:value-type="float" office:value="0.0800000000000001" calcext:value-type="float">
            <text:p>0,080000000</text:p>
          </table:table-cell>
          <table:table-cell table:formula="of:=[.H35]/[.C35]" office:value-type="float" office:value="0.0796118176208775" calcext:value-type="float">
            <text:p>0,079611818</text:p>
          </table:table-cell>
          <table:table-cell table:formula="of:=[.I35]/[.D35]" office:value-type="float" office:value="0.0792248970379186" calcext:value-type="float">
            <text:p>0,079224897</text:p>
          </table:table-cell>
          <table:table-cell table:formula="of:=[.J35]/[.E35]" office:value-type="float" office:value="0.0788392381917072" calcext:value-type="float">
            <text:p>0,078839238</text:p>
          </table:table-cell>
          <table:table-cell table:formula="of:=[.K35]/[.F35]" office:value-type="float" office:value="0.0784548409990676" calcext:value-type="float">
            <text:p>0,078454841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(1-(1-EXP(-[.$A$2]*[.$A36]))^([.B$3]+1))" office:value-type="float" office:value="0.00822974704902002" calcext:value-type="float">
            <text:p>0,0082297</text:p>
          </table:table-cell>
          <table:table-cell table:formula="of:=(1-(1-EXP(-[.$A$2]*[.$A36]))^([.C$3]+1))" office:value-type="float" office:value="0.0163917653615492" calcext:value-type="float">
            <text:p>0,0163918</text:p>
          </table:table-cell>
          <table:table-cell table:formula="of:=(1-(1-EXP(-[.$A$2]*[.$A36]))^([.D$3]+1))" office:value-type="float" office:value="0.0244866123279568" calcext:value-type="float">
            <text:p>0,0244866</text:p>
          </table:table-cell>
          <table:table-cell table:formula="of:=(1-(1-EXP(-[.$A$2]*[.$A36]))^([.E$3]+1))" office:value-type="float" office:value="0.0325148407514303" calcext:value-type="float">
            <text:p>0,0325148</text:p>
          </table:table-cell>
          <table:table-cell table:formula="of:=(1-(1-EXP(-[.$A$2]*[.$A36]))^([.F$3]+1))" office:value-type="float" office:value="0.0404769988857269" calcext:value-type="float">
            <text:p>0,0404770</text:p>
          </table:table-cell>
          <table:table-cell table:formula="of:=([.G$3]+1)*([.$A$2])*EXP(-[.$A$2]*[.$A36])*(1-EXP(-[.$A$2]*[.$A36]))^[.G$3]" office:value-type="float" office:value="0.000658379763921603" calcext:value-type="float">
            <text:p>0,00065838</text:p>
          </table:table-cell>
          <table:table-cell table:formula="of:=([.H$3]+1)*([.$A$2])*EXP(-[.$A$2]*[.$A36])*(1-EXP(-[.$A$2]*[.$A36]))^[.H$3]" office:value-type="float" office:value="0.00130592293000467" calcext:value-type="float">
            <text:p>0,00130592</text:p>
          </table:table-cell>
          <table:table-cell table:formula="of:=([.I$3]+1)*([.$A$2])*EXP(-[.$A$2]*[.$A36])*(1-EXP(-[.$A$2]*[.$A36]))^[.I$3]" office:value-type="float" office:value="0.00194276327193782" calcext:value-type="float">
            <text:p>0,00194276</text:p>
          </table:table-cell>
          <table:table-cell table:formula="of:=([.J$3]+1)*([.$A$2])*EXP(-[.$A$2]*[.$A36])*(1-EXP(-[.$A$2]*[.$A36]))^[.J$3]" office:value-type="float" office:value="0.00256903309551153" calcext:value-type="float">
            <text:p>0,00256903</text:p>
          </table:table-cell>
          <table:table-cell table:formula="of:=([.K$3]+1)*([.$A$2])*EXP(-[.$A$2]*[.$A36])*(1-EXP(-[.$A$2]*[.$A36]))^[.K$3]" office:value-type="float" office:value="0.00318486325371864" calcext:value-type="float">
            <text:p>0,00318486</text:p>
          </table:table-cell>
          <table:table-cell table:formula="of:=[.G36]/[.B36]" office:value-type="float" office:value="0.0800000000000001" calcext:value-type="float">
            <text:p>0,080000000</text:p>
          </table:table-cell>
          <table:table-cell table:formula="of:=[.H36]/[.C36]" office:value-type="float" office:value="0.0796694499463751" calcext:value-type="float">
            <text:p>0,079669450</text:p>
          </table:table-cell>
          <table:table-cell table:formula="of:=[.I36]/[.D36]" office:value-type="float" office:value="0.079339814177551" calcext:value-type="float">
            <text:p>0,079339814</text:p>
          </table:table-cell>
          <table:table-cell table:formula="of:=[.J36]/[.E36]" office:value-type="float" office:value="0.0790110926623105" calcext:value-type="float">
            <text:p>0,079011093</text:p>
          </table:table-cell>
          <table:table-cell table:formula="of:=[.K36]/[.F36]" office:value-type="float" office:value="0.078683285356951" calcext:value-type="float">
            <text:p>0,078683285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(1-(1-EXP(-[.$A$2]*[.$A37]))^([.B$3]+1))" office:value-type="float" office:value="0.00701292783258545" calcext:value-type="float">
            <text:p>0,0070129</text:p>
          </table:table-cell>
          <table:table-cell table:formula="of:=(1-(1-EXP(-[.$A$2]*[.$A37]))^([.C$3]+1))" office:value-type="float" office:value="0.0139766745083858" calcext:value-type="float">
            <text:p>0,0139767</text:p>
          </table:table-cell>
          <table:table-cell table:formula="of:=(1-(1-EXP(-[.$A$2]*[.$A37]))^([.D$3]+1))" office:value-type="float" office:value="0.0208915849313045" calcext:value-type="float">
            <text:p>0,0208916</text:p>
          </table:table-cell>
          <table:table-cell table:formula="of:=(1-(1-EXP(-[.$A$2]*[.$A37]))^([.E$3]+1))" office:value-type="float" office:value="0.0277580015864584" calcext:value-type="float">
            <text:p>0,0277580</text:p>
          </table:table-cell>
          <table:table-cell table:formula="of:=(1-(1-EXP(-[.$A$2]*[.$A37]))^([.F$3]+1))" office:value-type="float" office:value="0.0345762645571411" calcext:value-type="float">
            <text:p>0,0345763</text:p>
          </table:table-cell>
          <table:table-cell table:formula="of:=([.G$3]+1)*([.$A$2])*EXP(-[.$A$2]*[.$A37])*(1-EXP(-[.$A$2]*[.$A37]))^[.G$3]" office:value-type="float" office:value="0.000561034226606834" calcext:value-type="float">
            <text:p>0,00056103</text:p>
          </table:table-cell>
          <table:table-cell table:formula="of:=([.H$3]+1)*([.$A$2])*EXP(-[.$A$2]*[.$A37])*(1-EXP(-[.$A$2]*[.$A37]))^[.H$3]" office:value-type="float" office:value="0.00111419946812806" calcext:value-type="float">
            <text:p>0,00111420</text:p>
          </table:table-cell>
          <table:table-cell table:formula="of:=([.I$3]+1)*([.$A$2])*EXP(-[.$A$2]*[.$A37])*(1-EXP(-[.$A$2]*[.$A37]))^[.I$3]" office:value-type="float" office:value="0.00165957850150046" calcext:value-type="float">
            <text:p>0,00165958</text:p>
          </table:table-cell>
          <table:table-cell table:formula="of:=([.J$3]+1)*([.$A$2])*EXP(-[.$A$2]*[.$A37])*(1-EXP(-[.$A$2]*[.$A37]))^[.J$3]" office:value-type="float" office:value="0.00219725332964923" calcext:value-type="float">
            <text:p>0,00219725</text:p>
          </table:table-cell>
          <table:table-cell table:formula="of:=([.K$3]+1)*([.$A$2])*EXP(-[.$A$2]*[.$A37])*(1-EXP(-[.$A$2]*[.$A37]))^[.K$3]" office:value-type="float" office:value="0.00272730518827312" calcext:value-type="float">
            <text:p>0,00272731</text:p>
          </table:table-cell>
          <table:table-cell table:formula="of:=[.G37]/[.B37]" office:value-type="float" office:value="0.0799999999999997" calcext:value-type="float">
            <text:p>0,080000000</text:p>
          </table:table-cell>
          <table:table-cell table:formula="of:=[.H37]/[.C37]" office:value-type="float" office:value="0.0797184958023854" calcext:value-type="float">
            <text:p>0,079718496</text:p>
          </table:table-cell>
          <table:table-cell table:formula="of:=[.I37]/[.D37]" office:value-type="float" office:value="0.0794376542975302" calcext:value-type="float">
            <text:p>0,079437654</text:p>
          </table:table-cell>
          <table:table-cell table:formula="of:=[.J37]/[.E37]" office:value-type="float" office:value="0.079157475469025" calcext:value-type="float">
            <text:p>0,079157475</text:p>
          </table:table-cell>
          <table:table-cell table:formula="of:=[.K37]/[.F37]" office:value-type="float" office:value="0.0788779592938949" calcext:value-type="float">
            <text:p>0,078877959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(1-(1-EXP(-[.$A$2]*[.$A38]))^([.B$3]+1))" office:value-type="float" office:value="0.00597602289500598" calcext:value-type="float">
            <text:p>0,0059760</text:p>
          </table:table-cell>
          <table:table-cell table:formula="of:=(1-(1-EXP(-[.$A$2]*[.$A38]))^([.C$3]+1))" office:value-type="float" office:value="0.0119163329403703" calcext:value-type="float">
            <text:p>0,0119163</text:p>
          </table:table-cell>
          <table:table-cell table:formula="of:=(1-(1-EXP(-[.$A$2]*[.$A38]))^([.D$3]+1))" office:value-type="float" office:value="0.0178211435569001" calcext:value-type="float">
            <text:p>0,0178211</text:p>
          </table:table-cell>
          <table:table-cell table:formula="of:=(1-(1-EXP(-[.$A$2]*[.$A38]))^([.E$3]+1))" office:value-type="float" office:value="0.0236906668899949" calcext:value-type="float">
            <text:p>0,0236907</text:p>
          </table:table-cell>
          <table:table-cell table:formula="of:=(1-(1-EXP(-[.$A$2]*[.$A38]))^([.F$3]+1))" office:value-type="float" office:value="0.0295251138172683" calcext:value-type="float">
            <text:p>0,0295251</text:p>
          </table:table-cell>
          <table:table-cell table:formula="of:=([.G$3]+1)*([.$A$2])*EXP(-[.$A$2]*[.$A38])*(1-EXP(-[.$A$2]*[.$A38]))^[.G$3]" office:value-type="float" office:value="0.000478081831600475" calcext:value-type="float">
            <text:p>0,00047808</text:p>
          </table:table-cell>
          <table:table-cell table:formula="of:=([.H$3]+1)*([.$A$2])*EXP(-[.$A$2]*[.$A38])*(1-EXP(-[.$A$2]*[.$A38]))^[.H$3]" office:value-type="float" office:value="0.000950449607258289" calcext:value-type="float">
            <text:p>0,00095045</text:p>
          </table:table-cell>
          <table:table-cell table:formula="of:=([.I$3]+1)*([.$A$2])*EXP(-[.$A$2]*[.$A38])*(1-EXP(-[.$A$2]*[.$A38]))^[.I$3]" office:value-type="float" office:value="0.00141715454796715" calcext:value-type="float">
            <text:p>0,00141715</text:p>
          </table:table-cell>
          <table:table-cell table:formula="of:=([.J$3]+1)*([.$A$2])*EXP(-[.$A$2]*[.$A38])*(1-EXP(-[.$A$2]*[.$A38]))^[.J$3]" office:value-type="float" office:value="0.00187824746659031" calcext:value-type="float">
            <text:p>0,00187825</text:p>
          </table:table-cell>
          <table:table-cell table:formula="of:=([.K$3]+1)*([.$A$2])*EXP(-[.$A$2]*[.$A38])*(1-EXP(-[.$A$2]*[.$A38]))^[.K$3]" office:value-type="float" office:value="0.00233377877090935" calcext:value-type="float">
            <text:p>0,00233378</text:p>
          </table:table-cell>
          <table:table-cell table:formula="of:=[.G38]/[.B38]" office:value-type="float" office:value="0.0799999999999995" calcext:value-type="float">
            <text:p>0,080000000</text:p>
          </table:table-cell>
          <table:table-cell table:formula="of:=[.H38]/[.C38]" office:value-type="float" office:value="0.0797602426866023" calcext:value-type="float">
            <text:p>0,079760243</text:p>
          </table:table-cell>
          <table:table-cell table:formula="of:=[.I38]/[.D38]" office:value-type="float" office:value="0.079520965837147" calcext:value-type="float">
            <text:p>0,079520966</text:p>
          </table:table-cell>
          <table:table-cell table:formula="of:=[.J38]/[.E38]" office:value-type="float" office:value="0.0792821694430028" calcext:value-type="float">
            <text:p>0,079282169</text:p>
          </table:table-cell>
          <table:table-cell table:formula="of:=[.K38]/[.F38]" office:value-type="float" office:value="0.079043853492087" calcext:value-type="float">
            <text:p>0,079043853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(1-(1-EXP(-[.$A$2]*[.$A39]))^([.B$3]+1))" office:value-type="float" office:value="0.00509243079269917" calcext:value-type="float">
            <text:p>0,0050924</text:p>
          </table:table-cell>
          <table:table-cell table:formula="of:=(1-(1-EXP(-[.$A$2]*[.$A39]))^([.C$3]+1))" office:value-type="float" office:value="0.0101589287340199" calcext:value-type="float">
            <text:p>0,0101589</text:p>
          </table:table-cell>
          <table:table-cell table:formula="of:=(1-(1-EXP(-[.$A$2]*[.$A39]))^([.D$3]+1))" office:value-type="float" office:value="0.0151996258852131" calcext:value-type="float">
            <text:p>0,0151996</text:p>
          </table:table-cell>
          <table:table-cell table:formula="of:=(1-(1-EXP(-[.$A$2]*[.$A39]))^([.E$3]+1))" office:value-type="float" office:value="0.020214653635017" calcext:value-type="float">
            <text:p>0,0202147</text:p>
          </table:table-cell>
          <table:table-cell table:formula="of:=(1-(1-EXP(-[.$A$2]*[.$A39]))^([.F$3]+1))" office:value-type="float" office:value="0.0252041427030814" calcext:value-type="float">
            <text:p>0,0252041</text:p>
          </table:table-cell>
          <table:table-cell table:formula="of:=([.G$3]+1)*([.$A$2])*EXP(-[.$A$2]*[.$A39])*(1-EXP(-[.$A$2]*[.$A39]))^[.G$3]" office:value-type="float" office:value="0.000407394463415935" calcext:value-type="float">
            <text:p>0,00040739</text:p>
          </table:table-cell>
          <table:table-cell table:formula="of:=([.H$3]+1)*([.$A$2])*EXP(-[.$A$2]*[.$A39])*(1-EXP(-[.$A$2]*[.$A39]))^[.H$3]" office:value-type="float" office:value="0.000810639670611321" calcext:value-type="float">
            <text:p>0,00081064</text:p>
          </table:table-cell>
          <table:table-cell table:formula="of:=([.I$3]+1)*([.$A$2])*EXP(-[.$A$2]*[.$A39])*(1-EXP(-[.$A$2]*[.$A39]))^[.I$3]" office:value-type="float" office:value="0.00120976731628638" calcext:value-type="float">
            <text:p>0,00120977</text:p>
          </table:table-cell>
          <table:table-cell table:formula="of:=([.J$3]+1)*([.$A$2])*EXP(-[.$A$2]*[.$A39])*(1-EXP(-[.$A$2]*[.$A39]))^[.J$3]" office:value-type="float" office:value="0.00160480887993722" calcext:value-type="float">
            <text:p>0,00160481</text:p>
          </table:table-cell>
          <table:table-cell table:formula="of:=([.K$3]+1)*([.$A$2])*EXP(-[.$A$2]*[.$A39])*(1-EXP(-[.$A$2]*[.$A39]))^[.K$3]" office:value-type="float" office:value="0.00199579562722579" calcext:value-type="float">
            <text:p>0,00199580</text:p>
          </table:table-cell>
          <table:table-cell table:formula="of:=[.G39]/[.B39]" office:value-type="float" office:value="0.0800000000000004" calcext:value-type="float">
            <text:p>0,080000000</text:p>
          </table:table-cell>
          <table:table-cell table:formula="of:=[.H39]/[.C39]" office:value-type="float" office:value="0.0797957827872811" calcext:value-type="float">
            <text:p>0,079795783</text:p>
          </table:table-cell>
          <table:table-cell table:formula="of:=[.I39]/[.D39]" office:value-type="float" office:value="0.0795919139998897" calcext:value-type="float">
            <text:p>0,079591914</text:p>
          </table:table-cell>
          <table:table-cell table:formula="of:=[.J39]/[.E39]" office:value-type="float" office:value="0.0793883936332841" calcext:value-type="float">
            <text:p>0,079388394</text:p>
          </table:table-cell>
          <table:table-cell table:formula="of:=[.K39]/[.F39]" office:value-type="float" office:value="0.0791852216811086" calcext:value-type="float">
            <text:p>0,079185222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(1-(1-EXP(-[.$A$2]*[.$A40]))^([.B$3]+1))" office:value-type="float" office:value="0.00433948327073885" calcext:value-type="float">
            <text:p>0,0043395</text:p>
          </table:table-cell>
          <table:table-cell table:formula="of:=(1-(1-EXP(-[.$A$2]*[.$A40]))^([.C$3]+1))" office:value-type="float" office:value="0.00866013542642063" calcext:value-type="float">
            <text:p>0,0086601</text:p>
          </table:table-cell>
          <table:table-cell table:formula="of:=(1-(1-EXP(-[.$A$2]*[.$A40]))^([.D$3]+1))" office:value-type="float" office:value="0.0129620381843543" calcext:value-type="float">
            <text:p>0,0129620</text:p>
          </table:table-cell>
          <table:table-cell table:formula="of:=(1-(1-EXP(-[.$A$2]*[.$A40]))^([.E$3]+1))" office:value-type="float" office:value="0.0172452729072374" calcext:value-type="float">
            <text:p>0,0172453</text:p>
          </table:table-cell>
          <table:table-cell table:formula="of:=(1-(1-EXP(-[.$A$2]*[.$A40]))^([.F$3]+1))" office:value-type="float" office:value="0.021509920604696" calcext:value-type="float">
            <text:p>0,0215099</text:p>
          </table:table-cell>
          <table:table-cell table:formula="of:=([.G$3]+1)*([.$A$2])*EXP(-[.$A$2]*[.$A40])*(1-EXP(-[.$A$2]*[.$A40]))^[.G$3]" office:value-type="float" office:value="0.000347158661659112" calcext:value-type="float">
            <text:p>0,00034716</text:p>
          </table:table-cell>
          <table:table-cell table:formula="of:=([.H$3]+1)*([.$A$2])*EXP(-[.$A$2]*[.$A40])*(1-EXP(-[.$A$2]*[.$A40]))^[.H$3]" office:value-type="float" office:value="0.0006913043449091" calcext:value-type="float">
            <text:p>0,00069130</text:p>
          </table:table-cell>
          <table:table-cell table:formula="of:=([.I$3]+1)*([.$A$2])*EXP(-[.$A$2]*[.$A40])*(1-EXP(-[.$A$2]*[.$A40]))^[.I$3]" office:value-type="float" office:value="0.00103245666190407" calcext:value-type="float">
            <text:p>0,00103246</text:p>
          </table:table-cell>
          <table:table-cell table:formula="of:=([.J$3]+1)*([.$A$2])*EXP(-[.$A$2]*[.$A40])*(1-EXP(-[.$A$2]*[.$A40]))^[.J$3]" office:value-type="float" office:value="0.00137063511132263" calcext:value-type="float">
            <text:p>0,00137064</text:p>
          </table:table-cell>
          <table:table-cell table:formula="of:=([.K$3]+1)*([.$A$2])*EXP(-[.$A$2]*[.$A40])*(1-EXP(-[.$A$2]*[.$A40]))^[.K$3]" office:value-type="float" office:value="0.00170585907898344" calcext:value-type="float">
            <text:p>0,00170586</text:p>
          </table:table-cell>
          <table:table-cell table:formula="of:=[.G40]/[.B40]" office:value-type="float" office:value="0.0800000000000008" calcext:value-type="float">
            <text:p>0,080000000</text:p>
          </table:table-cell>
          <table:table-cell table:formula="of:=[.H40]/[.C40]" office:value-type="float" office:value="0.0798260432279205" calcext:value-type="float">
            <text:p>0,079826043</text:p>
          </table:table-cell>
          <table:table-cell table:formula="of:=[.I40]/[.D40]" office:value-type="float" office:value="0.0796523391784392" calcext:value-type="float">
            <text:p>0,079652339</text:p>
          </table:table-cell>
          <table:table-cell table:formula="of:=[.J40]/[.E40]" office:value-type="float" office:value="0.0794788878491685" calcext:value-type="float">
            <text:p>0,079478888</text:p>
          </table:table-cell>
          <table:table-cell table:formula="of:=[.K40]/[.F40]" office:value-type="float" office:value="0.0793056892367619" calcext:value-type="float">
            <text:p>0,079305689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(1-(1-EXP(-[.$A$2]*[.$A41]))^([.B$3]+1))" office:value-type="float" office:value="0.00369786371648295" calcext:value-type="float">
            <text:p>0,0036979</text:p>
          </table:table-cell>
          <table:table-cell table:formula="of:=(1-(1-EXP(-[.$A$2]*[.$A41]))^([.C$3]+1))" office:value-type="float" office:value="0.00738205323690022" calcext:value-type="float">
            <text:p>0,0073821</text:p>
          </table:table-cell>
          <table:table-cell table:formula="of:=(1-(1-EXP(-[.$A$2]*[.$A41]))^([.D$3]+1))" office:value-type="float" office:value="0.0110526191265653" calcext:value-type="float">
            <text:p>0,0110526</text:p>
          </table:table-cell>
          <table:table-cell table:formula="of:=(1-(1-EXP(-[.$A$2]*[.$A41]))^([.E$3]+1))" office:value-type="float" office:value="0.014709611763808" calcext:value-type="float">
            <text:p>0,0147096</text:p>
          </table:table-cell>
          <table:table-cell table:formula="of:=(1-(1-EXP(-[.$A$2]*[.$A41]))^([.F$3]+1))" office:value-type="float" office:value="0.018353081340666" calcext:value-type="float">
            <text:p>0,0183531</text:p>
          </table:table-cell>
          <table:table-cell table:formula="of:=([.G$3]+1)*([.$A$2])*EXP(-[.$A$2]*[.$A41])*(1-EXP(-[.$A$2]*[.$A41]))^[.G$3]" office:value-type="float" office:value="0.000295829097318634" calcext:value-type="float">
            <text:p>0,00029583</text:p>
          </table:table-cell>
          <table:table-cell table:formula="of:=([.H$3]+1)*([.$A$2])*EXP(-[.$A$2]*[.$A41])*(1-EXP(-[.$A$2]*[.$A41]))^[.H$3]" office:value-type="float" office:value="0.00058947032326676" calcext:value-type="float">
            <text:p>0,00058947</text:p>
          </table:table-cell>
          <table:table-cell table:formula="of:=([.I$3]+1)*([.$A$2])*EXP(-[.$A$2]*[.$A41])*(1-EXP(-[.$A$2]*[.$A41]))^[.I$3]" office:value-type="float" office:value="0.000880935813519612" calcext:value-type="float">
            <text:p>0,00088094</text:p>
          </table:table-cell>
          <table:table-cell table:formula="of:=([.J$3]+1)*([.$A$2])*EXP(-[.$A$2]*[.$A41])*(1-EXP(-[.$A$2]*[.$A41]))^[.J$3]" office:value-type="float" office:value="0.00117023764391766" calcext:value-type="float">
            <text:p>0,00117024</text:p>
          </table:table-cell>
          <table:table-cell table:formula="of:=([.K$3]+1)*([.$A$2])*EXP(-[.$A$2]*[.$A41])*(1-EXP(-[.$A$2]*[.$A41]))^[.K$3]" office:value-type="float" office:value="0.0014573878307432" calcext:value-type="float">
            <text:p>0,00145739</text:p>
          </table:table-cell>
          <table:table-cell table:formula="of:=[.G41]/[.B41]" office:value-type="float" office:value="0.0799999999999995" calcext:value-type="float">
            <text:p>0,080000000</text:p>
          </table:table-cell>
          <table:table-cell table:formula="of:=[.H41]/[.C41]" office:value-type="float" office:value="0.0798518114608291" calcext:value-type="float">
            <text:p>0,079851811</text:p>
          </table:table-cell>
          <table:table-cell table:formula="of:=[.I41]/[.D41]" office:value-type="float" office:value="0.0797038062591207" calcext:value-type="float">
            <text:p>0,079703806</text:p>
          </table:table-cell>
          <table:table-cell table:formula="of:=[.J41]/[.E41]" office:value-type="float" office:value="0.0795559843936161" calcext:value-type="float">
            <text:p>0,079555984</text:p>
          </table:table-cell>
          <table:table-cell table:formula="of:=[.K41]/[.F41]" office:value-type="float" office:value="0.0794083458625541" calcext:value-type="float">
            <text:p>0,079408346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(1-(1-EXP(-[.$A$2]*[.$A42]))^([.B$3]+1))" office:value-type="float" office:value="0.00315111159844439" calcext:value-type="float">
            <text:p>0,0031511</text:p>
          </table:table-cell>
          <table:table-cell table:formula="of:=(1-(1-EXP(-[.$A$2]*[.$A42]))^([.C$3]+1))" office:value-type="float" office:value="0.00629229369258288" calcext:value-type="float">
            <text:p>0,0062923</text:p>
          </table:table-cell>
          <table:table-cell table:formula="of:=(1-(1-EXP(-[.$A$2]*[.$A42]))^([.D$3]+1))" office:value-type="float" office:value="0.00942357757139178" calcext:value-type="float">
            <text:p>0,0094236</text:p>
          </table:table-cell>
          <table:table-cell table:formula="of:=(1-(1-EXP(-[.$A$2]*[.$A42]))^([.E$3]+1))" office:value-type="float" office:value="0.0125449944252521" calcext:value-type="float">
            <text:p>0,0125450</text:p>
          </table:table-cell>
          <table:table-cell table:formula="of:=(1-(1-EXP(-[.$A$2]*[.$A42]))^([.F$3]+1))" office:value-type="float" office:value="0.0156565753462607" calcext:value-type="float">
            <text:p>0,0156566</text:p>
          </table:table-cell>
          <table:table-cell table:formula="of:=([.G$3]+1)*([.$A$2])*EXP(-[.$A$2]*[.$A42])*(1-EXP(-[.$A$2]*[.$A42]))^[.G$3]" office:value-type="float" office:value="0.000252088927875555" calcext:value-type="float">
            <text:p>0,00025209</text:p>
          </table:table-cell>
          <table:table-cell table:formula="of:=([.H$3]+1)*([.$A$2])*EXP(-[.$A$2]*[.$A42])*(1-EXP(-[.$A$2]*[.$A42]))^[.H$3]" office:value-type="float" office:value="0.000502589135062175" calcext:value-type="float">
            <text:p>0,00050259</text:p>
          </table:table-cell>
          <table:table-cell table:formula="of:=([.I$3]+1)*([.$A$2])*EXP(-[.$A$2]*[.$A42])*(1-EXP(-[.$A$2]*[.$A42]))^[.I$3]" office:value-type="float" office:value="0.000751508130914142" calcext:value-type="float">
            <text:p>0,00075151</text:p>
          </table:table-cell>
          <table:table-cell table:formula="of:=([.J$3]+1)*([.$A$2])*EXP(-[.$A$2]*[.$A42])*(1-EXP(-[.$A$2]*[.$A42]))^[.J$3]" office:value-type="float" office:value="0.000998853393235324" calcext:value-type="float">
            <text:p>0,00099885</text:p>
          </table:table-cell>
          <table:table-cell table:formula="of:=([.K$3]+1)*([.$A$2])*EXP(-[.$A$2]*[.$A42])*(1-EXP(-[.$A$2]*[.$A42]))^[.K$3]" office:value-type="float" office:value="0.00124463236840344" calcext:value-type="float">
            <text:p>0,00124463</text:p>
          </table:table-cell>
          <table:table-cell table:formula="of:=[.G42]/[.B42]" office:value-type="float" office:value="0.0800000000000013" calcext:value-type="float">
            <text:p>0,080000000</text:p>
          </table:table-cell>
          <table:table-cell table:formula="of:=[.H42]/[.C42]" office:value-type="float" office:value="0.0798737566325945" calcext:value-type="float">
            <text:p>0,079873757</text:p>
          </table:table-cell>
          <table:table-cell table:formula="of:=[.I42]/[.D42]" office:value-type="float" office:value="0.0797476462862236" calcext:value-type="float">
            <text:p>0,079747646</text:p>
          </table:table-cell>
          <table:table-cell table:formula="of:=[.J42]/[.E42]" office:value-type="float" office:value="0.0796216689602274" calcext:value-type="float">
            <text:p>0,079621669</text:p>
          </table:table-cell>
          <table:table-cell table:formula="of:=[.K42]/[.F42]" office:value-type="float" office:value="0.0794958246536781" calcext:value-type="float">
            <text:p>0,079495825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(1-(1-EXP(-[.$A$2]*[.$A43]))^([.B$3]+1))" office:value-type="float" office:value="0.00268520017695384" calcext:value-type="float">
            <text:p>0,0026852</text:p>
          </table:table-cell>
          <table:table-cell table:formula="of:=(1-(1-EXP(-[.$A$2]*[.$A43]))^([.C$3]+1))" office:value-type="float" office:value="0.00536319005391739" calcext:value-type="float">
            <text:p>0,0053632</text:p>
          </table:table-cell>
          <table:table-cell table:formula="of:=(1-(1-EXP(-[.$A$2]*[.$A43]))^([.D$3]+1))" office:value-type="float" office:value="0.00803398899198937" calcext:value-type="float">
            <text:p>0,0080340</text:p>
          </table:table-cell>
          <table:table-cell table:formula="of:=(1-(1-EXP(-[.$A$2]*[.$A43]))^([.E$3]+1))" office:value-type="float" office:value="0.0106976163002803" calcext:value-type="float">
            <text:p>0,0106976</text:p>
          </table:table-cell>
          <table:table-cell table:formula="of:=(1-(1-EXP(-[.$A$2]*[.$A43]))^([.F$3]+1))" office:value-type="float" office:value="0.0133540912360517" calcext:value-type="float">
            <text:p>0,0133541</text:p>
          </table:table-cell>
          <table:table-cell table:formula="of:=([.G$3]+1)*([.$A$2])*EXP(-[.$A$2]*[.$A43])*(1-EXP(-[.$A$2]*[.$A43]))^[.G$3]" office:value-type="float" office:value="0.000214816014156306" calcext:value-type="float">
            <text:p>0,00021482</text:p>
          </table:table-cell>
          <table:table-cell table:formula="of:=([.H$3]+1)*([.$A$2])*EXP(-[.$A$2]*[.$A43])*(1-EXP(-[.$A$2]*[.$A43]))^[.H$3]" office:value-type="float" office:value="0.000428478380314161" calcext:value-type="float">
            <text:p>0,00042848</text:p>
          </table:table-cell>
          <table:table-cell table:formula="of:=([.I$3]+1)*([.$A$2])*EXP(-[.$A$2]*[.$A43])*(1-EXP(-[.$A$2]*[.$A43]))^[.I$3]" office:value-type="float" office:value="0.000640991745137281" calcext:value-type="float">
            <text:p>0,00064099</text:p>
          </table:table-cell>
          <table:table-cell table:formula="of:=([.J$3]+1)*([.$A$2])*EXP(-[.$A$2]*[.$A43])*(1-EXP(-[.$A$2]*[.$A43]))^[.J$3]" office:value-type="float" office:value="0.000852360738653083" calcext:value-type="float">
            <text:p>0,00085236</text:p>
          </table:table-cell>
          <table:table-cell table:formula="of:=([.K$3]+1)*([.$A$2])*EXP(-[.$A$2]*[.$A43])*(1-EXP(-[.$A$2]*[.$A43]))^[.K$3]" office:value-type="float" office:value="0.00106258997430853" calcext:value-type="float">
            <text:p>0,00106259</text:p>
          </table:table-cell>
          <table:table-cell table:formula="of:=[.G43]/[.B43]" office:value-type="float" office:value="0.0799999999999995" calcext:value-type="float">
            <text:p>0,080000000</text:p>
          </table:table-cell>
          <table:table-cell table:formula="of:=[.H43]/[.C43]" office:value-type="float" office:value="0.0798924475930499" calcext:value-type="float">
            <text:p>0,079892448</text:p>
          </table:table-cell>
          <table:table-cell table:formula="of:=[.I43]/[.D43]" office:value-type="float" office:value="0.0797849917116402" calcext:value-type="float">
            <text:p>0,079784992</text:p>
          </table:table-cell>
          <table:table-cell table:formula="of:=[.J43]/[.E43]" office:value-type="float" office:value="0.07967763235542" calcext:value-type="float">
            <text:p>0,079677632</text:p>
          </table:table-cell>
          <table:table-cell table:formula="of:=[.K43]/[.F43]" office:value-type="float" office:value="0.0795703695239016" calcext:value-type="float">
            <text:p>0,07957037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(1-(1-EXP(-[.$A$2]*[.$A44]))^([.B$3]+1))" office:value-type="float" office:value="0.00228817665292214" calcext:value-type="float">
            <text:p>0,0022882</text:p>
          </table:table-cell>
          <table:table-cell table:formula="of:=(1-(1-EXP(-[.$A$2]*[.$A44]))^([.C$3]+1))" office:value-type="float" office:value="0.0045711175534493" calcext:value-type="float">
            <text:p>0,0045711</text:p>
          </table:table-cell>
          <table:table-cell table:formula="of:=(1-(1-EXP(-[.$A$2]*[.$A44]))^([.D$3]+1))" office:value-type="float" office:value="0.00684883468190789" calcext:value-type="float">
            <text:p>0,0068488</text:p>
          </table:table-cell>
          <table:table-cell table:formula="of:=(1-(1-EXP(-[.$A$2]*[.$A44]))^([.E$3]+1))" office:value-type="float" office:value="0.00912133999121112" calcext:value-type="float">
            <text:p>0,0091213</text:p>
          </table:table-cell>
          <table:table-cell table:formula="of:=(1-(1-EXP(-[.$A$2]*[.$A44]))^([.F$3]+1))" office:value-type="float" office:value="0.011388645406922" calcext:value-type="float">
            <text:p>0,0113886</text:p>
          </table:table-cell>
          <table:table-cell table:formula="of:=([.G$3]+1)*([.$A$2])*EXP(-[.$A$2]*[.$A44])*(1-EXP(-[.$A$2]*[.$A44]))^[.G$3]" office:value-type="float" office:value="0.000183054132233774" calcext:value-type="float">
            <text:p>0,00018305</text:p>
          </table:table-cell>
          <table:table-cell table:formula="of:=([.H$3]+1)*([.$A$2])*EXP(-[.$A$2]*[.$A44])*(1-EXP(-[.$A$2]*[.$A44]))^[.H$3]" office:value-type="float" office:value="0.000365270544084351" calcext:value-type="float">
            <text:p>0,00036527</text:p>
          </table:table-cell>
          <table:table-cell table:formula="of:=([.I$3]+1)*([.$A$2])*EXP(-[.$A$2]*[.$A44])*(1-EXP(-[.$A$2]*[.$A44]))^[.I$3]" office:value-type="float" office:value="0.000546652110830065" calcext:value-type="float">
            <text:p>0,00054665</text:p>
          </table:table-cell>
          <table:table-cell table:formula="of:=([.J$3]+1)*([.$A$2])*EXP(-[.$A$2]*[.$A44])*(1-EXP(-[.$A$2]*[.$A44]))^[.J$3]" office:value-type="float" office:value="0.000727201698977057" calcext:value-type="float">
            <text:p>0,00072720</text:p>
          </table:table-cell>
          <table:table-cell table:formula="of:=([.K$3]+1)*([.$A$2])*EXP(-[.$A$2]*[.$A44])*(1-EXP(-[.$A$2]*[.$A44]))^[.K$3]" office:value-type="float" office:value="0.000906922166284366" calcext:value-type="float">
            <text:p>0,00090692</text:p>
          </table:table-cell>
          <table:table-cell table:formula="of:=[.G44]/[.B44]" office:value-type="float" office:value="0.0800000000000012" calcext:value-type="float">
            <text:p>0,080000000</text:p>
          </table:table-cell>
          <table:table-cell table:formula="of:=[.H44]/[.C44]" office:value-type="float" office:value="0.0799083680988958" calcext:value-type="float">
            <text:p>0,079908368</text:p>
          </table:table-cell>
          <table:table-cell table:formula="of:=[.I44]/[.D44]" office:value-type="float" office:value="0.0798168062479475" calcext:value-type="float">
            <text:p>0,079816806</text:p>
          </table:table-cell>
          <table:table-cell table:formula="of:=[.J44]/[.E44]" office:value-type="float" office:value="0.0797253144469731" calcext:value-type="float">
            <text:p>0,079725314</text:p>
          </table:table-cell>
          <table:table-cell table:formula="of:=[.K44]/[.F44]" office:value-type="float" office:value="0.0796338926957145" calcext:value-type="float">
            <text:p>0,079633893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(1-(1-EXP(-[.$A$2]*[.$A45]))^([.B$3]+1))" office:value-type="float" office:value="0.0019498555228451" calcext:value-type="float">
            <text:p>0,0019499</text:p>
          </table:table-cell>
          <table:table-cell table:formula="of:=(1-(1-EXP(-[.$A$2]*[.$A45]))^([.C$3]+1))" office:value-type="float" office:value="0.00389590910913018" calcext:value-type="float">
            <text:p>0,0038959</text:p>
          </table:table-cell>
          <table:table-cell table:formula="of:=(1-(1-EXP(-[.$A$2]*[.$A45]))^([.D$3]+1))" office:value-type="float" office:value="0.00583816817208238" calcext:value-type="float">
            <text:p>0,0058382</text:p>
          </table:table-cell>
          <table:table-cell table:formula="of:=(1-(1-EXP(-[.$A$2]*[.$A45]))^([.E$3]+1))" office:value-type="float" office:value="0.00777664011047385" calcext:value-type="float">
            <text:p>0,0077766</text:p>
          </table:table-cell>
          <table:table-cell table:formula="of:=(1-(1-EXP(-[.$A$2]*[.$A45]))^([.F$3]+1))" office:value-type="float" office:value="0.0097113323086504" calcext:value-type="float">
            <text:p>0,0097113</text:p>
          </table:table-cell>
          <table:table-cell table:formula="of:=([.G$3]+1)*([.$A$2])*EXP(-[.$A$2]*[.$A45])*(1-EXP(-[.$A$2]*[.$A45]))^[.G$3]" office:value-type="float" office:value="0.00015598844182761" calcext:value-type="float">
            <text:p>0,00015599</text:p>
          </table:table-cell>
          <table:table-cell table:formula="of:=([.H$3]+1)*([.$A$2])*EXP(-[.$A$2]*[.$A45])*(1-EXP(-[.$A$2]*[.$A45]))^[.H$3]" office:value-type="float" office:value="0.000311368573805624" calcext:value-type="float">
            <text:p>0,00031137</text:p>
          </table:table-cell>
          <table:table-cell table:formula="of:=([.I$3]+1)*([.$A$2])*EXP(-[.$A$2]*[.$A45])*(1-EXP(-[.$A$2]*[.$A45]))^[.I$3]" office:value-type="float" office:value="0.000466142175108523" calcext:value-type="float">
            <text:p>0,00046614</text:p>
          </table:table-cell>
          <table:table-cell table:formula="of:=([.J$3]+1)*([.$A$2])*EXP(-[.$A$2]*[.$A45])*(1-EXP(-[.$A$2]*[.$A45]))^[.J$3]" office:value-type="float" office:value="0.000620311020285276" calcext:value-type="float">
            <text:p>0,00062031</text:p>
          </table:table-cell>
          <table:table-cell table:formula="of:=([.K$3]+1)*([.$A$2])*EXP(-[.$A$2]*[.$A45])*(1-EXP(-[.$A$2]*[.$A45]))^[.K$3]" office:value-type="float" office:value="0.000773876879270614" calcext:value-type="float">
            <text:p>0,00077388</text:p>
          </table:table-cell>
          <table:table-cell table:formula="of:=[.G45]/[.B45]" office:value-type="float" office:value="0.0800000000000008" calcext:value-type="float">
            <text:p>0,080000000</text:p>
          </table:table-cell>
          <table:table-cell table:formula="of:=[.H45]/[.C45]" office:value-type="float" office:value="0.0799219296661523" calcext:value-type="float">
            <text:p>0,079921930</text:p>
          </table:table-cell>
          <table:table-cell table:formula="of:=[.I45]/[.D45]" office:value-type="float" office:value="0.0798439101733272" calcext:value-type="float">
            <text:p>0,079843910</text:p>
          </table:table-cell>
          <table:table-cell table:formula="of:=[.J45]/[.E45]" office:value-type="float" office:value="0.0797659415214315" calcext:value-type="float">
            <text:p>0,079765942</text:p>
          </table:table-cell>
          <table:table-cell table:formula="of:=[.K45]/[.F45]" office:value-type="float" office:value="0.0796880237103287" calcext:value-type="float">
            <text:p>0,079688024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(1-(1-EXP(-[.$A$2]*[.$A46]))^([.B$3]+1))" office:value-type="float" office:value="0.00166155727317396" calcext:value-type="float">
            <text:p>0,0016616</text:p>
          </table:table-cell>
          <table:table-cell table:formula="of:=(1-(1-EXP(-[.$A$2]*[.$A46]))^([.C$3]+1))" office:value-type="float" office:value="0.00332035377377593" calcext:value-type="float">
            <text:p>0,0033204</text:p>
          </table:table-cell>
          <table:table-cell table:formula="of:=(1-(1-EXP(-[.$A$2]*[.$A46]))^([.D$3]+1))" office:value-type="float" office:value="0.00497639408898753" calcext:value-type="float">
            <text:p>0,0049764</text:p>
          </table:table-cell>
          <table:table-cell table:formula="of:=(1-(1-EXP(-[.$A$2]*[.$A46]))^([.E$3]+1))" office:value-type="float" office:value="0.00662968279836873" calcext:value-type="float">
            <text:p>0,0066297</text:p>
          </table:table-cell>
          <table:table-cell table:formula="of:=(1-(1-EXP(-[.$A$2]*[.$A46]))^([.F$3]+1))" office:value-type="float" office:value="0.00828022447387022" calcext:value-type="float">
            <text:p>0,0082802</text:p>
          </table:table-cell>
          <table:table-cell table:formula="of:=([.G$3]+1)*([.$A$2])*EXP(-[.$A$2]*[.$A46])*(1-EXP(-[.$A$2]*[.$A46]))^[.G$3]" office:value-type="float" office:value="0.000132924581853915" calcext:value-type="float">
            <text:p>0,00013292</text:p>
          </table:table-cell>
          <table:table-cell table:formula="of:=([.H$3]+1)*([.$A$2])*EXP(-[.$A$2]*[.$A46])*(1-EXP(-[.$A$2]*[.$A46]))^[.H$3]" office:value-type="float" office:value="0.000265407440096303" calcext:value-type="float">
            <text:p>0,00026541</text:p>
          </table:table-cell>
          <table:table-cell table:formula="of:=([.I$3]+1)*([.$A$2])*EXP(-[.$A$2]*[.$A46])*(1-EXP(-[.$A$2]*[.$A46]))^[.I$3]" office:value-type="float" office:value="0.000397449675650785" calcext:value-type="float">
            <text:p>0,00039745</text:p>
          </table:table-cell>
          <table:table-cell table:formula="of:=([.J$3]+1)*([.$A$2])*EXP(-[.$A$2]*[.$A46])*(1-EXP(-[.$A$2]*[.$A46]))^[.J$3]" office:value-type="float" office:value="0.000529052387001983" calcext:value-type="float">
            <text:p>0,00052905</text:p>
          </table:table-cell>
          <table:table-cell table:formula="of:=([.K$3]+1)*([.$A$2])*EXP(-[.$A$2]*[.$A46])*(1-EXP(-[.$A$2]*[.$A46]))^[.K$3]" office:value-type="float" office:value="0.000660216670200587" calcext:value-type="float">
            <text:p>0,00066022</text:p>
          </table:table-cell>
          <table:table-cell table:formula="of:=[.G46]/[.B46]" office:value-type="float" office:value="0.0799999999999986" calcext:value-type="float">
            <text:p>0,080000000</text:p>
          </table:table-cell>
          <table:table-cell table:formula="of:=[.H46]/[.C46]" office:value-type="float" office:value="0.0799334824477092" calcext:value-type="float">
            <text:p>0,079933482</text:p>
          </table:table-cell>
          <table:table-cell table:formula="of:=[.I46]/[.D46]" office:value-type="float" office:value="0.0798670017976104" calcext:value-type="float">
            <text:p>0,079867002</text:p>
          </table:table-cell>
          <table:table-cell table:formula="of:=[.J46]/[.E46]" office:value-type="float" office:value="0.079800558049649" calcext:value-type="float">
            <text:p>0,079800558</text:p>
          </table:table-cell>
          <table:table-cell table:formula="of:=[.K46]/[.F46]" office:value-type="float" office:value="0.0797341512037533" calcext:value-type="float">
            <text:p>0,079734151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(1-(1-EXP(-[.$A$2]*[.$A47]))^([.B$3]+1))" office:value-type="float" office:value="0.00141588571034679" calcext:value-type="float">
            <text:p>0,0014159</text:p>
          </table:table-cell>
          <table:table-cell table:formula="of:=(1-(1-EXP(-[.$A$2]*[.$A47]))^([.C$3]+1))" office:value-type="float" office:value="0.00282976668834878" calcext:value-type="float">
            <text:p>0,0028298</text:p>
          </table:table-cell>
          <table:table-cell table:formula="of:=(1-(1-EXP(-[.$A$2]*[.$A47]))^([.D$3]+1))" office:value-type="float" office:value="0.00424164577247799" calcext:value-type="float">
            <text:p>0,0042416</text:p>
          </table:table-cell>
          <table:table-cell table:formula="of:=(1-(1-EXP(-[.$A$2]*[.$A47]))^([.E$3]+1))" office:value-type="float" office:value="0.00565152579718709" calcext:value-type="float">
            <text:p>0,0056515</text:p>
          </table:table-cell>
          <table:table-cell table:formula="of:=(1-(1-EXP(-[.$A$2]*[.$A47]))^([.F$3]+1))" office:value-type="float" office:value="0.00705940959291607" calcext:value-type="float">
            <text:p>0,0070594</text:p>
          </table:table-cell>
          <table:table-cell table:formula="of:=([.G$3]+1)*([.$A$2])*EXP(-[.$A$2]*[.$A47])*(1-EXP(-[.$A$2]*[.$A47]))^[.G$3]" office:value-type="float" office:value="0.000113270856827744" calcext:value-type="float">
            <text:p>0,00011327</text:p>
          </table:table-cell>
          <table:table-cell table:formula="of:=([.H$3]+1)*([.$A$2])*EXP(-[.$A$2]*[.$A47])*(1-EXP(-[.$A$2]*[.$A47]))^[.H$3]" office:value-type="float" office:value="0.000226220956480326" calcext:value-type="float">
            <text:p>0,00022622</text:p>
          </table:table-cell>
          <table:table-cell table:formula="of:=([.I$3]+1)*([.$A$2])*EXP(-[.$A$2]*[.$A47])*(1-EXP(-[.$A$2]*[.$A47]))^[.I$3]" office:value-type="float" office:value="0.000338850980190997" calcext:value-type="float">
            <text:p>0,00033885</text:p>
          </table:table-cell>
          <table:table-cell table:formula="of:=([.J$3]+1)*([.$A$2])*EXP(-[.$A$2]*[.$A47])*(1-EXP(-[.$A$2]*[.$A47]))^[.J$3]" office:value-type="float" office:value="0.000451161607906943" calcext:value-type="float">
            <text:p>0,00045116</text:p>
          </table:table-cell>
          <table:table-cell table:formula="of:=([.K$3]+1)*([.$A$2])*EXP(-[.$A$2]*[.$A47])*(1-EXP(-[.$A$2]*[.$A47]))^[.K$3]" office:value-type="float" office:value="0.000563153518291564" calcext:value-type="float">
            <text:p>0,00056315</text:p>
          </table:table-cell>
          <table:table-cell table:formula="of:=[.G47]/[.B47]" office:value-type="float" office:value="0.0800000000000009" calcext:value-type="float">
            <text:p>0,080000000</text:p>
          </table:table-cell>
          <table:table-cell table:formula="of:=[.H47]/[.C47]" office:value-type="float" office:value="0.0799433244485362" calcext:value-type="float">
            <text:p>0,079943324</text:p>
          </table:table-cell>
          <table:table-cell table:formula="of:=[.I47]/[.D47]" office:value-type="float" office:value="0.079886675683679" calcext:value-type="float">
            <text:p>0,079886676</text:p>
          </table:table-cell>
          <table:table-cell table:formula="of:=[.J47]/[.E47]" office:value-type="float" office:value="0.0798300537054079" calcext:value-type="float">
            <text:p>0,079830054</text:p>
          </table:table-cell>
          <table:table-cell table:formula="of:=[.K47]/[.F47]" office:value-type="float" office:value="0.0797734585136799" calcext:value-type="float">
            <text:p>0,079773459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(1-(1-EXP(-[.$A$2]*[.$A48]))^([.B$3]+1))" office:value-type="float" office:value="0.001206538213958" calcext:value-type="float">
            <text:p>0,0012065</text:p>
          </table:table-cell>
          <table:table-cell table:formula="of:=(1-(1-EXP(-[.$A$2]*[.$A48]))^([.C$3]+1))" office:value-type="float" office:value="0.00241162069345424" calcext:value-type="float">
            <text:p>0,0024116</text:p>
          </table:table-cell>
          <table:table-cell table:formula="of:=(1-(1-EXP(-[.$A$2]*[.$A48]))^([.D$3]+1))" office:value-type="float" office:value="0.00361524919488798" calcext:value-type="float">
            <text:p>0,0036152</text:p>
          </table:table-cell>
          <table:table-cell table:formula="of:=(1-(1-EXP(-[.$A$2]*[.$A48]))^([.E$3]+1))" office:value-type="float" office:value="0.00481742547253938" calcext:value-type="float">
            <text:p>0,0048174</text:p>
          </table:table-cell>
          <table:table-cell table:formula="of:=(1-(1-EXP(-[.$A$2]*[.$A48]))^([.F$3]+1))" office:value-type="float" office:value="0.00601815127857186" calcext:value-type="float">
            <text:p>0,0060182</text:p>
          </table:table-cell>
          <table:table-cell table:formula="of:=([.G$3]+1)*([.$A$2])*EXP(-[.$A$2]*[.$A48])*(1-EXP(-[.$A$2]*[.$A48]))^[.G$3]" office:value-type="float" office:value="0.0000965230571166432" calcext:value-type="float">
            <text:p>0,00009652</text:p>
          </table:table-cell>
          <table:table-cell table:formula="of:=([.H$3]+1)*([.$A$2])*EXP(-[.$A$2]*[.$A48])*(1-EXP(-[.$A$2]*[.$A48]))^[.H$3]" office:value-type="float" office:value="0.000192813196719408" calcext:value-type="float">
            <text:p>0,00019281</text:p>
          </table:table-cell>
          <table:table-cell table:formula="of:=([.I$3]+1)*([.$A$2])*EXP(-[.$A$2]*[.$A48])*(1-EXP(-[.$A$2]*[.$A48]))^[.I$3]" office:value-type="float" office:value="0.000288870840344116" calcext:value-type="float">
            <text:p>0,00028887</text:p>
          </table:table-cell>
          <table:table-cell table:formula="of:=([.J$3]+1)*([.$A$2])*EXP(-[.$A$2]*[.$A48])*(1-EXP(-[.$A$2]*[.$A48]))^[.J$3]" office:value-type="float" office:value="0.000384696408848457" calcext:value-type="float">
            <text:p>0,00038470</text:p>
          </table:table-cell>
          <table:table-cell table:formula="of:=([.K$3]+1)*([.$A$2])*EXP(-[.$A$2]*[.$A48])*(1-EXP(-[.$A$2]*[.$A48]))^[.K$3]" office:value-type="float" office:value="0.000480290322413011" calcext:value-type="float">
            <text:p>0,00048029</text:p>
          </table:table-cell>
          <table:table-cell table:formula="of:=[.G48]/[.B48]" office:value-type="float" office:value="0.0800000000000029" calcext:value-type="float">
            <text:p>0,080000000</text:p>
          </table:table-cell>
          <table:table-cell table:formula="of:=[.H48]/[.C48]" office:value-type="float" office:value="0.0799517093391811" calcext:value-type="float">
            <text:p>0,079951709</text:p>
          </table:table-cell>
          <table:table-cell table:formula="of:=[.I48]/[.D48]" office:value-type="float" office:value="0.0799034381233204" calcext:value-type="float">
            <text:p>0,079903438</text:p>
          </table:table-cell>
          <table:table-cell table:formula="of:=[.J48]/[.E48]" office:value-type="float" office:value="0.0798551863524053" calcext:value-type="float">
            <text:p>0,079855186</text:p>
          </table:table-cell>
          <table:table-cell table:formula="of:=[.K48]/[.F48]" office:value-type="float" office:value="0.0798069540264176" calcext:value-type="float">
            <text:p>0,079806954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(1-(1-EXP(-[.$A$2]*[.$A49]))^([.B$3]+1))" office:value-type="float" office:value="0.00102814404517471" calcext:value-type="float">
            <text:p>0,0010281</text:p>
          </table:table-cell>
          <table:table-cell table:formula="of:=(1-(1-EXP(-[.$A$2]*[.$A49]))^([.C$3]+1))" office:value-type="float" office:value="0.0020552310101718" calcext:value-type="float">
            <text:p>0,0020552</text:p>
          </table:table-cell>
          <table:table-cell table:formula="of:=(1-(1-EXP(-[.$A$2]*[.$A49]))^([.D$3]+1))" office:value-type="float" office:value="0.0030812619818219" calcext:value-type="float">
            <text:p>0,0030813</text:p>
          </table:table-cell>
          <table:table-cell table:formula="of:=(1-(1-EXP(-[.$A$2]*[.$A49]))^([.E$3]+1))" office:value-type="float" office:value="0.00410623804583843" calcext:value-type="float">
            <text:p>0,0041062</text:p>
          </table:table-cell>
          <table:table-cell table:formula="of:=(1-(1-EXP(-[.$A$2]*[.$A49]))^([.F$3]+1))" office:value-type="float" office:value="0.00513016028681823" calcext:value-type="float">
            <text:p>0,0051302</text:p>
          </table:table-cell>
          <table:table-cell table:formula="of:=([.G$3]+1)*([.$A$2])*EXP(-[.$A$2]*[.$A49])*(1-EXP(-[.$A$2]*[.$A49]))^[.G$3]" office:value-type="float" office:value="0.0000822515236139784" calcext:value-type="float">
            <text:p>0,00008225</text:p>
          </table:table-cell>
          <table:table-cell table:formula="of:=([.H$3]+1)*([.$A$2])*EXP(-[.$A$2]*[.$A49])*(1-EXP(-[.$A$2]*[.$A49]))^[.H$3]" office:value-type="float" office:value="0.000164333914399536" calcext:value-type="float">
            <text:p>0,00016433</text:p>
          </table:table-cell>
          <table:table-cell table:formula="of:=([.I$3]+1)*([.$A$2])*EXP(-[.$A$2]*[.$A49])*(1-EXP(-[.$A$2]*[.$A49]))^[.I$3]" office:value-type="float" office:value="0.000246247433196039" calcext:value-type="float">
            <text:p>0,00024625</text:p>
          </table:table-cell>
          <table:table-cell table:formula="of:=([.J$3]+1)*([.$A$2])*EXP(-[.$A$2]*[.$A49])*(1-EXP(-[.$A$2]*[.$A49]))^[.J$3]" office:value-type="float" office:value="0.000327992340485279" calcext:value-type="float">
            <text:p>0,00032799</text:p>
          </table:table-cell>
          <table:table-cell table:formula="of:=([.K$3]+1)*([.$A$2])*EXP(-[.$A$2]*[.$A49])*(1-EXP(-[.$A$2]*[.$A49]))^[.K$3]" office:value-type="float" office:value="0.000409568896391932" calcext:value-type="float">
            <text:p>0,00040957</text:p>
          </table:table-cell>
          <table:table-cell table:formula="of:=[.G49]/[.B49]" office:value-type="float" office:value="0.0800000000000019" calcext:value-type="float">
            <text:p>0,080000000</text:p>
          </table:table-cell>
          <table:table-cell table:formula="of:=[.H49]/[.C49]" office:value-type="float" office:value="0.0799588530857168" calcext:value-type="float">
            <text:p>0,079958853</text:p>
          </table:table-cell>
          <table:table-cell table:formula="of:=[.I49]/[.D49]" office:value-type="float" office:value="0.0799177202875936" calcext:value-type="float">
            <text:p>0,079917720</text:p>
          </table:table-cell>
          <table:table-cell table:formula="of:=[.J49]/[.E49]" office:value-type="float" office:value="0.0798766016056208" calcext:value-type="float">
            <text:p>0,079876602</text:p>
          </table:table-cell>
          <table:table-cell table:formula="of:=[.K49]/[.F49]" office:value-type="float" office:value="0.0798354970397914" calcext:value-type="float">
            <text:p>0,079835497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(1-(1-EXP(-[.$A$2]*[.$A50]))^([.B$3]+1))" office:value-type="float" office:value="0.000876126562258217" calcext:value-type="float">
            <text:p>0,0008761</text:p>
          </table:table-cell>
          <table:table-cell table:formula="of:=(1-(1-EXP(-[.$A$2]*[.$A50]))^([.C$3]+1))" office:value-type="float" office:value="0.0017514855267633" calcext:value-type="float">
            <text:p>0,0017515</text:p>
          </table:table-cell>
          <table:table-cell table:formula="of:=(1-(1-EXP(-[.$A$2]*[.$A50]))^([.D$3]+1))" office:value-type="float" office:value="0.00262607756602817" calcext:value-type="float">
            <text:p>0,0026261</text:p>
          </table:table-cell>
          <table:table-cell table:formula="of:=(1-(1-EXP(-[.$A$2]*[.$A50]))^([.E$3]+1))" office:value-type="float" office:value="0.00349990335197625" calcext:value-type="float">
            <text:p>0,0034999</text:p>
          </table:table-cell>
          <table:table-cell table:formula="of:=(1-(1-EXP(-[.$A$2]*[.$A50]))^([.F$3]+1))" office:value-type="float" office:value="0.00437296355594241" calcext:value-type="float">
            <text:p>0,0043730</text:p>
          </table:table-cell>
          <table:table-cell table:formula="of:=([.G$3]+1)*([.$A$2])*EXP(-[.$A$2]*[.$A50])*(1-EXP(-[.$A$2]*[.$A50]))^[.G$3]" office:value-type="float" office:value="0.0000700901249806593" calcext:value-type="float">
            <text:p>0,00007009</text:p>
          </table:table-cell>
          <table:table-cell table:formula="of:=([.H$3]+1)*([.$A$2])*EXP(-[.$A$2]*[.$A50])*(1-EXP(-[.$A$2]*[.$A50]))^[.H$3]" office:value-type="float" office:value="0.000140057434320824" calcext:value-type="float">
            <text:p>0,00014006</text:p>
          </table:table-cell>
          <table:table-cell table:formula="of:=([.I$3]+1)*([.$A$2])*EXP(-[.$A$2]*[.$A50])*(1-EXP(-[.$A$2]*[.$A50]))^[.I$3]" office:value-type="float" office:value="0.00020990208942356" calcext:value-type="float">
            <text:p>0,00020990</text:p>
          </table:table-cell>
          <table:table-cell table:formula="of:=([.J$3]+1)*([.$A$2])*EXP(-[.$A$2]*[.$A50])*(1-EXP(-[.$A$2]*[.$A50]))^[.J$3]" office:value-type="float" office:value="0.00027962425150339" calcext:value-type="float">
            <text:p>0,00027962</text:p>
          </table:table-cell>
          <table:table-cell table:formula="of:=([.K$3]+1)*([.$A$2])*EXP(-[.$A$2]*[.$A50])*(1-EXP(-[.$A$2]*[.$A50]))^[.K$3]" office:value-type="float" office:value="0.000349224081586495" calcext:value-type="float">
            <text:p>0,00034922</text:p>
          </table:table-cell>
          <table:table-cell table:formula="of:=[.G50]/[.B50]" office:value-type="float" office:value="0.0800000000000023" calcext:value-type="float">
            <text:p>0,080000000</text:p>
          </table:table-cell>
          <table:table-cell table:formula="of:=[.H50]/[.C50]" office:value-type="float" office:value="0.0799649395788307" calcext:value-type="float">
            <text:p>0,079964940</text:p>
          </table:table-cell>
          <table:table-cell table:formula="of:=[.I50]/[.D50]" office:value-type="float" office:value="0.0799298894057527" calcext:value-type="float">
            <text:p>0,079929889</text:p>
          </table:table-cell>
          <table:table-cell table:formula="of:=[.J50]/[.E50]" office:value-type="float" office:value="0.0798948494807714" calcext:value-type="float">
            <text:p>0,079894849</text:p>
          </table:table-cell>
          <table:table-cell table:formula="of:=[.K50]/[.F50]" office:value-type="float" office:value="0.07985981980388" calcext:value-type="float">
            <text:p>0,07985982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(1-(1-EXP(-[.$A$2]*[.$A51]))^([.B$3]+1))" office:value-type="float" office:value="0.000746585808376721" calcext:value-type="float">
            <text:p>0,0007466</text:p>
          </table:table-cell>
          <table:table-cell table:formula="of:=(1-(1-EXP(-[.$A$2]*[.$A51]))^([.C$3]+1))" office:value-type="float" office:value="0.00149261422638414" calcext:value-type="float">
            <text:p>0,0014926</text:p>
          </table:table-cell>
          <table:table-cell table:formula="of:=(1-(1-EXP(-[.$A$2]*[.$A51]))^([.D$3]+1))" office:value-type="float" office:value="0.00223808567016204" calcext:value-type="float">
            <text:p>0,0022381</text:p>
          </table:table-cell>
          <table:table-cell table:formula="of:=(1-(1-EXP(-[.$A$2]*[.$A51]))^([.E$3]+1))" office:value-type="float" office:value="0.00298300055553957" calcext:value-type="float">
            <text:p>0,0029830</text:p>
          </table:table-cell>
          <table:table-cell table:formula="of:=(1-(1-EXP(-[.$A$2]*[.$A51]))^([.F$3]+1))" office:value-type="float" office:value="0.00372735929803514" calcext:value-type="float">
            <text:p>0,0037274</text:p>
          </table:table-cell>
          <table:table-cell table:formula="of:=([.G$3]+1)*([.$A$2])*EXP(-[.$A$2]*[.$A51])*(1-EXP(-[.$A$2]*[.$A51]))^[.G$3]" office:value-type="float" office:value="0.0000597268646701343" calcext:value-type="float">
            <text:p>0,00005973</text:p>
          </table:table-cell>
          <table:table-cell table:formula="of:=([.H$3]+1)*([.$A$2])*EXP(-[.$A$2]*[.$A51])*(1-EXP(-[.$A$2]*[.$A51]))^[.H$3]" office:value-type="float" office:value="0.000119364546881186" calcext:value-type="float">
            <text:p>0,00011936</text:p>
          </table:table-cell>
          <table:table-cell table:formula="of:=([.I$3]+1)*([.$A$2])*EXP(-[.$A$2]*[.$A51])*(1-EXP(-[.$A$2]*[.$A51]))^[.I$3]" office:value-type="float" office:value="0.000178913146506691" calcext:value-type="float">
            <text:p>0,00017891</text:p>
          </table:table-cell>
          <table:table-cell table:formula="of:=([.J$3]+1)*([.$A$2])*EXP(-[.$A$2]*[.$A51])*(1-EXP(-[.$A$2]*[.$A51]))^[.J$3]" office:value-type="float" office:value="0.00023837276332077" calcext:value-type="float">
            <text:p>0,00023837</text:p>
          </table:table-cell>
          <table:table-cell table:formula="of:=([.K$3]+1)*([.$A$2])*EXP(-[.$A$2]*[.$A51])*(1-EXP(-[.$A$2]*[.$A51]))^[.K$3]" office:value-type="float" office:value="0.000297743496998213" calcext:value-type="float">
            <text:p>0,00029774</text:p>
          </table:table-cell>
          <table:table-cell table:formula="of:=[.G51]/[.B51]" office:value-type="float" office:value="0.0799999999999955" calcext:value-type="float">
            <text:p>0,080000000</text:p>
          </table:table-cell>
          <table:table-cell table:formula="of:=[.H51]/[.C51]" office:value-type="float" office:value="0.079970125415692" calcext:value-type="float">
            <text:p>0,079970125</text:p>
          </table:table-cell>
          <table:table-cell table:formula="of:=[.I51]/[.D51]" office:value-type="float" office:value="0.079940258271587" calcext:value-type="float">
            <text:p>0,079940258</text:p>
          </table:table-cell>
          <table:table-cell table:formula="of:=[.J51]/[.E51]" office:value-type="float" office:value="0.0799103985676772" calcext:value-type="float">
            <text:p>0,079910399</text:p>
          </table:table-cell>
          <table:table-cell table:formula="of:=[.K51]/[.F51]" office:value-type="float" office:value="0.0798805463039659" calcext:value-type="float">
            <text:p>0,079880546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(1-(1-EXP(-[.$A$2]*[.$A52]))^([.B$3]+1))" office:value-type="float" office:value="0.000636198459538551" calcext:value-type="float">
            <text:p>0,0006362</text:p>
          </table:table-cell>
          <table:table-cell table:formula="of:=(1-(1-EXP(-[.$A$2]*[.$A52]))^([.C$3]+1))" office:value-type="float" office:value="0.00127199217059715" calcext:value-type="float">
            <text:p>0,0012720</text:p>
          </table:table-cell>
          <table:table-cell table:formula="of:=(1-(1-EXP(-[.$A$2]*[.$A52]))^([.D$3]+1))" office:value-type="float" office:value="0.00190738139067626" calcext:value-type="float">
            <text:p>0,0019074</text:p>
          </table:table-cell>
          <table:table-cell table:formula="of:=(1-(1-EXP(-[.$A$2]*[.$A52]))^([.E$3]+1))" office:value-type="float" office:value="0.00254236637711225" calcext:value-type="float">
            <text:p>0,0025424</text:p>
          </table:table-cell>
          <table:table-cell table:formula="of:=(1-(1-EXP(-[.$A$2]*[.$A52]))^([.F$3]+1))" office:value-type="float" office:value="0.00317694738707819" calcext:value-type="float">
            <text:p>0,0031769</text:p>
          </table:table-cell>
          <table:table-cell table:formula="of:=([.G$3]+1)*([.$A$2])*EXP(-[.$A$2]*[.$A52])*(1-EXP(-[.$A$2]*[.$A52]))^[.G$3]" office:value-type="float" office:value="0.0000508958767630804" calcext:value-type="float">
            <text:p>0,00005090</text:p>
          </table:table-cell>
          <table:table-cell table:formula="of:=([.H$3]+1)*([.$A$2])*EXP(-[.$A$2]*[.$A52])*(1-EXP(-[.$A$2]*[.$A52]))^[.H$3]" office:value-type="float" office:value="0.000101726993769374" calcext:value-type="float">
            <text:p>0,00010173</text:p>
          </table:table-cell>
          <table:table-cell table:formula="of:=([.I$3]+1)*([.$A$2])*EXP(-[.$A$2]*[.$A52])*(1-EXP(-[.$A$2]*[.$A52]))^[.I$3]" office:value-type="float" office:value="0.000152493412818966" calcext:value-type="float">
            <text:p>0,00015249</text:p>
          </table:table-cell>
          <table:table-cell table:formula="of:=([.J$3]+1)*([.$A$2])*EXP(-[.$A$2]*[.$A52])*(1-EXP(-[.$A$2]*[.$A52]))^[.J$3]" office:value-type="float" office:value="0.000203195195659521" calcext:value-type="float">
            <text:p>0,00020320</text:p>
          </table:table-cell>
          <table:table-cell table:formula="of:=([.K$3]+1)*([.$A$2])*EXP(-[.$A$2]*[.$A52])*(1-EXP(-[.$A$2]*[.$A52]))^[.K$3]" office:value-type="float" office:value="0.000253832403986322" calcext:value-type="float">
            <text:p>0,00025383</text:p>
          </table:table-cell>
          <table:table-cell table:formula="of:=[.G52]/[.B52]" office:value-type="float" office:value="0.0799999999999943" calcext:value-type="float">
            <text:p>0,080000000</text:p>
          </table:table-cell>
          <table:table-cell table:formula="of:=[.H52]/[.C52]" office:value-type="float" office:value="0.0799745439640695" calcext:value-type="float">
            <text:p>0,079974544</text:p>
          </table:table-cell>
          <table:table-cell table:formula="of:=[.I52]/[.D52]" office:value-type="float" office:value="0.0799490933299398" calcext:value-type="float">
            <text:p>0,079949093</text:p>
          </table:table-cell>
          <table:table-cell table:formula="of:=[.J52]/[.E52]" office:value-type="float" office:value="0.0799236480976125" calcext:value-type="float">
            <text:p>0,079923648</text:p>
          </table:table-cell>
          <table:table-cell table:formula="of:=[.K52]/[.F52]" office:value-type="float" office:value="0.0798982082670777" calcext:value-type="float">
            <text:p>0,079898208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(1-(1-EXP(-[.$A$2]*[.$A53]))^([.B$3]+1))" office:value-type="float" office:value="0.000542132565845566" calcext:value-type="float">
            <text:p>0,0005421</text:p>
          </table:table-cell>
          <table:table-cell table:formula="of:=(1-(1-EXP(-[.$A$2]*[.$A53]))^([.C$3]+1))" office:value-type="float" office:value="0.00108397122397219" calcext:value-type="float">
            <text:p>0,0010840</text:p>
          </table:table-cell>
          <table:table-cell table:formula="of:=(1-(1-EXP(-[.$A$2]*[.$A53]))^([.D$3]+1))" office:value-type="float" office:value="0.00162551613371675" calcext:value-type="float">
            <text:p>0,0016255</text:p>
          </table:table-cell>
          <table:table-cell table:formula="of:=(1-(1-EXP(-[.$A$2]*[.$A53]))^([.E$3]+1))" office:value-type="float" office:value="0.00216676745432998" calcext:value-type="float">
            <text:p>0,0021668</text:p>
          </table:table-cell>
          <table:table-cell table:formula="of:=(1-(1-EXP(-[.$A$2]*[.$A53]))^([.F$3]+1))" office:value-type="float" office:value="0.00270772534497588" calcext:value-type="float">
            <text:p>0,0027077</text:p>
          </table:table-cell>
          <table:table-cell table:formula="of:=([.G$3]+1)*([.$A$2])*EXP(-[.$A$2]*[.$A53])*(1-EXP(-[.$A$2]*[.$A53]))^[.G$3]" office:value-type="float" office:value="0.0000433706052676487" calcext:value-type="float">
            <text:p>0,00004337</text:p>
          </table:table-cell>
          <table:table-cell table:formula="of:=([.H$3]+1)*([.$A$2])*EXP(-[.$A$2]*[.$A53])*(1-EXP(-[.$A$2]*[.$A53]))^[.H$3]" office:value-type="float" office:value="0.0000866941853002653" calcext:value-type="float">
            <text:p>0,00008669</text:p>
          </table:table-cell>
          <table:table-cell table:formula="of:=([.I$3]+1)*([.$A$2])*EXP(-[.$A$2]*[.$A53])*(1-EXP(-[.$A$2]*[.$A53]))^[.I$3]" office:value-type="float" office:value="0.000129970778338717" calcext:value-type="float">
            <text:p>0,00012997</text:p>
          </table:table-cell>
          <table:table-cell table:formula="of:=([.J$3]+1)*([.$A$2])*EXP(-[.$A$2]*[.$A53])*(1-EXP(-[.$A$2]*[.$A53]))^[.J$3]" office:value-type="float" office:value="0.000173200422596228" calcext:value-type="float">
            <text:p>0,00017320</text:p>
          </table:table-cell>
          <table:table-cell table:formula="of:=([.K$3]+1)*([.$A$2])*EXP(-[.$A$2]*[.$A53])*(1-EXP(-[.$A$2]*[.$A53]))^[.K$3]" office:value-type="float" office:value="0.000216383156258401" calcext:value-type="float">
            <text:p>0,00021638</text:p>
          </table:table-cell>
          <table:table-cell table:formula="of:=[.G53]/[.B53]" office:value-type="float" office:value="0.0800000000000064" calcext:value-type="float">
            <text:p>0,080000000</text:p>
          </table:table-cell>
          <table:table-cell table:formula="of:=[.H53]/[.C53]" office:value-type="float" office:value="0.0799783088176236" calcext:value-type="float">
            <text:p>0,079978309</text:p>
          </table:table-cell>
          <table:table-cell table:formula="of:=[.I53]/[.D53]" office:value-type="float" office:value="0.0799566215572022" calcext:value-type="float">
            <text:p>0,079956622</text:p>
          </table:table-cell>
          <table:table-cell table:formula="of:=[.J53]/[.E53]" office:value-type="float" office:value="0.0799349382187331" calcext:value-type="float">
            <text:p>0,079934938</text:p>
          </table:table-cell>
          <table:table-cell table:formula="of:=[.K53]/[.F53]" office:value-type="float" office:value="0.0799132588022249" calcext:value-type="float">
            <text:p>0,079913259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(1-(1-EXP(-[.$A$2]*[.$A54]))^([.B$3]+1))" office:value-type="float" office:value="0.000461974898781636" calcext:value-type="float">
            <text:p>0,0004620</text:p>
          </table:table-cell>
          <table:table-cell table:formula="of:=(1-(1-EXP(-[.$A$2]*[.$A54]))^([.C$3]+1))" office:value-type="float" office:value="0.000923736376756135" calcext:value-type="float">
            <text:p>0,0009237</text:p>
          </table:table-cell>
          <table:table-cell table:formula="of:=(1-(1-EXP(-[.$A$2]*[.$A54]))^([.D$3]+1))" office:value-type="float" office:value="0.00138528453251863" calcext:value-type="float">
            <text:p>0,0013853</text:p>
          </table:table-cell>
          <table:table-cell table:formula="of:=(1-(1-EXP(-[.$A$2]*[.$A54]))^([.E$3]+1))" office:value-type="float" office:value="0.00184661946461862" calcext:value-type="float">
            <text:p>0,0018466</text:p>
          </table:table-cell>
          <table:table-cell table:formula="of:=(1-(1-EXP(-[.$A$2]*[.$A54]))^([.F$3]+1))" office:value-type="float" office:value="0.00230774127155997" calcext:value-type="float">
            <text:p>0,0023077</text:p>
          </table:table-cell>
          <table:table-cell table:formula="of:=([.G$3]+1)*([.$A$2])*EXP(-[.$A$2]*[.$A54])*(1-EXP(-[.$A$2]*[.$A54]))^[.G$3]" office:value-type="float" office:value="0.0000369579919025321" calcext:value-type="float">
            <text:p>0,00003696</text:p>
          </table:table-cell>
          <table:table-cell table:formula="of:=([.H$3]+1)*([.$A$2])*EXP(-[.$A$2]*[.$A54])*(1-EXP(-[.$A$2]*[.$A54]))^[.H$3]" office:value-type="float" office:value="0.0000738818364759275" calcext:value-type="float">
            <text:p>0,00007388</text:p>
          </table:table-cell>
          <table:table-cell table:formula="of:=([.I$3]+1)*([.$A$2])*EXP(-[.$A$2]*[.$A54])*(1-EXP(-[.$A$2]*[.$A54]))^[.I$3]" office:value-type="float" office:value="0.000110771557383" calcext:value-type="float">
            <text:p>0,00011077</text:p>
          </table:table-cell>
          <table:table-cell table:formula="of:=([.J$3]+1)*([.$A$2])*EXP(-[.$A$2]*[.$A54])*(1-EXP(-[.$A$2]*[.$A54]))^[.J$3]" office:value-type="float" office:value="0.000147627178271986" calcext:value-type="float">
            <text:p>0,00014763</text:p>
          </table:table-cell>
          <table:table-cell table:formula="of:=([.K$3]+1)*([.$A$2])*EXP(-[.$A$2]*[.$A54])*(1-EXP(-[.$A$2]*[.$A54]))^[.K$3]" office:value-type="float" office:value="0.000184448722776558" calcext:value-type="float">
            <text:p>0,00018445</text:p>
          </table:table-cell>
          <table:table-cell table:formula="of:=[.G54]/[.B54]" office:value-type="float" office:value="0.0800000000000026" calcext:value-type="float">
            <text:p>0,080000000</text:p>
          </table:table-cell>
          <table:table-cell table:formula="of:=[.H54]/[.C54]" office:value-type="float" office:value="0.0799815167346519" calcext:value-type="float">
            <text:p>0,079981517</text:p>
          </table:table-cell>
          <table:table-cell table:formula="of:=[.I54]/[.D54]" office:value-type="float" office:value="0.0799630363168804" calcext:value-type="float">
            <text:p>0,079963036</text:p>
          </table:table-cell>
          <table:table-cell table:formula="of:=[.J54]/[.E54]" office:value-type="float" office:value="0.0799445587466912" calcext:value-type="float">
            <text:p>0,079944559</text:p>
          </table:table-cell>
          <table:table-cell table:formula="of:=[.K54]/[.F54]" office:value-type="float" office:value="0.0799260840240882" calcext:value-type="float">
            <text:p>0,079926084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(1-(1-EXP(-[.$A$2]*[.$A55]))^([.B$3]+1))" office:value-type="float" office:value="0.000393669040655076" calcext:value-type="float">
            <text:p>0,0003937</text:p>
          </table:table-cell>
          <table:table-cell table:formula="of:=(1-(1-EXP(-[.$A$2]*[.$A55]))^([.C$3]+1))" office:value-type="float" office:value="0.00078718310599657" calcext:value-type="float">
            <text:p>0,0007872</text:p>
          </table:table-cell>
          <table:table-cell table:formula="of:=(1-(1-EXP(-[.$A$2]*[.$A55]))^([.D$3]+1))" office:value-type="float" office:value="0.00118054225703346" calcext:value-type="float">
            <text:p>0,0011805</text:p>
          </table:table-cell>
          <table:table-cell table:formula="of:=(1-(1-EXP(-[.$A$2]*[.$A55]))^([.E$3]+1))" office:value-type="float" office:value="0.00157374655475084" calcext:value-type="float">
            <text:p>0,0015737</text:p>
          </table:table-cell>
          <table:table-cell table:formula="of:=(1-(1-EXP(-[.$A$2]*[.$A55]))^([.F$3]+1))" office:value-type="float" office:value="0.00196679606010941" calcext:value-type="float">
            <text:p>0,0019668</text:p>
          </table:table-cell>
          <table:table-cell table:formula="of:=([.G$3]+1)*([.$A$2])*EXP(-[.$A$2]*[.$A55])*(1-EXP(-[.$A$2]*[.$A55]))^[.G$3]" office:value-type="float" office:value="0.0000314935232524063" calcext:value-type="float">
            <text:p>0,00003149</text:p>
          </table:table-cell>
          <table:table-cell table:formula="of:=([.H$3]+1)*([.$A$2])*EXP(-[.$A$2]*[.$A55])*(1-EXP(-[.$A$2]*[.$A55]))^[.H$3]" office:value-type="float" office:value="0.0000629622504546413" calcext:value-type="float">
            <text:p>0,00006296</text:p>
          </table:table-cell>
          <table:table-cell table:formula="of:=([.I$3]+1)*([.$A$2])*EXP(-[.$A$2]*[.$A55])*(1-EXP(-[.$A$2]*[.$A55]))^[.I$3]" office:value-type="float" office:value="0.000094406196248861" calcext:value-type="float">
            <text:p>0,00009441</text:p>
          </table:table-cell>
          <table:table-cell table:formula="of:=([.J$3]+1)*([.$A$2])*EXP(-[.$A$2]*[.$A55])*(1-EXP(-[.$A$2]*[.$A55]))^[.J$3]" office:value-type="float" office:value="0.000125825375269536" calcext:value-type="float">
            <text:p>0,00012583</text:p>
          </table:table-cell>
          <table:table-cell table:formula="of:=([.K$3]+1)*([.$A$2])*EXP(-[.$A$2]*[.$A55])*(1-EXP(-[.$A$2]*[.$A55]))^[.K$3]" office:value-type="float" office:value="0.000157219802143454" calcext:value-type="float">
            <text:p>0,00015722</text:p>
          </table:table-cell>
          <table:table-cell table:formula="of:=[.G55]/[.B55]" office:value-type="float" office:value="0.0800000000000005" calcext:value-type="float">
            <text:p>0,080000000</text:p>
          </table:table-cell>
          <table:table-cell table:formula="of:=[.H55]/[.C55]" office:value-type="float" office:value="0.079984250138259" calcext:value-type="float">
            <text:p>0,079984250</text:p>
          </table:table-cell>
          <table:table-cell table:formula="of:=[.I55]/[.D55]" office:value-type="float" office:value="0.0799685023440762" calcext:value-type="float">
            <text:p>0,079968502</text:p>
          </table:table-cell>
          <table:table-cell table:formula="of:=[.J55]/[.E55]" office:value-type="float" office:value="0.0799527566174444" calcext:value-type="float">
            <text:p>0,079952757</text:p>
          </table:table-cell>
          <table:table-cell table:formula="of:=[.K55]/[.F55]" office:value-type="float" office:value="0.0799370129583787" calcext:value-type="float">
            <text:p>0,079937013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(1-(1-EXP(-[.$A$2]*[.$A56]))^([.B$3]+1))" office:value-type="float" office:value="0.000335462627902516" calcext:value-type="float">
            <text:p>0,0003355</text:p>
          </table:table-cell>
          <table:table-cell table:formula="of:=(1-(1-EXP(-[.$A$2]*[.$A56]))^([.C$3]+1))" office:value-type="float" office:value="0.000670812720630298" calcext:value-type="float">
            <text:p>0,0006708</text:p>
          </table:table-cell>
          <table:table-cell table:formula="of:=(1-(1-EXP(-[.$A$2]*[.$A56]))^([.D$3]+1))" office:value-type="float" office:value="0.0010060503159347" calcext:value-type="float">
            <text:p>0,0010061</text:p>
          </table:table-cell>
          <table:table-cell table:formula="of:=(1-(1-EXP(-[.$A$2]*[.$A56]))^([.E$3]+1))" office:value-type="float" office:value="0.00134117545155443" calcext:value-type="float">
            <text:p>0,0013412</text:p>
          </table:table-cell>
          <table:table-cell table:formula="of:=(1-(1-EXP(-[.$A$2]*[.$A56]))^([.F$3]+1))" office:value-type="float" office:value="0.00167618816521553" calcext:value-type="float">
            <text:p>0,0016762</text:p>
          </table:table-cell>
          <table:table-cell table:formula="of:=([.G$3]+1)*([.$A$2])*EXP(-[.$A$2]*[.$A56])*(1-EXP(-[.$A$2]*[.$A56]))^[.G$3]" office:value-type="float" office:value="0.0000268370102322009" calcext:value-type="float">
            <text:p>0,00002684</text:p>
          </table:table-cell>
          <table:table-cell table:formula="of:=([.H$3]+1)*([.$A$2])*EXP(-[.$A$2]*[.$A56])*(1-EXP(-[.$A$2]*[.$A56]))^[.H$3]" office:value-type="float" office:value="0.0000536560148364468" calcext:value-type="float">
            <text:p>0,00005366</text:p>
          </table:table-cell>
          <table:table-cell table:formula="of:=([.I$3]+1)*([.$A$2])*EXP(-[.$A$2]*[.$A56])*(1-EXP(-[.$A$2]*[.$A56]))^[.I$3]" office:value-type="float" office:value="0.0000804570228730605" calcext:value-type="float">
            <text:p>0,00008046</text:p>
          </table:table-cell>
          <table:table-cell table:formula="of:=([.J$3]+1)*([.$A$2])*EXP(-[.$A$2]*[.$A56])*(1-EXP(-[.$A$2]*[.$A56]))^[.J$3]" office:value-type="float" office:value="0.000107240043398312" calcext:value-type="float">
            <text:p>0,00010724</text:p>
          </table:table-cell>
          <table:table-cell table:formula="of:=([.K$3]+1)*([.$A$2])*EXP(-[.$A$2]*[.$A56])*(1-EXP(-[.$A$2]*[.$A56]))^[.K$3]" office:value-type="float" office:value="0.000134005085464422" calcext:value-type="float">
            <text:p>0,00013401</text:p>
          </table:table-cell>
          <table:table-cell table:formula="of:=[.G56]/[.B56]" office:value-type="float" office:value="0.0799999999999989" calcext:value-type="float">
            <text:p>0,080000000</text:p>
          </table:table-cell>
          <table:table-cell table:formula="of:=[.H56]/[.C56]" office:value-type="float" office:value="0.0799865792438036" calcext:value-type="float">
            <text:p>0,079986579</text:p>
          </table:table-cell>
          <table:table-cell table:formula="of:=[.I56]/[.D56]" office:value-type="float" office:value="0.0799731599888315" calcext:value-type="float">
            <text:p>0,079973160</text:p>
          </table:table-cell>
          <table:table-cell table:formula="of:=[.J56]/[.E56]" office:value-type="float" office:value="0.0799597422350822" calcext:value-type="float">
            <text:p>0,079959742</text:p>
          </table:table-cell>
          <table:table-cell table:formula="of:=[.K56]/[.F56]" office:value-type="float" office:value="0.0799463259825553" calcext:value-type="float">
            <text:p>0,079946326</text:p>
          </table:table-cell>
        </table:table-row>
        <table:table-row table:style-name="ro3">
          <table:table-cell/>
          <table:table-cell table:style-name="Default" table:number-columns-repeated="10"/>
          <table:table-cell table:style-name="ce24"/>
          <table:table-cell table:style-name="Default" table:number-columns-repeated="4"/>
        </table:table-row>
        <table:table-row table:style-name="ro3" table:number-rows-repeated="12">
          <table:table-cell/>
          <table:table-cell table:style-name="Default" table:number-columns-repeated="15"/>
        </table:table-row>
        <table:table-row table:style-name="ro3">
          <table:table-cell/>
          <table:table-cell table:style-name="Default" table:number-columns-repeated="15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Обычный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11" loext:min-decimal-places="1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0">00.00.0000</text:date>, <text:time style:data-style-name="N2" text:time-value="15:51:42.7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6M3S</meta:editing-duration>
    <meta:editing-cycles>8</meta:editing-cycles>
    <meta:generator>LibreOffice/5.4.4.2$Windows_x86 LibreOffice_project/2524958677847fb3bb44820e40380acbe820f960</meta:generator>
    <dc:date>2022-12-10T16:00:06.966000000</dc:date>
    <meta:document-statistic meta:table-count="3" meta:cell-count="847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7" loext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4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4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8cm" svg:y="3.205cm" style:legend-expansion="high" chart:style-name="ch2"/>
        <chart:plot-area chart:style-name="ch3" table:cell-range-address="Sheet1.A7:Sheet1.F56 Sheet1.B5:Sheet1.F5" chart:data-source-has-labels="both" svg:x="0.32cm" svg:y="0.18cm" svg:width="13.54cm" svg:height="8.64cm">
          <chartooo:coordinate-region svg:x="2.159cm" svg:y="0.38cm" svg:width="11.701cm" svg:height="7.648cm"/>
          <chart:axis chart:dimension="x" chart:name="primary-x" chart:style-name="ch4" chartooo:axis-type="auto">
            <chartooo:date-scale/>
            <chart:categories table:cell-range-address="Sheet1.A7:Sheet1.A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:Sheet1.B56" chart:label-cell-address="Sheet1.B5:Sheet1.B5" chart:class="chart:line">
            <chart:data-point chart:repeated="50"/>
          </chart:series>
          <chart:series chart:style-name="ch8" chart:values-cell-range-address="Sheet1.C7:Sheet1.C56" chart:label-cell-address="Sheet1.C5:Sheet1.C5" chart:class="chart:line">
            <chart:data-point chart:repeated="50"/>
          </chart:series>
          <chart:series chart:style-name="ch9" chart:values-cell-range-address="Sheet1.D7:Sheet1.D56" chart:label-cell-address="Sheet1.D5:Sheet1.D5" chart:class="chart:line">
            <chart:data-point chart:repeated="50"/>
          </chart:series>
          <chart:series chart:style-name="ch10" chart:values-cell-range-address="Sheet1.E7:Sheet1.E56" chart:label-cell-address="Sheet1.E5:Sheet1.E5" chart:class="chart:line">
            <chart:data-point chart:repeated="50"/>
          </chart:series>
          <chart:series chart:style-name="ch11" chart:values-cell-range-address="Sheet1.F7:Sheet1.F56" chart:label-cell-address="Sheet1.F5:Sheet1.F5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0</text:p>
                <draw:g>
                  <svg:desc>Sheet1.B5:Sheet1.B5</svg:desc>
                </draw:g>
              </table:table-cell>
              <table:table-cell office:value-type="string">
                <text:p>m1</text:p>
                <draw:g>
                  <svg:desc>Sheet1.C5:Sheet1.C5</svg:desc>
                </draw:g>
              </table:table-cell>
              <table:table-cell office:value-type="string">
                <text:p>m2</text:p>
                <draw:g>
                  <svg:desc>Sheet1.D5:Sheet1.D5</svg:desc>
                </draw:g>
              </table:table-cell>
              <table:table-cell office:value-type="string">
                <text:p>m3</text:p>
                <draw:g>
                  <svg:desc>Sheet1.E5:Sheet1.E5</svg:desc>
                </draw:g>
              </table:table-cell>
              <table:table-cell office:value-type="string">
                <text:p>m4</text:p>
                <draw:g>
                  <svg:desc>Sheet1.F5:Sheet1.F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7:Sheet1.A56</svg:desc>
                </draw:g>
              </table:table-cell>
              <table:table-cell office:value-type="float" office:value="0.852143788966211">
                <text:p>0.852143788966211</text:p>
                <draw:g>
                  <svg:desc>Sheet1.B7:Sheet1.B56</svg:desc>
                </draw:g>
              </table:table-cell>
              <table:table-cell office:value-type="float" office:value="0.978138540858732">
                <text:p>0.978138540858732</text:p>
                <draw:g>
                  <svg:desc>Sheet1.C7:Sheet1.C56</svg:desc>
                </draw:g>
              </table:table-cell>
              <table:table-cell office:value-type="float" office:value="0.996767647483702">
                <text:p>0.996767647483702</text:p>
                <draw:g>
                  <svg:desc>Sheet1.D7:Sheet1.D56</svg:desc>
                </draw:g>
              </table:table-cell>
              <table:table-cell office:value-type="float" office:value="0.999522076604215">
                <text:p>0.999522076604215</text:p>
                <draw:g>
                  <svg:desc>Sheet1.E7:Sheet1.E56</svg:desc>
                </draw:g>
              </table:table-cell>
              <table:table-cell office:value-type="float" office:value="0.999929336057535">
                <text:p>0.999929336057535</text:p>
                <draw:g>
                  <svg:desc>Sheet1.F7:Sheet1.F56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26149037073691">
                <text:p>0.726149037073691</text:p>
              </table:table-cell>
              <table:table-cell office:value-type="float" office:value="0.925005650104333">
                <text:p>0.925005650104333</text:p>
              </table:table-cell>
              <table:table-cell office:value-type="float" office:value="0.979462725067039">
                <text:p>0.979462725067039</text:p>
              </table:table-cell>
              <table:table-cell office:value-type="float" office:value="0.994375847483726">
                <text:p>0.994375847483726</text:p>
              </table:table-cell>
              <table:table-cell office:value-type="float" office:value="0.998459820417774">
                <text:p>0.99845982041777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18783391806141">
                <text:p>0.618783391806141</text:p>
              </table:table-cell>
              <table:table-cell office:value-type="float" office:value="0.85467389763717">
                <text:p>0.85467389763717</text:p>
              </table:table-cell>
              <table:table-cell office:value-type="float" office:value="0.944599276175208">
                <text:p>0.944599276175208</text:p>
              </table:table-cell>
              <table:table-cell office:value-type="float" office:value="0.978880323972028">
                <text:p>0.978880323972028</text:p>
              </table:table-cell>
              <table:table-cell office:value-type="float" office:value="0.991948828738463">
                <text:p>0.99194882873846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27292424043049">
                <text:p>0.527292424043049</text:p>
              </table:table-cell>
              <table:table-cell office:value-type="float" office:value="0.776547547632903">
                <text:p>0.776547547632903</text:p>
              </table:table-cell>
              <table:table-cell office:value-type="float" office:value="0.894372332899913">
                <text:p>0.894372332899913</text:p>
              </table:table-cell>
              <table:table-cell office:value-type="float" office:value="0.95006900153113">
                <text:p>0.95006900153113</text:p>
              </table:table-cell>
              <table:table-cell office:value-type="float" office:value="0.97639723874867">
                <text:p>0.976397238748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49328964117222">
                <text:p>0.449328964117222</text:p>
              </table:table-cell>
              <table:table-cell office:value-type="float" office:value="0.696761410239788">
                <text:p>0.696761410239788</text:p>
              </table:table-cell>
              <table:table-cell office:value-type="float" office:value="0.833015291657111">
                <text:p>0.833015291657111</text:p>
              </table:table-cell>
              <table:table-cell office:value-type="float" office:value="0.908046357680238">
                <text:p>0.908046357680238</text:p>
              </table:table-cell>
              <table:table-cell office:value-type="float" office:value="0.949363792530582">
                <text:p>0.94936379253058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82892885975112">
                <text:p>0.382892885975112</text:p>
              </table:table-cell>
              <table:table-cell office:value-type="float" office:value="0.619178809819874">
                <text:p>0.619178809819874</text:p>
              </table:table-cell>
              <table:table-cell office:value-type="float" office:value="0.764992534368419">
                <text:p>0.764992534368419</text:p>
              </table:table-cell>
              <table:table-cell office:value-type="float" office:value="0.854975221109792">
                <text:p>0.854975221109792</text:p>
              </table:table-cell>
              <table:table-cell office:value-type="float" office:value="0.910504177236966">
                <text:p>0.91050417723696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26279794623039">
                <text:p>0.326279794623039</text:p>
              </table:table-cell>
              <table:table-cell office:value-type="float" office:value="0.546101084866826">
                <text:p>0.546101084866826</text:p>
              </table:table-cell>
              <table:table-cell office:value-type="float" office:value="0.694199129676099">
                <text:p>0.694199129676099</text:p>
              </table:table-cell>
              <table:table-cell office:value-type="float" office:value="0.793975774840928">
                <text:p>0.793975774840928</text:p>
              </table:table-cell>
              <table:table-cell office:value-type="float" office:value="0.861197316713201">
                <text:p>0.8611973167132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78037300453194">
                <text:p>0.278037300453194</text:p>
              </table:table-cell>
              <table:table-cell office:value-type="float" office:value="0.478769860463089">
                <text:p>0.478769860463089</text:p>
              </table:table-cell>
              <table:table-cell office:value-type="float" office:value="0.623691281374773">
                <text:p>0.623691281374773</text:p>
              </table:table-cell>
              <table:table-cell office:value-type="float" office:value="0.728319141638332">
                <text:p>0.728319141638332</text:p>
              </table:table-cell>
              <table:table-cell office:value-type="float" office:value="0.803856554082017">
                <text:p>0.8038565540820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36927758682122">
                <text:p>0.236927758682122</text:p>
              </table:table-cell>
              <table:table-cell office:value-type="float" office:value="0.41772075453011">
                <text:p>0.41772075453011</text:p>
              </table:table-cell>
              <table:table-cell office:value-type="float" office:value="0.555678871086408">
                <text:p>0.555678871086408</text:p>
              </table:table-cell>
              <table:table-cell office:value-type="float" office:value="0.660950880295015">
                <text:p>0.660950880295015</text:p>
              </table:table-cell>
              <table:table-cell office:value-type="float" office:value="0.741281028309864">
                <text:p>0.74128102830986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01896517994655">
                <text:p>0.201896517994655</text:p>
              </table:table-cell>
              <table:table-cell office:value-type="float" office:value="0.363030832010945">
                <text:p>0.363030832010945</text:p>
              </table:table-cell>
              <table:table-cell office:value-type="float" office:value="0.491632689097887">
                <text:p>0.491632689097887</text:p>
              </table:table-cell>
              <table:table-cell office:value-type="float" office:value="0.59427027903133">
                <text:p>0.59427027903133</text:p>
              </table:table-cell>
              <table:table-cell office:value-type="float" office:value="0.676185696941848">
                <text:p>0.67618569694184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72044863823051">
                <text:p>0.172044863823051</text:p>
              </table:table-cell>
              <table:table-cell office:value-type="float" office:value="0.314490292478209">
                <text:p>0.314490292478209</text:p>
              </table:table-cell>
              <table:table-cell office:value-type="float" office:value="0.432428716758175">
                <text:p>0.432428716758175</text:p>
              </table:table-cell>
              <table:table-cell office:value-type="float" office:value="0.530076440893389">
                <text:p>0.530076440893389</text:p>
              </table:table-cell>
              <table:table-cell office:value-type="float" office:value="0.610924375627129">
                <text:p>0.61092437562712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4660696213035">
                <text:p>0.14660696213035</text:p>
              </table:table-cell>
              <table:table-cell office:value-type="float" office:value="0.27172032291561">
                <text:p>0.27172032291561</text:p>
              </table:table-cell>
              <table:table-cell office:value-type="float" office:value="0.378491193954225">
                <text:p>0.378491193954225</text:p>
              </table:table-cell>
              <table:table-cell office:value-type="float" office:value="0.469608711945857">
                <text:p>0.469608711945857</text:p>
              </table:table-cell>
              <table:table-cell office:value-type="float" office:value="0.547367767427879">
                <text:p>0.54736776742787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124930212198582">
                <text:p>0.124930212198582</text:p>
              </table:table-cell>
              <table:table-cell office:value-type="float" office:value="0.234252866477182">
                <text:p>0.234252866477182</text:p>
              </table:table-cell>
              <table:table-cell office:value-type="float" office:value="0.329917818358644">
                <text:p>0.329917818358644</text:p>
              </table:table-cell>
              <table:table-cell office:value-type="float" office:value="0.413631327501588">
                <text:p>0.413631327501588</text:p>
              </table:table-cell>
              <table:table-cell office:value-type="float" office:value="0.486886490183415">
                <text:p>0.48688649018341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106458504379253">
                <text:p>0.106458504379253</text:p>
              </table:table-cell>
              <table:table-cell office:value-type="float" office:value="0.201583595603838">
                <text:p>0.201583595603838</text:p>
              </table:table-cell>
              <table:table-cell office:value-type="float" office:value="0.286581811887714">
                <text:p>0.286581811887714</text:p>
              </table:table-cell>
              <table:table-cell office:value-type="float" office:value="0.362531245191104">
                <text:p>0.362531245191104</text:p>
              </table:table-cell>
              <table:table-cell office:value-type="float" office:value="0.430395215416564">
                <text:p>0.43039521541656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907179532894125">
                <text:p>0.0907179532894125</text:p>
              </table:table-cell>
              <table:table-cell office:value-type="float" office:value="0.173206159529805">
                <text:p>0.173206159529805</text:p>
              </table:table-cell>
              <table:table-cell office:value-type="float" office:value="0.248211204529554">
                <text:p>0.248211204529554</text:p>
              </table:table-cell>
              <table:table-cell office:value-type="float" office:value="0.316411945360545">
                <text:p>0.316411945360545</text:p>
              </table:table-cell>
              <table:table-cell office:value-type="float" office:value="0.378425654570528">
                <text:p>0.37842565457052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773047404432997">
                <text:p>0.0773047404432997</text:p>
              </table:table-cell>
              <table:table-cell office:value-type="float" office:value="0.148633457991593">
                <text:p>0.148633457991593</text:p>
              </table:table-cell>
              <table:table-cell office:value-type="float" office:value="0.214448127543663">
                <text:p>0.214448127543663</text:p>
              </table:table-cell>
              <table:table-cell office:value-type="float" office:value="0.275175011148648">
                <text:p>0.275175011148648</text:p>
              </table:table-cell>
              <table:table-cell office:value-type="float" office:value="0.33120741877862">
                <text:p>0.3312074187786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658747544264029">
                <text:p>0.0658747544264029</text:p>
              </table:table-cell>
              <table:table-cell office:value-type="float" office:value="0.127410025582067">
                <text:p>0.127410025582067</text:p>
              </table:table-cell>
              <table:table-cell office:value-type="float" office:value="0.184891675861789">
                <text:p>0.184891675861789</text:p>
              </table:table-cell>
              <table:table-cell office:value-type="float" office:value="0.238586736545311">
                <text:p>0.238586736545311</text:p>
              </table:table-cell>
              <table:table-cell office:value-type="float" office:value="0.288744648292395">
                <text:p>0.28874464829239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561347628341338">
                <text:p>0.0561347628341338</text:p>
              </table:table-cell>
              <table:table-cell office:value-type="float" office:value="0.109118414069823">
                <text:p>0.109118414069823</text:p>
              </table:table-cell>
              <table:table-cell office:value-type="float" office:value="0.159127840609311">
                <text:p>0.159127840609311</text:p>
              </table:table-cell>
              <table:table-cell office:value-type="float" office:value="0.206329999850533">
                <text:p>0.206329999850533</text:p>
              </table:table-cell>
              <table:table-cell office:value-type="float" office:value="0.25088247707749">
                <text:p>0.2508824770774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478348894941983">
                <text:p>0.0478348894941983</text:p>
              </table:table-cell>
              <table:table-cell office:value-type="float" office:value="0.0933816023354745">
                <text:p>0.0933816023354745</text:p>
              </table:table-cell>
              <table:table-cell office:value-type="float" office:value="0.136749593201164">
                <text:p>0.136749593201164</text:p>
              </table:table-cell>
              <table:table-cell office:value-type="float" office:value="0.178043081016208">
                <text:p>0.178043081016208</text:p>
              </table:table-cell>
              <table:table-cell office:value-type="float" office:value="0.21736129940479">
                <text:p>0.2173612994047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407622039783662">
                <text:p>0.0407622039783662</text:p>
              </table:table-cell>
              <table:table-cell office:value-type="float" office:value="0.0798628506835584">
                <text:p>0.0798628506835584</text:p>
              </table:table-cell>
              <table:table-cell office:value-type="float" office:value="0.117369668852068">
                <text:p>0.117369668852068</text:p>
              </table:table-cell>
              <table:table-cell office:value-type="float" office:value="0.153347626447812">
                <text:p>0.153347626447812</text:p>
              </table:table-cell>
              <table:table-cell office:value-type="float" office:value="0.187859043197315">
                <text:p>0.18785904319731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347352589447386">
                <text:p>0.0347352589447386</text:p>
              </table:table-cell>
              <table:table-cell office:value-type="float" office:value="0.0682639796755192">
                <text:p>0.0682639796755192</text:p>
              </table:table-cell>
              <table:table-cell office:value-type="float" office:value="0.10062807160963">
                <text:p>0.10062807160963</text:p>
              </table:table-cell>
              <table:table-cell office:value-type="float" office:value="0.131867988429899">
                <text:p>0.131867988429899</text:p>
              </table:table-cell>
              <table:table-cell office:value-type="float" office:value="0.162022778650003">
                <text:p>0.16202277865000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29599435167892">
                <text:p>0.029599435167892</text:p>
              </table:table-cell>
              <table:table-cell office:value-type="float" office:value="0.0583227437735258">
                <text:p>0.0583227437735258</text:p>
              </table:table-cell>
              <table:table-cell office:value-type="float" office:value="0.0861958586682796">
                <text:p>0.0861958586682796</text:p>
              </table:table-cell>
              <table:table-cell office:value-type="float" office:value="0.113243945105779">
                <text:p>0.113243945105779</text:p>
              </table:table-cell>
              <table:table-cell office:value-type="float" office:value="0.139491423462356">
                <text:p>0.13949142346235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252229748352272">
                <text:p>0.0252229748352272</text:p>
              </table:table-cell>
              <table:table-cell office:value-type="float" office:value="0.0498097512109158">
                <text:p>0.0498097512109158</text:p>
              </table:table-cell>
              <table:table-cell office:value-type="float" office:value="0.0737763759448011">
                <text:p>0.0737763759448011</text:p>
              </table:table-cell>
              <table:table-cell office:value-type="float" office:value="0.0971384911061384">
                <text:p>0.0971384911061384</text:p>
              </table:table-cell>
              <table:table-cell office:value-type="float" office:value="0.119911344224663">
                <text:p>0.11991134422466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214936013450899">
                <text:p>0.0214936013450899</text:p>
              </table:table-cell>
              <table:table-cell office:value-type="float" office:value="0.0425252277913982">
                <text:p>0.0425252277913982</text:p>
              </table:table-cell>
              <table:table-cell office:value-type="float" office:value="0.0631048088432307">
                <text:p>0.0631048088432307</text:p>
              </table:table-cell>
              <table:table-cell office:value-type="float" office:value="0.0832420605840861">
                <text:p>0.0832420605840861</text:p>
              </table:table-cell>
              <table:table-cell office:value-type="float" office:value="0.102946490263838">
                <text:p>0.10294649026383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183156388887342">
                <text:p>0.0183156388887342</text:p>
              </table:table-cell>
              <table:table-cell office:value-type="float" office:value="0.0362958151495659">
                <text:p>0.0362958151495659</text:p>
              </table:table-cell>
              <table:table-cell office:value-type="float" office:value="0.0539466729948485">
                <text:p>0.0539466729948485</text:p>
              </table:table-cell>
              <table:table-cell office:value-type="float" office:value="0.0712742441017604">
                <text:p>0.0712742441017604</text:p>
              </table:table-cell>
              <table:table-cell office:value-type="float" office:value="0.0882844496734593">
                <text:p>0.088284449673459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156075579199828">
                <text:p>0.0156075579199828</text:p>
              </table:table-cell>
              <table:table-cell office:value-type="float" office:value="0.03097151997574">
                <text:p>0.03097151997574</text:p>
              </table:table-cell>
              <table:table-cell office:value-type="float" office:value="0.0460956881038316">
                <text:p>0.0460956881038316</text:p>
              </table:table-cell>
              <table:table-cell office:value-type="float" office:value="0.0609838049018723">
                <text:p>0.0609838049018723</text:p>
              </table:table-cell>
              <table:table-cell office:value-type="float" office:value="0.0756395545546682">
                <text:p>0.075639554554668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132998835424437">
                <text:p>0.0132998835424437</text:p>
              </table:table-cell>
              <table:table-cell office:value-type="float" office:value="0.0264228801826448">
                <text:p>0.0264228801826448</text:p>
              </table:table-cell>
              <table:table-cell office:value-type="float" office:value="0.0393713424958034">
                <text:p>0.0393713424958034</text:p>
              </table:table-cell>
              <table:table-cell office:value-type="float" office:value="0.0521475917681433">
                <text:p>0.0521475917681433</text:p>
              </table:table-cell>
              <table:table-cell office:value-type="float" office:value="0.0647539184130518">
                <text:p>0.064753918413051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113334131546674">
                <text:p>0.0113334131546674</text:p>
              </table:table-cell>
              <table:table-cell office:value-type="float" office:value="0.0225383800556004">
                <text:p>0.0225383800556004</text:p>
              </table:table-cell>
              <table:table-cell office:value-type="float" office:value="0.0336163564372608">
                <text:p>0.0336163564372608</text:p>
              </table:table-cell>
              <table:table-cell office:value-type="float" office:value="0.0445687815356701">
                <text:p>0.0445687815356701</text:p>
              </table:table-cell>
              <table:table-cell office:value-type="float" office:value="0.0553970782753938">
                <text:p>0.055397078275393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965769762753776">
                <text:p>0.00965769762753776</text:p>
              </table:table-cell>
              <table:table-cell office:value-type="float" office:value="0.0192221241316106">
                <text:p>0.0192221241316106</text:p>
              </table:table-cell>
              <table:table-cell office:value-type="float" office:value="0.0286941802965263">
                <text:p>0.0286941802965263</text:p>
              </table:table-cell>
              <table:table-cell office:value-type="float" office:value="0.0380747582070902">
                <text:p>0.0380747582070902</text:p>
              </table:table-cell>
              <table:table-cell office:value-type="float" office:value="0.0473647413326221">
                <text:p>0.047364741332622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822974704902002">
                <text:p>0.00822974704902002</text:p>
              </table:table-cell>
              <table:table-cell office:value-type="float" office:value="0.0163917653615492">
                <text:p>0.0163917653615492</text:p>
              </table:table-cell>
              <table:table-cell office:value-type="float" office:value="0.0244866123279568">
                <text:p>0.0244866123279568</text:p>
              </table:table-cell>
              <table:table-cell office:value-type="float" office:value="0.0325148407514303">
                <text:p>0.0325148407514303</text:p>
              </table:table-cell>
              <table:table-cell office:value-type="float" office:value="0.0404769988857269">
                <text:p>0.040476998885726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701292783258545">
                <text:p>0.00701292783258545</text:p>
              </table:table-cell>
              <table:table-cell office:value-type="float" office:value="0.0139766745083858">
                <text:p>0.0139766745083858</text:p>
              </table:table-cell>
              <table:table-cell office:value-type="float" office:value="0.0208915849313045">
                <text:p>0.0208915849313045</text:p>
              </table:table-cell>
              <table:table-cell office:value-type="float" office:value="0.0277580015864584">
                <text:p>0.0277580015864584</text:p>
              </table:table-cell>
              <table:table-cell office:value-type="float" office:value="0.0345762645571411">
                <text:p>0.034576264557141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597602289500598">
                <text:p>0.00597602289500598</text:p>
              </table:table-cell>
              <table:table-cell office:value-type="float" office:value="0.0119163329403703">
                <text:p>0.0119163329403703</text:p>
              </table:table-cell>
              <table:table-cell office:value-type="float" office:value="0.0178211435569001">
                <text:p>0.0178211435569001</text:p>
              </table:table-cell>
              <table:table-cell office:value-type="float" office:value="0.0236906668899949">
                <text:p>0.0236906668899949</text:p>
              </table:table-cell>
              <table:table-cell office:value-type="float" office:value="0.0295251138172683">
                <text:p>0.029525113817268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509243079269917">
                <text:p>0.00509243079269917</text:p>
              </table:table-cell>
              <table:table-cell office:value-type="float" office:value="0.0101589287340199">
                <text:p>0.0101589287340199</text:p>
              </table:table-cell>
              <table:table-cell office:value-type="float" office:value="0.0151996258852131">
                <text:p>0.0151996258852131</text:p>
              </table:table-cell>
              <table:table-cell office:value-type="float" office:value="0.020214653635017">
                <text:p>0.020214653635017</text:p>
              </table:table-cell>
              <table:table-cell office:value-type="float" office:value="0.0252041427030814">
                <text:p>0.025204142703081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433948327073885">
                <text:p>0.00433948327073885</text:p>
              </table:table-cell>
              <table:table-cell office:value-type="float" office:value="0.00866013542642063">
                <text:p>0.00866013542642063</text:p>
              </table:table-cell>
              <table:table-cell office:value-type="float" office:value="0.0129620381843543">
                <text:p>0.0129620381843543</text:p>
              </table:table-cell>
              <table:table-cell office:value-type="float" office:value="0.0172452729072374">
                <text:p>0.0172452729072374</text:p>
              </table:table-cell>
              <table:table-cell office:value-type="float" office:value="0.021509920604696">
                <text:p>0.02150992060469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369786371648295">
                <text:p>0.00369786371648295</text:p>
              </table:table-cell>
              <table:table-cell office:value-type="float" office:value="0.00738205323690022">
                <text:p>0.00738205323690022</text:p>
              </table:table-cell>
              <table:table-cell office:value-type="float" office:value="0.0110526191265653">
                <text:p>0.0110526191265653</text:p>
              </table:table-cell>
              <table:table-cell office:value-type="float" office:value="0.014709611763808">
                <text:p>0.014709611763808</text:p>
              </table:table-cell>
              <table:table-cell office:value-type="float" office:value="0.018353081340666">
                <text:p>0.01835308134066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315111159844439">
                <text:p>0.00315111159844439</text:p>
              </table:table-cell>
              <table:table-cell office:value-type="float" office:value="0.00629229369258288">
                <text:p>0.00629229369258288</text:p>
              </table:table-cell>
              <table:table-cell office:value-type="float" office:value="0.00942357757139178">
                <text:p>0.00942357757139178</text:p>
              </table:table-cell>
              <table:table-cell office:value-type="float" office:value="0.0125449944252521">
                <text:p>0.0125449944252521</text:p>
              </table:table-cell>
              <table:table-cell office:value-type="float" office:value="0.0156565753462607">
                <text:p>0.015656575346260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268520017695384">
                <text:p>0.00268520017695384</text:p>
              </table:table-cell>
              <table:table-cell office:value-type="float" office:value="0.00536319005391739">
                <text:p>0.00536319005391739</text:p>
              </table:table-cell>
              <table:table-cell office:value-type="float" office:value="0.00803398899198937">
                <text:p>0.00803398899198937</text:p>
              </table:table-cell>
              <table:table-cell office:value-type="float" office:value="0.0106976163002803">
                <text:p>0.0106976163002803</text:p>
              </table:table-cell>
              <table:table-cell office:value-type="float" office:value="0.0133540912360517">
                <text:p>0.013354091236051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228817665292214">
                <text:p>0.00228817665292214</text:p>
              </table:table-cell>
              <table:table-cell office:value-type="float" office:value="0.0045711175534493">
                <text:p>0.0045711175534493</text:p>
              </table:table-cell>
              <table:table-cell office:value-type="float" office:value="0.00684883468190789">
                <text:p>0.00684883468190789</text:p>
              </table:table-cell>
              <table:table-cell office:value-type="float" office:value="0.00912133999121112">
                <text:p>0.00912133999121112</text:p>
              </table:table-cell>
              <table:table-cell office:value-type="float" office:value="0.011388645406922">
                <text:p>0.01138864540692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19498555228451">
                <text:p>0.0019498555228451</text:p>
              </table:table-cell>
              <table:table-cell office:value-type="float" office:value="0.00389590910913018">
                <text:p>0.00389590910913018</text:p>
              </table:table-cell>
              <table:table-cell office:value-type="float" office:value="0.00583816817208238">
                <text:p>0.00583816817208238</text:p>
              </table:table-cell>
              <table:table-cell office:value-type="float" office:value="0.00777664011047385">
                <text:p>0.00777664011047385</text:p>
              </table:table-cell>
              <table:table-cell office:value-type="float" office:value="0.0097113323086504">
                <text:p>0.00971133230865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166155727317396">
                <text:p>0.00166155727317396</text:p>
              </table:table-cell>
              <table:table-cell office:value-type="float" office:value="0.00332035377377593">
                <text:p>0.00332035377377593</text:p>
              </table:table-cell>
              <table:table-cell office:value-type="float" office:value="0.00497639408898753">
                <text:p>0.00497639408898753</text:p>
              </table:table-cell>
              <table:table-cell office:value-type="float" office:value="0.00662968279836873">
                <text:p>0.00662968279836873</text:p>
              </table:table-cell>
              <table:table-cell office:value-type="float" office:value="0.00828022447387022">
                <text:p>0.0082802244738702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141588571034679">
                <text:p>0.00141588571034679</text:p>
              </table:table-cell>
              <table:table-cell office:value-type="float" office:value="0.00282976668834878">
                <text:p>0.00282976668834878</text:p>
              </table:table-cell>
              <table:table-cell office:value-type="float" office:value="0.00424164577247799">
                <text:p>0.00424164577247799</text:p>
              </table:table-cell>
              <table:table-cell office:value-type="float" office:value="0.00565152579718709">
                <text:p>0.00565152579718709</text:p>
              </table:table-cell>
              <table:table-cell office:value-type="float" office:value="0.00705940959291607">
                <text:p>0.0070594095929160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1206538213958">
                <text:p>0.001206538213958</text:p>
              </table:table-cell>
              <table:table-cell office:value-type="float" office:value="0.00241162069345424">
                <text:p>0.00241162069345424</text:p>
              </table:table-cell>
              <table:table-cell office:value-type="float" office:value="0.00361524919488798">
                <text:p>0.00361524919488798</text:p>
              </table:table-cell>
              <table:table-cell office:value-type="float" office:value="0.00481742547253938">
                <text:p>0.00481742547253938</text:p>
              </table:table-cell>
              <table:table-cell office:value-type="float" office:value="0.00601815127857186">
                <text:p>0.0060181512785718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102814404517471">
                <text:p>0.00102814404517471</text:p>
              </table:table-cell>
              <table:table-cell office:value-type="float" office:value="0.0020552310101718">
                <text:p>0.0020552310101718</text:p>
              </table:table-cell>
              <table:table-cell office:value-type="float" office:value="0.0030812619818219">
                <text:p>0.0030812619818219</text:p>
              </table:table-cell>
              <table:table-cell office:value-type="float" office:value="0.00410623804583843">
                <text:p>0.00410623804583843</text:p>
              </table:table-cell>
              <table:table-cell office:value-type="float" office:value="0.00513016028681823">
                <text:p>0.0051301602868182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00876126562258217">
                <text:p>0.000876126562258217</text:p>
              </table:table-cell>
              <table:table-cell office:value-type="float" office:value="0.0017514855267633">
                <text:p>0.0017514855267633</text:p>
              </table:table-cell>
              <table:table-cell office:value-type="float" office:value="0.00262607756602817">
                <text:p>0.00262607756602817</text:p>
              </table:table-cell>
              <table:table-cell office:value-type="float" office:value="0.00349990335197625">
                <text:p>0.00349990335197625</text:p>
              </table:table-cell>
              <table:table-cell office:value-type="float" office:value="0.00437296355594241">
                <text:p>0.0043729635559424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746585808376721">
                <text:p>0.000746585808376721</text:p>
              </table:table-cell>
              <table:table-cell office:value-type="float" office:value="0.00149261422638414">
                <text:p>0.00149261422638414</text:p>
              </table:table-cell>
              <table:table-cell office:value-type="float" office:value="0.00223808567016204">
                <text:p>0.00223808567016204</text:p>
              </table:table-cell>
              <table:table-cell office:value-type="float" office:value="0.00298300055553957">
                <text:p>0.00298300055553957</text:p>
              </table:table-cell>
              <table:table-cell office:value-type="float" office:value="0.00372735929803514">
                <text:p>0.0037273592980351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00636198459538551">
                <text:p>0.000636198459538551</text:p>
              </table:table-cell>
              <table:table-cell office:value-type="float" office:value="0.00127199217059715">
                <text:p>0.00127199217059715</text:p>
              </table:table-cell>
              <table:table-cell office:value-type="float" office:value="0.00190738139067626">
                <text:p>0.00190738139067626</text:p>
              </table:table-cell>
              <table:table-cell office:value-type="float" office:value="0.00254236637711225">
                <text:p>0.00254236637711225</text:p>
              </table:table-cell>
              <table:table-cell office:value-type="float" office:value="0.00317694738707819">
                <text:p>0.0031769473870781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00542132565845566">
                <text:p>0.000542132565845566</text:p>
              </table:table-cell>
              <table:table-cell office:value-type="float" office:value="0.00108397122397219">
                <text:p>0.00108397122397219</text:p>
              </table:table-cell>
              <table:table-cell office:value-type="float" office:value="0.00162551613371675">
                <text:p>0.00162551613371675</text:p>
              </table:table-cell>
              <table:table-cell office:value-type="float" office:value="0.00216676745432998">
                <text:p>0.00216676745432998</text:p>
              </table:table-cell>
              <table:table-cell office:value-type="float" office:value="0.00270772534497588">
                <text:p>0.0027077253449758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00461974898781636">
                <text:p>0.000461974898781636</text:p>
              </table:table-cell>
              <table:table-cell office:value-type="float" office:value="0.000923736376756135">
                <text:p>0.000923736376756135</text:p>
              </table:table-cell>
              <table:table-cell office:value-type="float" office:value="0.00138528453251863">
                <text:p>0.00138528453251863</text:p>
              </table:table-cell>
              <table:table-cell office:value-type="float" office:value="0.00184661946461862">
                <text:p>0.00184661946461862</text:p>
              </table:table-cell>
              <table:table-cell office:value-type="float" office:value="0.00230774127155997">
                <text:p>0.0023077412715599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0393669040655076">
                <text:p>0.000393669040655076</text:p>
              </table:table-cell>
              <table:table-cell office:value-type="float" office:value="0.00078718310599657">
                <text:p>0.00078718310599657</text:p>
              </table:table-cell>
              <table:table-cell office:value-type="float" office:value="0.00118054225703346">
                <text:p>0.00118054225703346</text:p>
              </table:table-cell>
              <table:table-cell office:value-type="float" office:value="0.00157374655475084">
                <text:p>0.00157374655475084</text:p>
              </table:table-cell>
              <table:table-cell office:value-type="float" office:value="0.00196679606010941">
                <text:p>0.0019667960601094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335462627902516">
                <text:p>0.000335462627902516</text:p>
              </table:table-cell>
              <table:table-cell office:value-type="float" office:value="0.000670812720630298">
                <text:p>0.000670812720630298</text:p>
              </table:table-cell>
              <table:table-cell office:value-type="float" office:value="0.0010060503159347">
                <text:p>0.0010060503159347</text:p>
              </table:table-cell>
              <table:table-cell office:value-type="float" office:value="0.00134117545155443">
                <text:p>0.00134117545155443</text:p>
              </table:table-cell>
              <table:table-cell office:value-type="float" office:value="0.00167618816521553">
                <text:p>0.001676188165215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8" loext:min-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5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5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5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5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5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line" chart:style-name="ch1">
        <chart:legend chart:legend-position="end" svg:x="14.173cm" svg:y="3.208cm" style:legend-expansion="high" chart:style-name="ch2"/>
        <chart:plot-area chart:style-name="ch3" table:cell-range-address="Sheet1.A7:Sheet1.A56 Sheet1.G5:Sheet1.K5 Sheet1.G7:Sheet1.K56" chart:data-source-has-labels="both" svg:x="0.319cm" svg:y="0.18cm" svg:width="13.535cm" svg:height="8.646cm">
          <chartooo:coordinate-region svg:x="2.343cm" svg:y="0.38cm" svg:width="11.511cm" svg:height="7.654cm"/>
          <chart:axis chart:dimension="x" chart:name="primary-x" chart:style-name="ch4" chartooo:axis-type="auto">
            <chartooo:date-scale/>
            <chart:categories table:cell-range-address="Sheet1.A7:Sheet1.A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7:Sheet1.G56" chart:label-cell-address="Sheet1.G5:Sheet1.G5" chart:class="chart:line">
            <chart:data-point chart:repeated="50"/>
          </chart:series>
          <chart:series chart:style-name="ch8" chart:values-cell-range-address="Sheet1.H7:Sheet1.H56" chart:label-cell-address="Sheet1.H5:Sheet1.H5" chart:class="chart:line">
            <chart:data-point chart:repeated="50"/>
          </chart:series>
          <chart:series chart:style-name="ch9" chart:values-cell-range-address="Sheet1.I7:Sheet1.I56" chart:label-cell-address="Sheet1.I5:Sheet1.I5" chart:class="chart:line">
            <chart:data-point chart:repeated="50"/>
          </chart:series>
          <chart:series chart:style-name="ch10" chart:values-cell-range-address="Sheet1.J7:Sheet1.J56" chart:label-cell-address="Sheet1.J5:Sheet1.J5" chart:class="chart:line">
            <chart:data-point chart:repeated="50"/>
          </chart:series>
          <chart:series chart:style-name="ch11" chart:values-cell-range-address="Sheet1.K7:Sheet1.K56" chart:label-cell-address="Sheet1.K5:Sheet1.K5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0</text:p>
                <draw:g>
                  <svg:desc>Sheet1.G5:Sheet1.G5</svg:desc>
                </draw:g>
              </table:table-cell>
              <table:table-cell office:value-type="string">
                <text:p>m1</text:p>
                <draw:g>
                  <svg:desc>Sheet1.H5:Sheet1.H5</svg:desc>
                </draw:g>
              </table:table-cell>
              <table:table-cell office:value-type="string">
                <text:p>m2</text:p>
                <draw:g>
                  <svg:desc>Sheet1.I5:Sheet1.I5</svg:desc>
                </draw:g>
              </table:table-cell>
              <table:table-cell office:value-type="string">
                <text:p>m3</text:p>
                <draw:g>
                  <svg:desc>Sheet1.J5:Sheet1.J5</svg:desc>
                </draw:g>
              </table:table-cell>
              <table:table-cell office:value-type="string">
                <text:p>m4</text:p>
                <draw:g>
                  <svg:desc>Sheet1.K5:Sheet1.K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7:Sheet1.A56</svg:desc>
                </draw:g>
              </table:table-cell>
              <table:table-cell office:value-type="float" office:value="0.0681715031172969">
                <text:p>0.0681715031172969</text:p>
                <draw:g>
                  <svg:desc>Sheet1.G7:Sheet1.G56</svg:desc>
                </draw:g>
              </table:table-cell>
              <table:table-cell office:value-type="float" office:value="0.0201591603028033">
                <text:p>0.0201591603028033</text:p>
                <draw:g>
                  <svg:desc>Sheet1.H7:Sheet1.H56</svg:desc>
                </draw:g>
              </table:table-cell>
              <table:table-cell office:value-type="float" office:value="0.00447098558999288">
                <text:p>0.00447098558999288</text:p>
                <draw:g>
                  <svg:desc>Sheet1.I7:Sheet1.I56</svg:desc>
                </draw:g>
              </table:table-cell>
              <table:table-cell office:value-type="float" office:value="0.000881417318564021">
                <text:p>0.000881417318564021</text:p>
                <draw:g>
                  <svg:desc>Sheet1.J7:Sheet1.J56</svg:desc>
                </draw:g>
              </table:table-cell>
              <table:table-cell office:value-type="float" office:value="0.000162903781328047">
                <text:p>0.000162903781328047</text:p>
                <draw:g>
                  <svg:desc>Sheet1.K7:Sheet1.K56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580919229658953">
                <text:p>0.0580919229658953</text:p>
              </table:table-cell>
              <table:table-cell office:value-type="float" office:value="0.0318170580849028">
                <text:p>0.0318170580849028</text:p>
              </table:table-cell>
              <table:table-cell office:value-type="float" office:value="0.0130696979910494">
                <text:p>0.0130696979910494</text:p>
              </table:table-cell>
              <table:table-cell office:value-type="float" office:value="0.0047721991733399">
                <text:p>0.0047721991733399</text:p>
              </table:table-cell>
              <table:table-cell office:value-type="float" office:value="0.00163358917361908">
                <text:p>0.0016335891736190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495026713444913">
                <text:p>0.0495026713444913</text:p>
              </table:table-cell>
              <table:table-cell office:value-type="float" office:value="0.0377424809329646">
                <text:p>0.0377424809329646</text:p>
              </table:table-cell>
              <table:table-cell office:value-type="float" office:value="0.0215820908491293">
                <text:p>0.0215820908491293</text:p>
              </table:table-cell>
              <table:table-cell office:value-type="float" office:value="0.0109699352949824">
                <text:p>0.0109699352949824</text:p>
              </table:table-cell>
              <table:table-cell office:value-type="float" office:value="0.0052274019065741">
                <text:p>0.005227401906574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421833939234439">
                <text:p>0.0421833939234439</text:p>
              </table:table-cell>
              <table:table-cell office:value-type="float" office:value="0.0398808197743767">
                <text:p>0.0398808197743767</text:p>
              </table:table-cell>
              <table:table-cell office:value-type="float" office:value="0.0282779484640825">
                <text:p>0.0282779484640825</text:p>
              </table:table-cell>
              <table:table-cell office:value-type="float" office:value="0.0178229339619894">
                <text:p>0.0178229339619894</text:p>
              </table:table-cell>
              <table:table-cell office:value-type="float" office:value="0.010531294887016">
                <text:p>0.0105312948870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59463171293777">
                <text:p>0.0359463171293777</text:p>
              </table:table-cell>
              <table:table-cell office:value-type="float" office:value="0.0395891913796106">
                <text:p>0.0395891913796106</text:p>
              </table:table-cell>
              <table:table-cell office:value-type="float" office:value="0.0327009315401576">
                <text:p>0.0327009315401576</text:p>
              </table:table-cell>
              <table:table-cell office:value-type="float" office:value="0.0240099411274005">
                <text:p>0.0240099411274005</text:p>
              </table:table-cell>
              <table:table-cell office:value-type="float" office:value="0.0165269739401377">
                <text:p>0.016526973940137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30631430878009">
                <text:p>0.030631430878009</text:p>
              </table:table-cell>
              <table:table-cell office:value-type="float" office:value="0.0378057478151619">
                <text:p>0.0378057478151619</text:p>
              </table:table-cell>
              <table:table-cell office:value-type="float" office:value="0.0349952938916509">
                <text:p>0.0349952938916509</text:p>
              </table:table-cell>
              <table:table-cell office:value-type="float" office:value="0.0287944597572393">
                <text:p>0.0287944597572393</text:p>
              </table:table-cell>
              <table:table-cell office:value-type="float" office:value="0.0222115824508697">
                <text:p>0.022211582450869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261023835698432">
                <text:p>0.0261023835698432</text:p>
              </table:table-cell>
              <table:table-cell office:value-type="float" office:value="0.0351714064390059">
                <text:p>0.0351714064390059</text:p>
              </table:table-cell>
              <table:table-cell office:value-type="float" office:value="0.0355435307542254">
                <text:p>0.0355435307542254</text:p>
              </table:table-cell>
              <table:table-cell office:value-type="float" office:value="0.0319285264527454">
                <text:p>0.0319285264527454</text:p>
              </table:table-cell>
              <table:table-cell office:value-type="float" office:value="0.0268886167489092">
                <text:p>0.026888616748909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222429840362555">
                <text:p>0.0222429840362555</text:p>
              </table:table-cell>
              <table:table-cell office:value-type="float" office:value="0.0321172096015831">
                <text:p>0.0321172096015831</text:p>
              </table:table-cell>
              <table:table-cell office:value-type="float" office:value="0.0347811410188043">
                <text:p>0.0347811410188043</text:p>
              </table:table-cell>
              <table:table-cell office:value-type="float" office:value="0.0334809152843388">
                <text:p>0.0334809152843388</text:p>
              </table:table-cell>
              <table:table-cell office:value-type="float" office:value="0.0302149649774739">
                <text:p>0.030214964977473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189542206945697">
                <text:p>0.0189542206945697</text:p>
              </table:table-cell>
              <table:table-cell office:value-type="float" office:value="0.0289268793356781">
                <text:p>0.0289268793356781</text:p>
              </table:table-cell>
              <table:table-cell office:value-type="float" office:value="0.0331099479735115">
                <text:p>0.0331099479735115</text:p>
              </table:table-cell>
              <table:table-cell office:value-type="float" office:value="0.0336870429467544">
                <text:p>0.0336870429467544</text:p>
              </table:table-cell>
              <table:table-cell office:value-type="float" office:value="0.0321320592059394">
                <text:p>0.032132059205939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61517214395724">
                <text:p>0.0161517214395724</text:p>
              </table:table-cell>
              <table:table-cell office:value-type="float" office:value="0.0257814902426063">
                <text:p>0.0257814902426063</text:p>
              </table:table-cell>
              <table:table-cell office:value-type="float" office:value="0.0308644457008663">
                <text:p>0.0308644457008663</text:p>
              </table:table-cell>
              <table:table-cell office:value-type="float" office:value="0.0328440287787017">
                <text:p>0.0328440287787017</text:p>
              </table:table-cell>
              <table:table-cell office:value-type="float" office:value="0.032766167164207">
                <text:p>0.03276616716420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13763589105844">
                <text:p>0.013763589105844</text:p>
              </table:table-cell>
              <table:table-cell office:value-type="float" office:value="0.0227912685848254">
                <text:p>0.0227912685848254</text:p>
              </table:table-cell>
              <table:table-cell office:value-type="float" office:value="0.0283052218271918">
                <text:p>0.0283052218271918</text:p>
              </table:table-cell>
              <table:table-cell office:value-type="float" office:value="0.0312472717232684">
                <text:p>0.0312472717232684</text:p>
              </table:table-cell>
              <table:table-cell office:value-type="float" office:value="0.0323391738934961">
                <text:p>0.032339173893496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11728556970428">
                <text:p>0.011728556970428</text:p>
              </table:table-cell>
              <table:table-cell office:value-type="float" office:value="0.0200181377256416">
                <text:p>0.0200181377256416</text:p>
              </table:table-cell>
              <table:table-cell office:value-type="float" office:value="0.0256250090492675">
                <text:p>0.0256250090492675</text:p>
              </table:table-cell>
              <table:table-cell office:value-type="float" office:value="0.0291576057573223">
                <text:p>0.0291576057573223</text:p>
              </table:table-cell>
              <table:table-cell office:value-type="float" office:value="0.0311036221928085">
                <text:p>0.031103622192808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999441697588659">
                <text:p>0.00999441697588659</text:p>
              </table:table-cell>
              <table:table-cell office:value-type="float" office:value="0.0174916246845759">
                <text:p>0.0174916246845759</text:p>
              </table:table-cell>
              <table:table-cell office:value-type="float" office:value="0.0229595884515508">
                <text:p>0.0229595884515508</text:p>
              </table:table-cell>
              <table:table-cell office:value-type="float" office:value="0.026788322925742">
                <text:p>0.026788322925742</text:p>
              </table:table-cell>
              <table:table-cell office:value-type="float" office:value="0.0293020650727311">
                <text:p>0.029302065072731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851668035034022">
                <text:p>0.00851668035034022</text:p>
              </table:table-cell>
              <table:table-cell office:value-type="float" office:value="0.0152200145959337">
                <text:p>0.0152200145959337</text:p>
              </table:table-cell>
              <table:table-cell office:value-type="float" office:value="0.0203995719081303">
                <text:p>0.0203995719081303</text:p>
              </table:table-cell>
              <table:table-cell office:value-type="float" office:value="0.0243038186570849">
                <text:p>0.0243038186570849</text:p>
              </table:table-cell>
              <table:table-cell office:value-type="float" office:value="0.0271455880901839">
                <text:p>0.027145588090183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7257436263153">
                <text:p>0.007257436263153</text:p>
              </table:table-cell>
              <table:table-cell office:value-type="float" office:value="0.0131981129984628">
                <text:p>0.0131981129984628</text:p>
              </table:table-cell>
              <table:table-cell office:value-type="float" office:value="0.0180012107999398">
                <text:p>0.0180012107999398</text:p>
              </table:table-cell>
              <table:table-cell office:value-type="float" office:value="0.0218242370659173">
                <text:p>0.0218242370659173</text:p>
              </table:table-cell>
              <table:table-cell office:value-type="float" office:value="0.024805483683993">
                <text:p>0.02480548368399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618437923546398">
                <text:p>0.00618437923546398</text:p>
              </table:table-cell>
              <table:table-cell office:value-type="float" office:value="0.011412594807727">
                <text:p>0.011412594807727</text:p>
              </table:table-cell>
              <table:table-cell office:value-type="float" office:value="0.0157955206924967">
                <text:p>0.0157955206924967</text:p>
              </table:table-cell>
              <table:table-cell office:value-type="float" office:value="0.0194326027535953">
                <text:p>0.0194326027535953</text:p>
              </table:table-cell>
              <table:table-cell office:value-type="float" office:value="0.0224129630519886">
                <text:p>0.022412963051988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526998035411224">
                <text:p>0.00526998035411224</text:p>
              </table:table-cell>
              <table:table-cell office:value-type="float" office:value="0.00984564338490625">
                <text:p>0.00984564338490625</text:p>
              </table:table-cell>
              <table:table-cell office:value-type="float" office:value="0.0137955960671334">
                <text:p>0.0137955960671334</text:p>
              </table:table-cell>
              <table:table-cell office:value-type="float" office:value="0.0171824194187269">
                <text:p>0.0171824194187269</text:p>
              </table:table-cell>
              <table:table-cell office:value-type="float" office:value="0.0200631646988335">
                <text:p>0.020063164698833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44907810267307">
                <text:p>0.0044907810267307</text:p>
              </table:table-cell>
              <table:table-cell office:value-type="float" office:value="0.00847738419771029">
                <text:p>0.00847738419771029</text:p>
              </table:table-cell>
              <table:table-cell office:value-type="float" office:value="0.012002262369477">
                <text:p>0.012002262369477</text:p>
              </table:table-cell>
              <table:table-cell office:value-type="float" office:value="0.0151046909571911">
                <text:p>0.0151046909571911</text:p>
              </table:table-cell>
              <table:table-cell office:value-type="float" office:value="0.0178209908907829">
                <text:p>0.017820990890782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382679115953587">
                <text:p>0.00382679115953587</text:p>
              </table:table-cell>
              <table:table-cell office:value-type="float" office:value="0.00728747405460419">
                <text:p>0.00728747405460419</text:p>
              </table:table-cell>
              <table:table-cell office:value-type="float" office:value="0.0104083178077655">
                <text:p>0.0104083178077655</text:p>
              </table:table-cell>
              <table:table-cell office:value-type="float" office:value="0.0132139161008141">
                <text:p>0.0132139161008141</text:p>
              </table:table-cell>
              <table:table-cell office:value-type="float" office:value="0.0157272873554326">
                <text:p>0.015727287355432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32609763182693">
                <text:p>0.0032609763182693</text:p>
              </table:table-cell>
              <table:table-cell office:value-type="float" office:value="0.00625610347283076">
                <text:p>0.00625610347283076</text:p>
              </table:table-cell>
              <table:table-cell office:value-type="float" office:value="0.00900163636044221">
                <text:p>0.00900163636044221</text:p>
              </table:table-cell>
              <table:table-cell office:value-type="float" office:value="0.0115129464306384">
                <text:p>0.0115129464306384</text:p>
              </table:table-cell>
              <table:table-cell office:value-type="float" office:value="0.0138045666998009">
                <text:p>0.013804566699800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277882071557908">
                <text:p>0.00277882071557908</text:p>
              </table:table-cell>
              <table:table-cell office:value-type="float" office:value="0.00536459531692488">
                <text:p>0.00536459531692488</text:p>
              </table:table-cell>
              <table:table-cell office:value-type="float" office:value="0.00776738206418665">
                <text:p>0.00776738206418665</text:p>
              </table:table-cell>
              <table:table-cell office:value-type="float" office:value="0.00999677338248588">
                <text:p>0.00999677338248588</text:p>
              </table:table-cell>
              <table:table-cell office:value-type="float" office:value="0.0120619160880417">
                <text:p>0.012061916088041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236795481343136">
                <text:p>0.00236795481343136</text:p>
              </table:table-cell>
              <table:table-cell office:value-type="float" office:value="0.0045957293769014">
                <text:p>0.0045957293769014</text:p>
              </table:table-cell>
              <table:table-cell office:value-type="float" office:value="0.00668954757474095">
                <text:p>0.00668954757474095</text:p>
              </table:table-cell>
              <table:table-cell office:value-type="float" office:value="0.00865538765999983">
                <text:p>0.00865538765999983</text:p>
              </table:table-cell>
              <table:table-cell office:value-type="float" office:value="0.0104989913426309">
                <text:p>0.010498991342630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201783798681818">
                <text:p>0.00201783798681818</text:p>
              </table:table-cell>
              <table:table-cell office:value-type="float" office:value="0.00393388422011019">
                <text:p>0.00393388422011019</text:p>
              </table:table-cell>
              <table:table-cell office:value-type="float" office:value="0.00575198993613248">
                <text:p>0.00575198993613248</text:p>
              </table:table-cell>
              <table:table-cell office:value-type="float" office:value="0.00747587685162791">
                <text:p>0.00747587685162791</text:p>
              </table:table-cell>
              <table:table-cell office:value-type="float" office:value="0.00910914124741006">
                <text:p>0.0091091412474100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171948810760719">
                <text:p>0.00171948810760719</text:p>
              </table:table-cell>
              <table:table-cell office:value-type="float" office:value="0.00336506023140932">
                <text:p>0.00336506023140932</text:p>
              </table:table-cell>
              <table:table-cell office:value-type="float" office:value="0.00493909945243979">
                <text:p>0.00493909945243979</text:p>
              </table:table-cell>
              <table:table-cell office:value-type="float" office:value="0.00644392055707373">
                <text:p>0.00644392055707373</text:p>
              </table:table-cell>
              <table:table-cell office:value-type="float" office:value="0.0078817718719007">
                <text:p>0.00788177187190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146525111109873">
                <text:p>0.00146525111109873</text:p>
              </table:table-cell>
              <table:table-cell office:value-type="float" office:value="0.00287682820173307">
                <text:p>0.00287682820173307</text:p>
              </table:table-cell>
              <table:table-cell office:value-type="float" office:value="0.0042362058828678">
                <text:p>0.0042362058828678</text:p>
              </table:table-cell>
              <table:table-cell office:value-type="float" office:value="0.00554482275421181">
                <text:p>0.00554482275421181</text:p>
              </table:table-cell>
              <table:table-cell office:value-type="float" office:value="0.00680408222867954">
                <text:p>0.0068040822286795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124860463359863">
                <text:p>0.00124860463359863</text:p>
              </table:table-cell>
              <table:table-cell office:value-type="float" office:value="0.00245823392892115">
                <text:p>0.00245823392892115</text:p>
              </table:table-cell>
              <table:table-cell office:value-type="float" office:value="0.00362980035074197">
                <text:p>0.00362980035074197</text:p>
              </table:table-cell>
              <table:table-cell office:value-type="float" office:value="0.00476419737537306">
                <text:p>0.00476419737537306</text:p>
              </table:table-cell>
              <table:table-cell office:value-type="float" office:value="0.00586229986111837">
                <text:p>0.0058622998611183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10639906833955">
                <text:p>0.0010639906833955</text:p>
              </table:table-cell>
              <table:table-cell office:value-type="float" office:value="0.00209967946243219">
                <text:p>0.00209967946243219</text:p>
              </table:table-cell>
              <table:table-cell office:value-type="float" office:value="0.00310763095515808">
                <text:p>0.00310763095515808</text:p>
              </table:table-cell>
              <table:table-cell office:value-type="float" office:value="0.00408839976714877">
                <text:p>0.00408839976714877</text:p>
              </table:table-cell>
              <table:table-cell office:value-type="float" office:value="0.00504253065796343">
                <text:p>0.0050425306579634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906673052373391">
                <text:p>0.000906673052373391</text:p>
              </table:table-cell>
              <table:table-cell office:value-type="float" office:value="0.00179279470414928">
                <text:p>0.00179279470414928</text:p>
              </table:table-cell>
              <table:table-cell office:value-type="float" office:value="0.00265871433159848">
                <text:p>0.00265871433159848</text:p>
              </table:table-cell>
              <table:table-cell office:value-type="float" office:value="0.00350477603149099">
                <text:p>0.00350477603149099</text:p>
              </table:table-cell>
              <table:table-cell office:value-type="float" office:value="0.00433131869588941">
                <text:p>0.0043313186958894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0772615810203022">
                <text:p>0.000772615810203022</text:p>
              </table:table-cell>
              <table:table-cell office:value-type="float" office:value="0.00153030824065165">
                <text:p>0.00153030824065165</text:p>
              </table:table-cell>
              <table:table-cell office:value-type="float" office:value="0.00227329347957976">
                <text:p>0.00227329347957976</text:p>
              </table:table-cell>
              <table:table-cell office:value-type="float" office:value="0.00300178493138044">
                <text:p>0.00300178493138044</text:p>
              </table:table-cell>
              <table:table-cell office:value-type="float" office:value="0.00371599325021283">
                <text:p>0.0037159932502128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658379763921603">
                <text:p>0.000658379763921603</text:p>
              </table:table-cell>
              <table:table-cell office:value-type="float" office:value="0.00130592293000467">
                <text:p>0.00130592293000467</text:p>
              </table:table-cell>
              <table:table-cell office:value-type="float" office:value="0.00194276327193782">
                <text:p>0.00194276327193782</text:p>
              </table:table-cell>
              <table:table-cell office:value-type="float" office:value="0.00256903309551153">
                <text:p>0.00256903309551153</text:p>
              </table:table-cell>
              <table:table-cell office:value-type="float" office:value="0.00318486325371864">
                <text:p>0.0031848632537186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0561034226606834">
                <text:p>0.000561034226606834</text:p>
              </table:table-cell>
              <table:table-cell office:value-type="float" office:value="0.00111419946812806">
                <text:p>0.00111419946812806</text:p>
              </table:table-cell>
              <table:table-cell office:value-type="float" office:value="0.00165957850150046">
                <text:p>0.00165957850150046</text:p>
              </table:table-cell>
              <table:table-cell office:value-type="float" office:value="0.00219725332964923">
                <text:p>0.00219725332964923</text:p>
              </table:table-cell>
              <table:table-cell office:value-type="float" office:value="0.00272730518827312">
                <text:p>0.0027273051882731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478081831600475">
                <text:p>0.000478081831600475</text:p>
              </table:table-cell>
              <table:table-cell office:value-type="float" office:value="0.000950449607258289">
                <text:p>0.000950449607258289</text:p>
              </table:table-cell>
              <table:table-cell office:value-type="float" office:value="0.00141715454796715">
                <text:p>0.00141715454796715</text:p>
              </table:table-cell>
              <table:table-cell office:value-type="float" office:value="0.00187824746659031">
                <text:p>0.00187824746659031</text:p>
              </table:table-cell>
              <table:table-cell office:value-type="float" office:value="0.00233377877090935">
                <text:p>0.0023337787709093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0407394463415935">
                <text:p>0.000407394463415935</text:p>
              </table:table-cell>
              <table:table-cell office:value-type="float" office:value="0.000810639670611321">
                <text:p>0.000810639670611321</text:p>
              </table:table-cell>
              <table:table-cell office:value-type="float" office:value="0.00120976731628638">
                <text:p>0.00120976731628638</text:p>
              </table:table-cell>
              <table:table-cell office:value-type="float" office:value="0.00160480887993722">
                <text:p>0.00160480887993722</text:p>
              </table:table-cell>
              <table:table-cell office:value-type="float" office:value="0.00199579562722579">
                <text:p>0.0019957956272257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0347158661659112">
                <text:p>0.000347158661659112</text:p>
              </table:table-cell>
              <table:table-cell office:value-type="float" office:value="0.0006913043449091">
                <text:p>0.0006913043449091</text:p>
              </table:table-cell>
              <table:table-cell office:value-type="float" office:value="0.00103245666190407">
                <text:p>0.00103245666190407</text:p>
              </table:table-cell>
              <table:table-cell office:value-type="float" office:value="0.00137063511132263">
                <text:p>0.00137063511132263</text:p>
              </table:table-cell>
              <table:table-cell office:value-type="float" office:value="0.00170585907898344">
                <text:p>0.0017058590789834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295829097318634">
                <text:p>0.000295829097318634</text:p>
              </table:table-cell>
              <table:table-cell office:value-type="float" office:value="0.00058947032326676">
                <text:p>0.00058947032326676</text:p>
              </table:table-cell>
              <table:table-cell office:value-type="float" office:value="0.000880935813519612">
                <text:p>0.000880935813519612</text:p>
              </table:table-cell>
              <table:table-cell office:value-type="float" office:value="0.00117023764391766">
                <text:p>0.00117023764391766</text:p>
              </table:table-cell>
              <table:table-cell office:value-type="float" office:value="0.0014573878307432">
                <text:p>0.001457387830743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0252088927875555">
                <text:p>0.000252088927875555</text:p>
              </table:table-cell>
              <table:table-cell office:value-type="float" office:value="0.000502589135062175">
                <text:p>0.000502589135062175</text:p>
              </table:table-cell>
              <table:table-cell office:value-type="float" office:value="0.000751508130914142">
                <text:p>0.000751508130914142</text:p>
              </table:table-cell>
              <table:table-cell office:value-type="float" office:value="0.000998853393235324">
                <text:p>0.000998853393235324</text:p>
              </table:table-cell>
              <table:table-cell office:value-type="float" office:value="0.00124463236840344">
                <text:p>0.0012446323684034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0214816014156306">
                <text:p>0.000214816014156306</text:p>
              </table:table-cell>
              <table:table-cell office:value-type="float" office:value="0.000428478380314161">
                <text:p>0.000428478380314161</text:p>
              </table:table-cell>
              <table:table-cell office:value-type="float" office:value="0.000640991745137281">
                <text:p>0.000640991745137281</text:p>
              </table:table-cell>
              <table:table-cell office:value-type="float" office:value="0.000852360738653083">
                <text:p>0.000852360738653083</text:p>
              </table:table-cell>
              <table:table-cell office:value-type="float" office:value="0.00106258997430853">
                <text:p>0.0010625899743085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0183054132233774">
                <text:p>0.000183054132233774</text:p>
              </table:table-cell>
              <table:table-cell office:value-type="float" office:value="0.000365270544084351">
                <text:p>0.000365270544084351</text:p>
              </table:table-cell>
              <table:table-cell office:value-type="float" office:value="0.000546652110830065">
                <text:p>0.000546652110830065</text:p>
              </table:table-cell>
              <table:table-cell office:value-type="float" office:value="0.000727201698977057">
                <text:p>0.000727201698977057</text:p>
              </table:table-cell>
              <table:table-cell office:value-type="float" office:value="0.000906922166284366">
                <text:p>0.00090692216628436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015598844182761">
                <text:p>0.00015598844182761</text:p>
              </table:table-cell>
              <table:table-cell office:value-type="float" office:value="0.000311368573805624">
                <text:p>0.000311368573805624</text:p>
              </table:table-cell>
              <table:table-cell office:value-type="float" office:value="0.000466142175108523">
                <text:p>0.000466142175108523</text:p>
              </table:table-cell>
              <table:table-cell office:value-type="float" office:value="0.000620311020285276">
                <text:p>0.000620311020285276</text:p>
              </table:table-cell>
              <table:table-cell office:value-type="float" office:value="0.000773876879270614">
                <text:p>0.00077387687927061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132924581853915">
                <text:p>0.000132924581853915</text:p>
              </table:table-cell>
              <table:table-cell office:value-type="float" office:value="0.000265407440096303">
                <text:p>0.000265407440096303</text:p>
              </table:table-cell>
              <table:table-cell office:value-type="float" office:value="0.000397449675650785">
                <text:p>0.000397449675650785</text:p>
              </table:table-cell>
              <table:table-cell office:value-type="float" office:value="0.000529052387001983">
                <text:p>0.000529052387001983</text:p>
              </table:table-cell>
              <table:table-cell office:value-type="float" office:value="0.000660216670200587">
                <text:p>0.00066021667020058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0113270856827744">
                <text:p>0.000113270856827744</text:p>
              </table:table-cell>
              <table:table-cell office:value-type="float" office:value="0.000226220956480326">
                <text:p>0.000226220956480326</text:p>
              </table:table-cell>
              <table:table-cell office:value-type="float" office:value="0.000338850980190997">
                <text:p>0.000338850980190997</text:p>
              </table:table-cell>
              <table:table-cell office:value-type="float" office:value="0.000451161607906943">
                <text:p>0.000451161607906943</text:p>
              </table:table-cell>
              <table:table-cell office:value-type="float" office:value="0.000563153518291564">
                <text:p>0.00056315351829156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00965230571166432">
                <text:p>0.0000965230571166432</text:p>
              </table:table-cell>
              <table:table-cell office:value-type="float" office:value="0.000192813196719408">
                <text:p>0.000192813196719408</text:p>
              </table:table-cell>
              <table:table-cell office:value-type="float" office:value="0.000288870840344116">
                <text:p>0.000288870840344116</text:p>
              </table:table-cell>
              <table:table-cell office:value-type="float" office:value="0.000384696408848457">
                <text:p>0.000384696408848457</text:p>
              </table:table-cell>
              <table:table-cell office:value-type="float" office:value="0.000480290322413011">
                <text:p>0.00048029032241301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00822515236139784">
                <text:p>0.0000822515236139784</text:p>
              </table:table-cell>
              <table:table-cell office:value-type="float" office:value="0.000164333914399536">
                <text:p>0.000164333914399536</text:p>
              </table:table-cell>
              <table:table-cell office:value-type="float" office:value="0.000246247433196039">
                <text:p>0.000246247433196039</text:p>
              </table:table-cell>
              <table:table-cell office:value-type="float" office:value="0.000327992340485279">
                <text:p>0.000327992340485279</text:p>
              </table:table-cell>
              <table:table-cell office:value-type="float" office:value="0.000409568896391932">
                <text:p>0.00040956889639193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000700901249806593">
                <text:p>0.0000700901249806593</text:p>
              </table:table-cell>
              <table:table-cell office:value-type="float" office:value="0.000140057434320824">
                <text:p>0.000140057434320824</text:p>
              </table:table-cell>
              <table:table-cell office:value-type="float" office:value="0.00020990208942356">
                <text:p>0.00020990208942356</text:p>
              </table:table-cell>
              <table:table-cell office:value-type="float" office:value="0.00027962425150339">
                <text:p>0.00027962425150339</text:p>
              </table:table-cell>
              <table:table-cell office:value-type="float" office:value="0.000349224081586495">
                <text:p>0.00034922408158649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0597268646701343">
                <text:p>0.0000597268646701343</text:p>
              </table:table-cell>
              <table:table-cell office:value-type="float" office:value="0.000119364546881186">
                <text:p>0.000119364546881186</text:p>
              </table:table-cell>
              <table:table-cell office:value-type="float" office:value="0.000178913146506691">
                <text:p>0.000178913146506691</text:p>
              </table:table-cell>
              <table:table-cell office:value-type="float" office:value="0.00023837276332077">
                <text:p>0.00023837276332077</text:p>
              </table:table-cell>
              <table:table-cell office:value-type="float" office:value="0.000297743496998213">
                <text:p>0.00029774349699821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000508958767630804">
                <text:p>0.0000508958767630804</text:p>
              </table:table-cell>
              <table:table-cell office:value-type="float" office:value="0.000101726993769374">
                <text:p>0.000101726993769374</text:p>
              </table:table-cell>
              <table:table-cell office:value-type="float" office:value="0.000152493412818966">
                <text:p>0.000152493412818966</text:p>
              </table:table-cell>
              <table:table-cell office:value-type="float" office:value="0.000203195195659521">
                <text:p>0.000203195195659521</text:p>
              </table:table-cell>
              <table:table-cell office:value-type="float" office:value="0.000253832403986322">
                <text:p>0.00025383240398632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000433706052676487">
                <text:p>0.0000433706052676487</text:p>
              </table:table-cell>
              <table:table-cell office:value-type="float" office:value="0.0000866941853002653">
                <text:p>0.0000866941853002653</text:p>
              </table:table-cell>
              <table:table-cell office:value-type="float" office:value="0.000129970778338717">
                <text:p>0.000129970778338717</text:p>
              </table:table-cell>
              <table:table-cell office:value-type="float" office:value="0.000173200422596228">
                <text:p>0.000173200422596228</text:p>
              </table:table-cell>
              <table:table-cell office:value-type="float" office:value="0.000216383156258401">
                <text:p>0.00021638315625840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000369579919025321">
                <text:p>0.0000369579919025321</text:p>
              </table:table-cell>
              <table:table-cell office:value-type="float" office:value="0.0000738818364759275">
                <text:p>0.0000738818364759275</text:p>
              </table:table-cell>
              <table:table-cell office:value-type="float" office:value="0.000110771557383">
                <text:p>0.000110771557383</text:p>
              </table:table-cell>
              <table:table-cell office:value-type="float" office:value="0.000147627178271986">
                <text:p>0.000147627178271986</text:p>
              </table:table-cell>
              <table:table-cell office:value-type="float" office:value="0.000184448722776558">
                <text:p>0.00018444872277655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00314935232524063">
                <text:p>0.0000314935232524063</text:p>
              </table:table-cell>
              <table:table-cell office:value-type="float" office:value="0.0000629622504546413">
                <text:p>0.0000629622504546413</text:p>
              </table:table-cell>
              <table:table-cell office:value-type="float" office:value="0.000094406196248861">
                <text:p>0.000094406196248861</text:p>
              </table:table-cell>
              <table:table-cell office:value-type="float" office:value="0.000125825375269536">
                <text:p>0.000125825375269536</text:p>
              </table:table-cell>
              <table:table-cell office:value-type="float" office:value="0.000157219802143454">
                <text:p>0.0001572198021434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268370102322009">
                <text:p>0.0000268370102322009</text:p>
              </table:table-cell>
              <table:table-cell office:value-type="float" office:value="0.0000536560148364468">
                <text:p>0.0000536560148364468</text:p>
              </table:table-cell>
              <table:table-cell office:value-type="float" office:value="0.0000804570228730605">
                <text:p>0.0000804570228730605</text:p>
              </table:table-cell>
              <table:table-cell office:value-type="float" office:value="0.000107240043398312">
                <text:p>0.000107240043398312</text:p>
              </table:table-cell>
              <table:table-cell office:value-type="float" office:value="0.000134005085464422">
                <text:p>0.0001340050854644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 LibreOffice_project/2524958677847fb3bb44820e40380acbe820f96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6">
      <number:number number:decimal-places="9" loext:min-decimal-places="9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6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6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6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6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6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883cm" svg:height="12.193cm" xlink:href=".." xlink:type="simple" chart:class="chart:line" chart:style-name="ch1">
        <chart:legend chart:legend-position="end" svg:x="17.063cm" svg:y="4.801cm" style:legend-expansion="high" chart:style-name="ch2"/>
        <chart:plot-area chart:style-name="ch3" table:cell-range-address="Sheet1.A7:Sheet1.A56 Sheet1.L5:Sheet1.P5 Sheet1.L7:Sheet1.P56" chart:data-source-has-labels="both" svg:x="0.377cm" svg:y="0.243cm" svg:width="16.309cm" svg:height="11.707cm">
          <chartooo:coordinate-region svg:x="2.586cm" svg:y="0.442cm" svg:width="14.1cm" svg:height="10.716cm"/>
          <chart:axis chart:dimension="x" chart:name="primary-x" chart:style-name="ch4" chartooo:axis-type="auto">
            <chartooo:date-scale/>
            <chart:categories table:cell-range-address="Sheet1.A7:Sheet1.A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7:Sheet1.L56" chart:label-cell-address="Sheet1.L5:Sheet1.L5" chart:class="chart:line">
            <chart:data-point chart:repeated="50"/>
          </chart:series>
          <chart:series chart:style-name="ch8" chart:values-cell-range-address="Sheet1.M7:Sheet1.M56" chart:label-cell-address="Sheet1.M5:Sheet1.M5" chart:class="chart:line">
            <chart:data-point chart:repeated="50"/>
          </chart:series>
          <chart:series chart:style-name="ch9" chart:values-cell-range-address="Sheet1.N7:Sheet1.N56" chart:label-cell-address="Sheet1.N5:Sheet1.N5" chart:class="chart:line">
            <chart:data-point chart:repeated="50"/>
          </chart:series>
          <chart:series chart:style-name="ch10" chart:values-cell-range-address="Sheet1.O7:Sheet1.O56" chart:label-cell-address="Sheet1.O5:Sheet1.O5" chart:class="chart:line">
            <chart:data-point chart:repeated="50"/>
          </chart:series>
          <chart:series chart:style-name="ch11" chart:values-cell-range-address="Sheet1.P7:Sheet1.P56" chart:label-cell-address="Sheet1.P5:Sheet1.P5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0</text:p>
                <draw:g>
                  <svg:desc>Sheet1.L5:Sheet1.L5</svg:desc>
                </draw:g>
              </table:table-cell>
              <table:table-cell office:value-type="string">
                <text:p>m1</text:p>
                <draw:g>
                  <svg:desc>Sheet1.M5:Sheet1.M5</svg:desc>
                </draw:g>
              </table:table-cell>
              <table:table-cell office:value-type="string">
                <text:p>m2</text:p>
                <draw:g>
                  <svg:desc>Sheet1.N5:Sheet1.N5</svg:desc>
                </draw:g>
              </table:table-cell>
              <table:table-cell office:value-type="string">
                <text:p>m3</text:p>
                <draw:g>
                  <svg:desc>Sheet1.O5:Sheet1.O5</svg:desc>
                </draw:g>
              </table:table-cell>
              <table:table-cell office:value-type="string">
                <text:p>m4</text:p>
                <draw:g>
                  <svg:desc>Sheet1.P5:Sheet1.P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7:Sheet1.A56</svg:desc>
                </draw:g>
              </table:table-cell>
              <table:table-cell office:value-type="float" office:value="0.08">
                <text:p>0.08</text:p>
                <draw:g>
                  <svg:desc>Sheet1.L7:Sheet1.L56</svg:desc>
                </draw:g>
              </table:table-cell>
              <table:table-cell office:value-type="float" office:value="0.0206097188288942">
                <text:p>0.0206097188288942</text:p>
                <draw:g>
                  <svg:desc>Sheet1.M7:Sheet1.M56</svg:desc>
                </draw:g>
              </table:table-cell>
              <table:table-cell office:value-type="float" office:value="0.0044854842563156">
                <text:p>0.0044854842563156</text:p>
                <draw:g>
                  <svg:desc>Sheet1.N7:Sheet1.N56</svg:desc>
                </draw:g>
              </table:table-cell>
              <table:table-cell office:value-type="float" office:value="0.000881838769943487">
                <text:p>0.000881838769943487</text:p>
                <draw:g>
                  <svg:desc>Sheet1.O7:Sheet1.O56</svg:desc>
                </draw:g>
              </table:table-cell>
              <table:table-cell office:value-type="float" office:value="0.000162915293564979">
                <text:p>0.000162915293564979</text:p>
                <draw:g>
                  <svg:desc>Sheet1.P7:Sheet1.P56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8">
                <text:p>0.08</text:p>
              </table:table-cell>
              <table:table-cell office:value-type="float" office:value="0.0343966094491575">
                <text:p>0.0343966094491575</text:p>
              </table:table-cell>
              <table:table-cell office:value-type="float" office:value="0.0133437420910069">
                <text:p>0.0133437420910069</text:p>
              </table:table-cell>
              <table:table-cell office:value-type="float" office:value="0.00479919055296443">
                <text:p>0.00479919055296443</text:p>
              </table:table-cell>
              <table:table-cell office:value-type="float" office:value="0.00163610907541133">
                <text:p>0.001636109075411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8">
                <text:p>0.08</text:p>
              </table:table-cell>
              <table:table-cell office:value-type="float" office:value="0.0441600954905812">
                <text:p>0.0441600954905812</text:p>
              </table:table-cell>
              <table:table-cell office:value-type="float" office:value="0.0228478799354131">
                <text:p>0.0228478799354131</text:p>
              </table:table-cell>
              <table:table-cell office:value-type="float" office:value="0.0112066153812035">
                <text:p>0.0112066153812035</text:p>
              </table:table-cell>
              <table:table-cell office:value-type="float" office:value="0.00526983021213119">
                <text:p>0.005269830212131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513565716560985">
                <text:p>0.0513565716560985</text:p>
              </table:table-cell>
              <table:table-cell office:value-type="float" office:value="0.0316176467270561">
                <text:p>0.0316176467270561</text:p>
              </table:table-cell>
              <table:table-cell office:value-type="float" office:value="0.0187596205467876">
                <text:p>0.0187596205467876</text:p>
              </table:table-cell>
              <table:table-cell office:value-type="float" office:value="0.0107858712305585">
                <text:p>0.01078587123055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8">
                <text:p>0.08</text:p>
              </table:table-cell>
              <table:table-cell office:value-type="float" office:value="0.0568188633839324">
                <text:p>0.0568188633839324</text:p>
              </table:table-cell>
              <table:table-cell office:value-type="float" office:value="0.039256099939181">
                <text:p>0.039256099939181</text:p>
              </table:table-cell>
              <table:table-cell office:value-type="float" office:value="0.0264413164860196">
                <text:p>0.0264413164860196</text:p>
              </table:table-cell>
              <table:table-cell office:value-type="float" office:value="0.017408472990195">
                <text:p>0.01740847299019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8">
                <text:p>0.08</text:p>
              </table:table-cell>
              <table:table-cell office:value-type="float" office:value="0.0610578837899185">
                <text:p>0.0610578837899185</text:p>
              </table:table-cell>
              <table:table-cell office:value-type="float" office:value="0.0457459286456216">
                <text:p>0.0457459286456216</text:p>
              </table:table-cell>
              <table:table-cell office:value-type="float" office:value="0.0336787067581478">
                <text:p>0.0336787067581478</text:p>
              </table:table-cell>
              <table:table-cell office:value-type="float" office:value="0.0243948166369465">
                <text:p>0.024394816636946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8">
                <text:p>0.08</text:p>
              </table:table-cell>
              <table:table-cell office:value-type="float" office:value="0.0644045716327095">
                <text:p>0.0644045716327095</text:p>
              </table:table-cell>
              <table:table-cell office:value-type="float" office:value="0.0512007711257278">
                <text:p>0.0512007711257278</text:p>
              </table:table-cell>
              <table:table-cell office:value-type="float" office:value="0.0402134768647598">
                <text:p>0.0402134768647598</text:p>
              </table:table-cell>
              <table:table-cell office:value-type="float" office:value="0.0312223647555369">
                <text:p>0.031222364755536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8">
                <text:p>0.08</text:p>
              </table:table-cell>
              <table:table-cell office:value-type="float" office:value="0.0670827724421037">
                <text:p>0.0670827724421037</text:p>
              </table:table-cell>
              <table:table-cell office:value-type="float" office:value="0.0557665980870181">
                <text:p>0.0557665980870181</text:p>
              </table:table-cell>
              <table:table-cell office:value-type="float" office:value="0.0459701158053109">
                <text:p>0.0459701158053109</text:p>
              </table:table-cell>
              <table:table-cell office:value-type="float" office:value="0.0375875083981602">
                <text:p>0.037587508398160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8">
                <text:p>0.08</text:p>
              </table:table-cell>
              <table:table-cell office:value-type="float" office:value="0.0692493227161233">
                <text:p>0.0692493227161233</text:p>
              </table:table-cell>
              <table:table-cell office:value-type="float" office:value="0.0595846804626173">
                <text:p>0.0595846804626173</text:p>
              </table:table-cell>
              <table:table-cell office:value-type="float" office:value="0.050967543808578">
                <text:p>0.050967543808578</text:p>
              </table:table-cell>
              <table:table-cell office:value-type="float" office:value="0.0433466633824437">
                <text:p>0.043346663382443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8">
                <text:p>0.08</text:p>
              </table:table-cell>
              <table:table-cell office:value-type="float" office:value="0.0710173571203148">
                <text:p>0.0710173571203148</text:p>
              </table:table-cell>
              <table:table-cell office:value-type="float" office:value="0.0627794822950046">
                <text:p>0.0627794822950046</text:p>
              </table:table-cell>
              <table:table-cell office:value-type="float" office:value="0.055267830038948">
                <text:p>0.055267830038948</text:p>
              </table:table-cell>
              <table:table-cell office:value-type="float" office:value="0.0484573502698992">
                <text:p>0.048457350269899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8">
                <text:p>0.08</text:p>
              </table:table-cell>
              <table:table-cell office:value-type="float" office:value="0.0724704995032703">
                <text:p>0.0724704995032703</text:p>
              </table:table-cell>
              <table:table-cell office:value-type="float" office:value="0.0654563879091795">
                <text:p>0.0654563879091795</text:p>
              </table:table-cell>
              <table:table-cell office:value-type="float" office:value="0.0589486144122995">
                <text:p>0.0589486144122995</text:p>
              </table:table-cell>
              <table:table-cell office:value-type="float" office:value="0.0529348233327556">
                <text:p>0.052934823332755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8">
                <text:p>0.08</text:p>
              </table:table-cell>
              <table:table-cell office:value-type="float" office:value="0.0736718457818806">
                <text:p>0.0736718457818806</text:p>
              </table:table-cell>
              <table:table-cell office:value-type="float" office:value="0.0677030521676196">
                <text:p>0.0677030521676196</text:p>
              </table:table-cell>
              <table:table-cell office:value-type="float" office:value="0.0620891500000195">
                <text:p>0.0620891500000195</text:p>
              </table:table-cell>
              <table:table-cell office:value-type="float" office:value="0.0568239930147271">
                <text:p>0.056823993014727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8">
                <text:p>0.08</text:p>
              </table:table-cell>
              <table:table-cell office:value-type="float" office:value="0.0746698426688398">
                <text:p>0.0746698426688398</text:p>
              </table:table-cell>
              <table:table-cell office:value-type="float" office:value="0.0695918412827044">
                <text:p>0.0695918412827044</text:p>
              </table:table-cell>
              <table:table-cell office:value-type="float" office:value="0.0647637670182009">
                <text:p>0.0647637670182009</text:p>
              </table:table-cell>
              <table:table-cell office:value-type="float" office:value="0.0601825387713935">
                <text:p>0.060182538771393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8">
                <text:p>0.08</text:p>
              </table:table-cell>
              <table:table-cell office:value-type="float" office:value="0.0755022478408649">
                <text:p>0.0755022478408649</text:p>
              </table:table-cell>
              <table:table-cell office:value-type="float" office:value="0.0711823676937427">
                <text:p>0.0711823676937427</text:p>
              </table:table-cell>
              <table:table-cell office:value-type="float" office:value="0.0670392386296895">
                <text:p>0.0670392386296895</text:p>
              </table:table-cell>
              <table:table-cell office:value-type="float" office:value="0.0630713054370519">
                <text:p>0.06307130543705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8">
                <text:p>0.08</text:p>
              </table:table-cell>
              <table:table-cell office:value-type="float" office:value="0.0761988663353032">
                <text:p>0.0761988663353032</text:p>
              </table:table-cell>
              <table:table-cell office:value-type="float" office:value="0.0725237639213681">
                <text:p>0.0725237639213681</text:p>
              </table:table-cell>
              <table:table-cell office:value-type="float" office:value="0.0689741249845957">
                <text:p>0.0689741249845957</text:p>
              </table:table-cell>
              <table:table-cell office:value-type="float" office:value="0.0655491597474925">
                <text:p>0.065549159747492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8">
                <text:p>0.08</text:p>
              </table:table-cell>
              <table:table-cell office:value-type="float" office:value="0.0767834844316984">
                <text:p>0.0767834844316984</text:p>
              </table:table-cell>
              <table:table-cell office:value-type="float" office:value="0.0736566034566127">
                <text:p>0.0736566034566127</text:p>
              </table:table-cell>
              <table:table-cell office:value-type="float" office:value="0.0706190677433929">
                <text:p>0.0706190677433929</text:p>
              </table:table-cell>
              <table:table-cell office:value-type="float" office:value="0.067670474093364">
                <text:p>0.06767047409336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800000000000001">
                <text:p>0.0800000000000001</text:p>
              </table:table-cell>
              <table:table-cell office:value-type="float" office:value="0.0772752641711425">
                <text:p>0.0772752641711425</text:p>
              </table:table-cell>
              <table:table-cell office:value-type="float" office:value="0.0746144790068641">
                <text:p>0.0746144790068641</text:p>
              </table:table-cell>
              <table:table-cell office:value-type="float" office:value="0.0720174963098324">
                <text:p>0.0720174963098324</text:p>
              </table:table-cell>
              <table:table-cell office:value-type="float" office:value="0.0694841092899381">
                <text:p>0.069484109289938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8">
                <text:p>0.08</text:p>
              </table:table-cell>
              <table:table-cell office:value-type="float" office:value="0.0776897673044052">
                <text:p>0.0776897673044052</text:p>
              </table:table-cell>
              <table:table-cell office:value-type="float" office:value="0.0754252827382032">
                <text:p>0.0754252827382032</text:p>
              </table:table-cell>
              <table:table-cell office:value-type="float" office:value="0.0732064700631662">
                <text:p>0.0732064700631662</text:p>
              </table:table-cell>
              <table:table-cell office:value-type="float" office:value="0.0710332227996877">
                <text:p>0.071033222799687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800000000000001">
                <text:p>0.0800000000000001</text:p>
              </table:table-cell>
              <table:table-cell office:value-type="float" office:value="0.0780397195201669">
                <text:p>0.0780397195201669</text:p>
              </table:table-cell>
              <table:table-cell office:value-type="float" office:value="0.0761122396353639">
                <text:p>0.0761122396353639</text:p>
              </table:table-cell>
              <table:table-cell office:value-type="float" office:value="0.0742175209808415">
                <text:p>0.0742175209808415</text:p>
              </table:table-cell>
              <table:table-cell office:value-type="float" office:value="0.0723555085403856">
                <text:p>0.072355508540385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800000000000001">
                <text:p>0.0800000000000001</text:p>
              </table:table-cell>
              <table:table-cell office:value-type="float" office:value="0.078335589316983">
                <text:p>0.078335589316983</text:p>
              </table:table-cell>
              <table:table-cell office:value-type="float" office:value="0.0766947410560376">
                <text:p>0.0766947410560376</text:p>
              </table:table-cell>
              <table:table-cell office:value-type="float" office:value="0.0750774348278321">
                <text:p>0.0750774348278321</text:p>
              </table:table-cell>
              <table:table-cell office:value-type="float" office:value="0.0734836421225753">
                <text:p>0.073483642122575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799999999999999">
                <text:p>0.0799999999999999</text:p>
              </table:table-cell>
              <table:table-cell office:value-type="float" office:value="0.0785860323764384">
                <text:p>0.0785860323764384</text:p>
              </table:table-cell>
              <table:table-cell office:value-type="float" office:value="0.0771890183319711">
                <text:p>0.0771890183319711</text:p>
              </table:table-cell>
              <table:table-cell office:value-type="float" office:value="0.0758089472776039">
                <text:p>0.0758089472776039</text:p>
              </table:table-cell>
              <table:table-cell office:value-type="float" office:value="0.0744458044019694">
                <text:p>0.074445804401969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8">
                <text:p>0.08</text:p>
              </table:table-cell>
              <table:table-cell office:value-type="float" office:value="0.0787982368378822">
                <text:p>0.0787982368378822</text:p>
              </table:table-cell>
              <table:table-cell office:value-type="float" office:value="0.0776086888406708">
                <text:p>0.0776086888406708</text:p>
              </table:table-cell>
              <table:table-cell office:value-type="float" office:value="0.0764313504966203">
                <text:p>0.0764313504966203</text:p>
              </table:table-cell>
              <table:table-cell office:value-type="float" office:value="0.0752662140942605">
                <text:p>0.075266214094260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800000000000001">
                <text:p>0.0800000000000001</text:p>
              </table:table-cell>
              <table:table-cell office:value-type="float" office:value="0.0789781945196322">
                <text:p>0.0789781945196322</text:p>
              </table:table-cell>
              <table:table-cell office:value-type="float" office:value="0.0779652004109835">
                <text:p>0.0779652004109835</text:p>
              </table:table-cell>
              <table:table-cell office:value-type="float" office:value="0.0769610147995751">
                <text:p>0.0769610147995751</text:p>
              </table:table-cell>
              <table:table-cell office:value-type="float" office:value="0.0759656336630116">
                <text:p>0.075965633663011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8">
                <text:p>0.08</text:p>
              </table:table-cell>
              <table:table-cell office:value-type="float" office:value="0.0791309160744811">
                <text:p>0.0791309160744811</text:p>
              </table:table-cell>
              <table:table-cell office:value-type="float" office:value="0.078268194500198">
                <text:p>0.078268194500198</text:p>
              </table:table-cell>
              <table:table-cell office:value-type="float" office:value="0.0774118337756004">
                <text:p>0.0774118337756004</text:p>
              </table:table-cell>
              <table:table-cell office:value-type="float" office:value="0.0765618317992269">
                <text:p>0.076561831799226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799999999999998">
                <text:p>0.0799999999999998</text:p>
              </table:table-cell>
              <table:table-cell office:value-type="float" office:value="0.0792606031818925">
                <text:p>0.0792606031818925</text:p>
              </table:table-cell>
              <table:table-cell office:value-type="float" office:value="0.0785258042376835">
                <text:p>0.0785258042376835</text:p>
              </table:table-cell>
              <table:table-cell office:value-type="float" office:value="0.0777956023819109">
                <text:p>0.0777956023819109</text:p>
              </table:table-cell>
              <table:table-cell office:value-type="float" office:value="0.0770699965151964">
                <text:p>0.077069996515196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800000000000001">
                <text:p>0.0800000000000001</text:p>
              </table:table-cell>
              <table:table-cell office:value-type="float" office:value="0.0793707874475224">
                <text:p>0.0793707874475224</text:p>
              </table:table-cell>
              <table:table-cell office:value-type="float" office:value="0.0787449000124647">
                <text:p>0.0787449000124647</text:p>
              </table:table-cell>
              <table:table-cell office:value-type="float" office:value="0.0781223372834645">
                <text:p>0.0781223372834645</text:p>
              </table:table-cell>
              <table:table-cell office:value-type="float" office:value="0.0775030986847155">
                <text:p>0.077503098684715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800000000000003">
                <text:p>0.0800000000000003</text:p>
              </table:table-cell>
              <table:table-cell office:value-type="float" office:value="0.0794644432370136">
                <text:p>0.0794644432370136</text:p>
              </table:table-cell>
              <table:table-cell office:value-type="float" office:value="0.0789312926144013">
                <text:p>0.0789312926144013</text:p>
              </table:table-cell>
              <table:table-cell office:value-type="float" office:value="0.0784005479165071">
                <text:p>0.0784005479165071</text:p>
              </table:table-cell>
              <table:table-cell office:value-type="float" office:value="0.0778722088414507">
                <text:p>0.077872208841450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799999999999999">
                <text:p>0.0799999999999999</text:p>
              </table:table-cell>
              <table:table-cell office:value-type="float" office:value="0.0795440799084317">
                <text:p>0.0795440799084317</text:p>
              </table:table-cell>
              <table:table-cell office:value-type="float" office:value="0.0790899018625211">
                <text:p>0.0790899018625211</text:p>
              </table:table-cell>
              <table:table-cell office:value-type="float" office:value="0.0786374657491137">
                <text:p>0.0786374657491137</text:p>
              </table:table-cell>
              <table:table-cell office:value-type="float" office:value="0.0781867714098073">
                <text:p>0.078186771409807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800000000000001">
                <text:p>0.0800000000000001</text:p>
              </table:table-cell>
              <table:table-cell office:value-type="float" office:value="0.0796118176208775">
                <text:p>0.0796118176208775</text:p>
              </table:table-cell>
              <table:table-cell office:value-type="float" office:value="0.0792248970379186">
                <text:p>0.0792248970379186</text:p>
              </table:table-cell>
              <table:table-cell office:value-type="float" office:value="0.0788392381917072">
                <text:p>0.0788392381917072</text:p>
              </table:table-cell>
              <table:table-cell office:value-type="float" office:value="0.0784548409990676">
                <text:p>0.078454840999067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800000000000001">
                <text:p>0.0800000000000001</text:p>
              </table:table-cell>
              <table:table-cell office:value-type="float" office:value="0.0796694499463751">
                <text:p>0.0796694499463751</text:p>
              </table:table-cell>
              <table:table-cell office:value-type="float" office:value="0.079339814177551">
                <text:p>0.079339814177551</text:p>
              </table:table-cell>
              <table:table-cell office:value-type="float" office:value="0.0790110926623105">
                <text:p>0.0790110926623105</text:p>
              </table:table-cell>
              <table:table-cell office:value-type="float" office:value="0.078683285356951">
                <text:p>0.07868328535695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799999999999997">
                <text:p>0.0799999999999997</text:p>
              </table:table-cell>
              <table:table-cell office:value-type="float" office:value="0.0797184958023854">
                <text:p>0.0797184958023854</text:p>
              </table:table-cell>
              <table:table-cell office:value-type="float" office:value="0.0794376542975302">
                <text:p>0.0794376542975302</text:p>
              </table:table-cell>
              <table:table-cell office:value-type="float" office:value="0.079157475469025">
                <text:p>0.079157475469025</text:p>
              </table:table-cell>
              <table:table-cell office:value-type="float" office:value="0.0788779592938949">
                <text:p>0.078877959293894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799999999999995">
                <text:p>0.0799999999999995</text:p>
              </table:table-cell>
              <table:table-cell office:value-type="float" office:value="0.0797602426866023">
                <text:p>0.0797602426866023</text:p>
              </table:table-cell>
              <table:table-cell office:value-type="float" office:value="0.079520965837147">
                <text:p>0.079520965837147</text:p>
              </table:table-cell>
              <table:table-cell office:value-type="float" office:value="0.0792821694430028">
                <text:p>0.0792821694430028</text:p>
              </table:table-cell>
              <table:table-cell office:value-type="float" office:value="0.079043853492087">
                <text:p>0.07904385349208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800000000000004">
                <text:p>0.0800000000000004</text:p>
              </table:table-cell>
              <table:table-cell office:value-type="float" office:value="0.0797957827872811">
                <text:p>0.0797957827872811</text:p>
              </table:table-cell>
              <table:table-cell office:value-type="float" office:value="0.0795919139998897">
                <text:p>0.0795919139998897</text:p>
              </table:table-cell>
              <table:table-cell office:value-type="float" office:value="0.0793883936332841">
                <text:p>0.0793883936332841</text:p>
              </table:table-cell>
              <table:table-cell office:value-type="float" office:value="0.0791852216811086">
                <text:p>0.079185221681108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800000000000008">
                <text:p>0.0800000000000008</text:p>
              </table:table-cell>
              <table:table-cell office:value-type="float" office:value="0.0798260432279205">
                <text:p>0.0798260432279205</text:p>
              </table:table-cell>
              <table:table-cell office:value-type="float" office:value="0.0796523391784392">
                <text:p>0.0796523391784392</text:p>
              </table:table-cell>
              <table:table-cell office:value-type="float" office:value="0.0794788878491685">
                <text:p>0.0794788878491685</text:p>
              </table:table-cell>
              <table:table-cell office:value-type="float" office:value="0.0793056892367619">
                <text:p>0.079305689236761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799999999999995">
                <text:p>0.0799999999999995</text:p>
              </table:table-cell>
              <table:table-cell office:value-type="float" office:value="0.0798518114608291">
                <text:p>0.0798518114608291</text:p>
              </table:table-cell>
              <table:table-cell office:value-type="float" office:value="0.0797038062591207">
                <text:p>0.0797038062591207</text:p>
              </table:table-cell>
              <table:table-cell office:value-type="float" office:value="0.0795559843936161">
                <text:p>0.0795559843936161</text:p>
              </table:table-cell>
              <table:table-cell office:value-type="float" office:value="0.0794083458625541">
                <text:p>0.079408345862554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800000000000013">
                <text:p>0.0800000000000013</text:p>
              </table:table-cell>
              <table:table-cell office:value-type="float" office:value="0.0798737566325945">
                <text:p>0.0798737566325945</text:p>
              </table:table-cell>
              <table:table-cell office:value-type="float" office:value="0.0797476462862236">
                <text:p>0.0797476462862236</text:p>
              </table:table-cell>
              <table:table-cell office:value-type="float" office:value="0.0796216689602274">
                <text:p>0.0796216689602274</text:p>
              </table:table-cell>
              <table:table-cell office:value-type="float" office:value="0.0794958246536781">
                <text:p>0.079495824653678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799999999999995">
                <text:p>0.0799999999999995</text:p>
              </table:table-cell>
              <table:table-cell office:value-type="float" office:value="0.0798924475930499">
                <text:p>0.0798924475930499</text:p>
              </table:table-cell>
              <table:table-cell office:value-type="float" office:value="0.0797849917116402">
                <text:p>0.0797849917116402</text:p>
              </table:table-cell>
              <table:table-cell office:value-type="float" office:value="0.07967763235542">
                <text:p>0.07967763235542</text:p>
              </table:table-cell>
              <table:table-cell office:value-type="float" office:value="0.0795703695239016">
                <text:p>0.079570369523901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800000000000012">
                <text:p>0.0800000000000012</text:p>
              </table:table-cell>
              <table:table-cell office:value-type="float" office:value="0.0799083680988958">
                <text:p>0.0799083680988958</text:p>
              </table:table-cell>
              <table:table-cell office:value-type="float" office:value="0.0798168062479475">
                <text:p>0.0798168062479475</text:p>
              </table:table-cell>
              <table:table-cell office:value-type="float" office:value="0.0797253144469731">
                <text:p>0.0797253144469731</text:p>
              </table:table-cell>
              <table:table-cell office:value-type="float" office:value="0.0796338926957145">
                <text:p>0.079633892695714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800000000000008">
                <text:p>0.0800000000000008</text:p>
              </table:table-cell>
              <table:table-cell office:value-type="float" office:value="0.0799219296661523">
                <text:p>0.0799219296661523</text:p>
              </table:table-cell>
              <table:table-cell office:value-type="float" office:value="0.0798439101733272">
                <text:p>0.0798439101733272</text:p>
              </table:table-cell>
              <table:table-cell office:value-type="float" office:value="0.0797659415214315">
                <text:p>0.0797659415214315</text:p>
              </table:table-cell>
              <table:table-cell office:value-type="float" office:value="0.0796880237103287">
                <text:p>0.079688023710328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799999999999986">
                <text:p>0.0799999999999986</text:p>
              </table:table-cell>
              <table:table-cell office:value-type="float" office:value="0.0799334824477092">
                <text:p>0.0799334824477092</text:p>
              </table:table-cell>
              <table:table-cell office:value-type="float" office:value="0.0798670017976104">
                <text:p>0.0798670017976104</text:p>
              </table:table-cell>
              <table:table-cell office:value-type="float" office:value="0.079800558049649">
                <text:p>0.079800558049649</text:p>
              </table:table-cell>
              <table:table-cell office:value-type="float" office:value="0.0797341512037533">
                <text:p>0.079734151203753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800000000000009">
                <text:p>0.0800000000000009</text:p>
              </table:table-cell>
              <table:table-cell office:value-type="float" office:value="0.0799433244485362">
                <text:p>0.0799433244485362</text:p>
              </table:table-cell>
              <table:table-cell office:value-type="float" office:value="0.079886675683679">
                <text:p>0.079886675683679</text:p>
              </table:table-cell>
              <table:table-cell office:value-type="float" office:value="0.0798300537054079">
                <text:p>0.0798300537054079</text:p>
              </table:table-cell>
              <table:table-cell office:value-type="float" office:value="0.0797734585136799">
                <text:p>0.079773458513679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800000000000029">
                <text:p>0.0800000000000029</text:p>
              </table:table-cell>
              <table:table-cell office:value-type="float" office:value="0.0799517093391811">
                <text:p>0.0799517093391811</text:p>
              </table:table-cell>
              <table:table-cell office:value-type="float" office:value="0.0799034381233204">
                <text:p>0.0799034381233204</text:p>
              </table:table-cell>
              <table:table-cell office:value-type="float" office:value="0.0798551863524053">
                <text:p>0.0798551863524053</text:p>
              </table:table-cell>
              <table:table-cell office:value-type="float" office:value="0.0798069540264176">
                <text:p>0.079806954026417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800000000000019">
                <text:p>0.0800000000000019</text:p>
              </table:table-cell>
              <table:table-cell office:value-type="float" office:value="0.0799588530857168">
                <text:p>0.0799588530857168</text:p>
              </table:table-cell>
              <table:table-cell office:value-type="float" office:value="0.0799177202875936">
                <text:p>0.0799177202875936</text:p>
              </table:table-cell>
              <table:table-cell office:value-type="float" office:value="0.0798766016056208">
                <text:p>0.0798766016056208</text:p>
              </table:table-cell>
              <table:table-cell office:value-type="float" office:value="0.0798354970397914">
                <text:p>0.079835497039791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800000000000023">
                <text:p>0.0800000000000023</text:p>
              </table:table-cell>
              <table:table-cell office:value-type="float" office:value="0.0799649395788307">
                <text:p>0.0799649395788307</text:p>
              </table:table-cell>
              <table:table-cell office:value-type="float" office:value="0.0799298894057527">
                <text:p>0.0799298894057527</text:p>
              </table:table-cell>
              <table:table-cell office:value-type="float" office:value="0.0798948494807714">
                <text:p>0.0798948494807714</text:p>
              </table:table-cell>
              <table:table-cell office:value-type="float" office:value="0.07985981980388">
                <text:p>0.0798598198038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799999999999955">
                <text:p>0.0799999999999955</text:p>
              </table:table-cell>
              <table:table-cell office:value-type="float" office:value="0.079970125415692">
                <text:p>0.079970125415692</text:p>
              </table:table-cell>
              <table:table-cell office:value-type="float" office:value="0.079940258271587">
                <text:p>0.079940258271587</text:p>
              </table:table-cell>
              <table:table-cell office:value-type="float" office:value="0.0799103985676772">
                <text:p>0.0799103985676772</text:p>
              </table:table-cell>
              <table:table-cell office:value-type="float" office:value="0.0798805463039659">
                <text:p>0.079880546303965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799999999999943">
                <text:p>0.0799999999999943</text:p>
              </table:table-cell>
              <table:table-cell office:value-type="float" office:value="0.0799745439640695">
                <text:p>0.0799745439640695</text:p>
              </table:table-cell>
              <table:table-cell office:value-type="float" office:value="0.0799490933299398">
                <text:p>0.0799490933299398</text:p>
              </table:table-cell>
              <table:table-cell office:value-type="float" office:value="0.0799236480976125">
                <text:p>0.0799236480976125</text:p>
              </table:table-cell>
              <table:table-cell office:value-type="float" office:value="0.0798982082670777">
                <text:p>0.079898208267077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800000000000064">
                <text:p>0.0800000000000064</text:p>
              </table:table-cell>
              <table:table-cell office:value-type="float" office:value="0.0799783088176236">
                <text:p>0.0799783088176236</text:p>
              </table:table-cell>
              <table:table-cell office:value-type="float" office:value="0.0799566215572022">
                <text:p>0.0799566215572022</text:p>
              </table:table-cell>
              <table:table-cell office:value-type="float" office:value="0.0799349382187331">
                <text:p>0.0799349382187331</text:p>
              </table:table-cell>
              <table:table-cell office:value-type="float" office:value="0.0799132588022249">
                <text:p>0.079913258802224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800000000000026">
                <text:p>0.0800000000000026</text:p>
              </table:table-cell>
              <table:table-cell office:value-type="float" office:value="0.0799815167346519">
                <text:p>0.0799815167346519</text:p>
              </table:table-cell>
              <table:table-cell office:value-type="float" office:value="0.0799630363168804">
                <text:p>0.0799630363168804</text:p>
              </table:table-cell>
              <table:table-cell office:value-type="float" office:value="0.0799445587466912">
                <text:p>0.0799445587466912</text:p>
              </table:table-cell>
              <table:table-cell office:value-type="float" office:value="0.0799260840240882">
                <text:p>0.079926084024088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800000000000005">
                <text:p>0.0800000000000005</text:p>
              </table:table-cell>
              <table:table-cell office:value-type="float" office:value="0.079984250138259">
                <text:p>0.079984250138259</text:p>
              </table:table-cell>
              <table:table-cell office:value-type="float" office:value="0.0799685023440762">
                <text:p>0.0799685023440762</text:p>
              </table:table-cell>
              <table:table-cell office:value-type="float" office:value="0.0799527566174444">
                <text:p>0.0799527566174444</text:p>
              </table:table-cell>
              <table:table-cell office:value-type="float" office:value="0.0799370129583787">
                <text:p>0.07993701295837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799999999999989">
                <text:p>0.0799999999999989</text:p>
              </table:table-cell>
              <table:table-cell office:value-type="float" office:value="0.0799865792438036">
                <text:p>0.0799865792438036</text:p>
              </table:table-cell>
              <table:table-cell office:value-type="float" office:value="0.0799731599888315">
                <text:p>0.0799731599888315</text:p>
              </table:table-cell>
              <table:table-cell office:value-type="float" office:value="0.0799597422350822">
                <text:p>0.0799597422350822</text:p>
              </table:table-cell>
              <table:table-cell office:value-type="float" office:value="0.0799463259825553">
                <text:p>0.07994632598255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 LibreOffice_project/2524958677847fb3bb44820e40380acbe820f96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